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F" svg:font-family="" style:font-family-generic="roman"/>
    <style:font-face style:name="Arial1" svg:font-family="Arial" style:font-family-generic="swiss"/>
    <style:font-face style:name="Liberation Mono1" svg:font-family="'Liberation Mono', 'Courier New'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ans2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pt"/>
    </style:style>
    <style:style style:name="co2" style:family="table-column">
      <style:table-column-properties fo:break-before="auto" style:column-width="312.75pt"/>
    </style:style>
    <style:style style:name="co3" style:family="table-column">
      <style:table-column-properties fo:break-before="auto" style:column-width="391.49pt"/>
    </style:style>
    <style:style style:name="co4" style:family="table-column">
      <style:table-column-properties fo:break-before="auto" style:column-width="62.25pt"/>
    </style:style>
    <style:style style:name="co5" style:family="table-column">
      <style:table-column-properties fo:break-before="auto" style:column-width="63.01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83.2pt" fo:break-before="auto" style:use-optimal-row-height="false"/>
    </style:style>
    <style:style style:name="ro5" style:family="table-row">
      <style:table-row-properties style:row-height="68.26pt" fo:break-before="auto" style:use-optimal-row-height="false"/>
    </style:style>
    <style:style style:name="ro6" style:family="table-row">
      <style:table-row-properties style:row-height="5.1pt" fo:break-before="auto" style:use-optimal-row-height="false"/>
    </style:style>
    <style:style style:name="ro7" style:family="table-row">
      <style:table-row-properties style:row-height="177.45pt" fo:break-before="auto" style:use-optimal-row-height="false"/>
    </style:style>
    <style:style style:name="ro8" style:family="table-row">
      <style:table-row-properties style:row-height="124.16pt" fo:break-before="auto" style:use-optimal-row-height="false"/>
    </style:style>
    <style:style style:name="ro9" style:family="table-row">
      <style:table-row-properties style:row-height="149.16pt" fo:break-before="auto" style:use-optimal-row-height="false"/>
    </style:style>
    <style:style style:name="ro10" style:family="table-row">
      <style:table-row-properties style:row-height="195.79pt" fo:break-before="auto" style:use-optimal-row-height="false"/>
    </style:style>
    <style:style style:name="ro11" style:family="table-row">
      <style:table-row-properties style:row-height="196.64pt" fo:break-before="auto" style:use-optimal-row-height="false"/>
    </style:style>
    <style:style style:name="ro12" style:family="table-row">
      <style:table-row-properties style:row-height="194.14pt" fo:break-before="auto" style:use-optimal-row-height="false"/>
    </style:style>
    <style:style style:name="ro13" style:family="table-row">
      <style:table-row-properties style:row-height="158.26pt" fo:break-before="auto" style:use-optimal-row-height="false"/>
    </style:style>
    <style:style style:name="ro14" style:family="table-row">
      <style:table-row-properties style:row-height="215.8pt" fo:break-before="auto" style:use-optimal-row-height="false"/>
    </style:style>
    <style:style style:name="ro15" style:family="table-row">
      <style:table-row-properties style:row-height="28.49pt" fo:break-before="auto" style:use-optimal-row-height="false"/>
    </style:style>
    <style:style style:name="ro16" style:family="table-row">
      <style:table-row-properties style:row-height="188.25pt" fo:break-before="auto" style:use-optimal-row-height="false"/>
    </style:style>
    <style:style style:name="ro17" style:family="table-row">
      <style:table-row-properties style:row-height="208.49pt" fo:break-before="auto" style:use-optimal-row-height="false"/>
    </style:style>
    <style:style style:name="ro18" style:family="table-row">
      <style:table-row-properties style:row-height="180.74pt" fo:break-before="auto" style:use-optimal-row-height="false"/>
    </style:style>
    <style:style style:name="ro19" style:family="table-row">
      <style:table-row-properties style:row-height="182.24pt" fo:break-before="auto" style:use-optimal-row-height="false"/>
    </style:style>
    <style:style style:name="ro20" style:family="table-row">
      <style:table-row-properties style:row-height="187.46pt" fo:break-before="auto" style:use-optimal-row-height="false"/>
    </style:style>
    <style:style style:name="ro21" style:family="table-row">
      <style:table-row-properties style:row-height="202.51pt" fo:break-before="auto" style:use-optimal-row-height="false"/>
    </style:style>
    <style:style style:name="ro22" style:family="table-row">
      <style:table-row-properties style:row-height="201.71pt" fo:break-before="auto" style:use-optimal-row-height="false"/>
    </style:style>
    <style:style style:name="ro23" style:family="table-row">
      <style:table-row-properties style:row-height="166.51pt" fo:break-before="auto" style:use-optimal-row-height="false"/>
    </style:style>
    <style:style style:name="ro24" style:family="table-row">
      <style:table-row-properties style:row-height="186.04pt" fo:break-before="auto" style:use-optimal-row-height="false"/>
    </style:style>
    <style:style style:name="ro25" style:family="table-row">
      <style:table-row-properties style:row-height="181.84pt" fo:break-before="auto" style:use-optimal-row-height="false"/>
    </style:style>
    <style:style style:name="ro26" style:family="table-row">
      <style:table-row-properties style:row-height="57.74pt" fo:break-before="auto" style:use-optimal-row-height="false"/>
    </style:style>
    <style:style style:name="ro27" style:family="table-row">
      <style:table-row-properties style:row-height="68.66pt" fo:break-before="auto" style:use-optimal-row-height="true"/>
    </style:style>
    <style:style style:name="ro28" style:family="table-row">
      <style:table-row-properties style:row-height="53.86pt" fo:break-before="auto" style:use-optimal-row-height="false"/>
    </style:style>
    <style:style style:name="ro29" style:family="table-row">
      <style:table-row-properties style:row-height="46.26pt" fo:break-before="auto" style:use-optimal-row-height="true"/>
    </style:style>
    <style:style style:name="ro30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pt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3" style:family="table-cell" style:parent-style-name="Default" style:data-style-name="N0">
      <style:table-cell-properties fo:background-color="#ccff99" style:text-align-source="fix" style:repeat-content="false" fo:border="0.06pt solid #000000" style:vertical-align="top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" style:family="table-cell" style:parent-style-name="Default" style:data-style-name="N0">
      <style:table-cell-properties fo:border-bottom="0.06pt solid #000000" fo:background-color="#cfe7f5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7" style:family="table-cell" style:parent-style-name="Default" style:data-style-name="N0">
      <style:table-cell-properties fo:background-color="#deebf7" style:vertical-align="top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ackground-color="#cfe7f5" style:vertical-align="top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cfe7f5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Default" style:data-style-name="N0">
      <style:table-cell-properties fo:wrap-option="wrap" fo:border="0.06pt solid #000000" style:vertical-align="top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fo:wrap-option="wrap" style:vertical-align="top"/>
      <style:text-properties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deebf7" style:text-align-source="fix" style:repeat-content="false" fo:border-left="none" fo:border-right="0.06pt solid #000000" fo:border-top="none" style:vertical-align="top"/>
      <style:paragraph-properties fo:text-align="start" fo:margin-left="0pt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Default" style:data-style-name="N0">
      <style:table-cell-properties fo:border-bottom="0.06pt solid #000000" fo:background-color="#deebf7" style:text-align-source="fix" style:repeat-content="false" fo:border-left="none" fo:border-right="0.06pt solid #000000" fo:border-top="0.06pt solid #000000" style:vertical-align="top"/>
      <style:paragraph-properties fo:text-align="start" fo:margin-left="0pt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7" style:family="table-cell" style:parent-style-name="Default">
      <style:table-cell-properties fo:border-bottom="0.06pt solid #000000" fo:background-color="#deebf7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wrap-option="wrap" fo:border="0.06pt solid #000000" style:vertical-align="top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fo:border-bottom="0.06pt solid #000000" fo:background-color="#cfe7f5" style:text-align-source="fix" style:repeat-content="false" fo:border-left="none" fo:border-right="0.06pt solid #000000" fo:border-top="0.06pt solid #000000" style:vertical-align="top"/>
      <style:paragraph-properties fo:text-align="start" fo:margin-left="0pt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" style:family="table-cell" style:parent-style-name="Default" style:data-style-name="N0">
      <style:table-cell-properties fo:border-bottom="0.06pt solid #000000" fo:background-color="#cfe7f5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Default" style:data-style-name="N0">
      <style:table-cell-properties style:vertical-align="top"/>
    </style:style>
    <style:style style:name="ce22" style:family="table-cell" style:parent-style-name="Default" style:data-style-name="N0">
      <style:table-cell-properties fo:background-color="#cfe7f5" fo:border="0.06pt solid #000000" style:vertical-align="top"/>
    </style:style>
    <style:style style:name="ce23" style:family="table-cell" style:parent-style-name="Default" style:data-style-name="N0">
      <style:table-cell-properties fo:border="0.06pt solid #000000" style:vertical-align="top"/>
    </style:style>
    <style:style style:name="ce24" style:family="table-cell" style:parent-style-name="Default" style:data-style-name="N0">
      <style:table-cell-properties fo:background-color="#deebf7" fo:border="0.06pt solid #000000" style:vertical-align="top"/>
    </style:style>
    <style:style style:name="ce25" style:family="table-cell" style:parent-style-name="Default" style:data-style-name="N0">
      <style:table-cell-properties fo:wrap-option="wrap" fo:border="0.06pt solid #000000" style:vertical-align="top"/>
      <style:text-properties fo:color="#ff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/>
    </style:style>
    <style:style style:name="ce28" style:family="table-cell" style:parent-style-name="Default">
      <style:table-cell-properties fo:background-color="#deebf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9" style:family="table-cell" style:parent-style-name="Default">
      <style:table-cell-properties fo:background-color="#deebf7" style:rotation-align="none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font-name-asian="Arial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style:font-size-complex="10pt" style:font-name-complex="FreeSans" style:font-name="Arial" fo:color="#000000" style:font-style-asian="normal" style:font-style-complex="normal" fo:font-size="10pt" style:text-underline-style="none" style:text-underline-color="font-color" style:text-line-through-type="none" fo:font-style="normal" style:text-outline="false" fo:text-shadow="none" style:text-position="0%" style:font-size-asian="10pt" style:font-name-asian="Noto Sans CJK SC Regular"/>
    </style:style>
    <style:style style:name="T6" style:family="text">
      <style:text-properties style:font-size-complex="10pt" style:font-name-complex="FreeSans" fo:color="#000000" style:font-style-asian="normal" style:font-style-complex="normal" fo:font-size="10pt" style:text-underline-style="none" style:text-underline-color="font-color" style:text-line-through-type="none" fo:font-style="normal" style:text-outline="false" fo:text-shadow="none" style:text-position="0%" style:font-size-asian="10pt" style:font-name-asian="Noto Sans CJK SC Regular" style:font-name="Arial" fo:font-weight="bold" style:font-weight-asian="bold" style:font-weight-complex="bold"/>
    </style:style>
    <style:style style:name="T7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Arial" style:font-name-asian="Noto Sans CJK SC Regular" style:font-name-complex="FreeSans"/>
    </style:style>
    <style:style style:name="T8" style:family="text">
      <style:text-properties style:font-name-complex="FreeSans" style:font-style-complex="normal" fo:color="#000000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asian="normal" style:font-name-asian="Noto Sans CJK SC Regular" style:font-name="Arial"/>
    </style:style>
    <style:style style:name="T9" style:family="text">
      <style:text-properties style:font-name-complex="FreeSans" style:font-style-complex="normal" fo:color="#000000" style:font-size-complex="10pt" style:font-size-asian="10pt" style:text-position="0%" fo:text-shadow="none" style:text-outline="false" fo:font-style="normal" style:text-line-through-type="none" style:text-underline-style="none" style:text-underline-color="font-color" fo:font-size="10pt" style:font-style-asian="normal" style:font-name-asian="Noto Sans CJK SC Regular" style:font-name="Arial" fo:font-weight="bold" style:font-weight-asian="bold" style:font-weight-complex="bold"/>
    </style:style>
    <style:style style:name="T10" style:family="text">
      <style:text-properties style:font-style-asian="normal" style:font-name="Arial" style:font-name-asian="Noto Sans CJK SC Regular" fo:color="#000000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 style:font-name-complex="FreeSans"/>
    </style:style>
    <style:style style:name="T11" style:family="text">
      <style:text-properties style:font-style-asian="normal" style:font-name="Arial" style:font-name-asian="Noto Sans CJK SC Regular" fo:color="#000000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 style:font-name-complex="FreeSans" style:letter-kerning="true" fo:country="RU" style:country-asian="IN"/>
    </style:style>
    <style:style style:name="T12" style:family="text">
      <style:text-properties style:font-style-asian="normal" style:font-name="Arial" style:font-name-asian="Noto Sans CJK SC Regular" fo:color="#000000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 style:font-name-complex="FreeSans" fo:country="RU"/>
    </style:style>
    <style:style style:name="T13" style:family="text">
      <style:text-properties style:font-name="Arial" style:font-name-complex="FreeSans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fo:color="#000000" style:font-name-asian="Noto Sans CJK SC Regular" style:font-style-asian="normal"/>
    </style:style>
    <style:style style:name="T14" style:family="text">
      <style:text-properties style:font-name="Arial" style:font-name-complex="FreeSans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fo:color="#000000" style:font-name-asian="Noto Sans CJK SC Regular" style:font-style-asian="normal" style:letter-kerning="true" fo:country="RU" style:country-asian="IN"/>
    </style:style>
    <style:style style:name="T15" style:family="text">
      <style:text-properties style:font-name="Arial" style:font-name-complex="FreeSans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fo:color="#000000" style:font-name-asian="Noto Sans CJK SC Regular" style:font-style-asian="normal" fo:country="RU"/>
    </style:style>
    <style:style style:name="T16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font-name-asian="Arial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7" style:family="text">
      <style:text-properties style:font-name="Arial" style:font-style-complex="normal" style:font-style-asian="normal" style:font-size-complex="11pt" style:font-size-asian="11pt" style:font-name-complex="Arial" fo:color="#000000" style:font-name-asian="Arial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18" style:family="text">
      <style:text-properties style:font-name="" fo:font-size="12pt"/>
    </style:style>
    <style:style style:name="T19" style:family="text">
      <style:text-properties style:font-name="" fo:font-size="12pt" fo:font-weight="normal" style:font-weight-complex="normal" style:font-weight-asian="normal"/>
    </style:style>
    <style:style style:name="T20" style:family="text">
      <style:text-properties fo:font-weight="normal" style:font-weight-complex="normal" style:font-weight-asian="normal" style:text-emphasize="none" style:text-underline-style="none" style:text-underline-color="font-color" style:text-outline="false" fo:text-shadow="none" fo:country="RU" style:text-line-through-type="none" fo:font-style="normal" fo:font-size="10pt" style:font-name="Liberation Sans;Arial" style:font-style-asian="normal" style:font-style-complex="normal" style:font-name-asian="Liberation Mono;Courier New" style:font-size-asian="13pt" style:font-size-complex="13pt"/>
    </style:style>
    <style:style style:name="T21" style:family="text">
      <style:text-properties fo:text-shadow="none" fo:color="#000000" style:font-name="Arial" fo:font-size="10pt" fo:font-weight="bold" style:text-underline-style="none" style:text-underline-color="font-color" style:text-line-through-type="none" fo:font-style="normal" style:text-outline="false" style:font-name-asian="Arial" style:font-name-complex="Arial" style:font-size-asian="10pt" style:font-size-complex="10pt" style:font-weight-asian="bold" style:font-weight-complex="bold" style:font-style-asian="normal" style:font-style-complex="normal"/>
    </style:style>
    <style:style style:name="T2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bold" style:font-weight-complex="bold" style:font-style-asian="normal" style:font-style-complex="normal" fo:country="RU" style:text-emphasize="none"/>
    </style:style>
    <style:style style:name="T23" style:family="text">
      <style:text-properties fo:text-shadow="none" fo:color="#000000" style:font-name="Arial" fo:font-size="10pt" fo:font-weight="bold" style:text-underline-style="none" style:text-underline-color="font-color" style:text-line-through-type="none" fo:font-style="normal" style:text-outline="false" style:font-name-asian="Arial" style:font-name-complex="Arial" style:font-size-asian="10pt" style:font-size-complex="10pt" style:font-weight-asian="bold" style:font-weight-complex="bold" style:font-style-asian="normal" style:font-style-complex="normal" style:text-emphasize="none"/>
    </style:style>
    <style:style style:name="T24" style:family="text">
      <style:text-properties fo:font-size="12pt" style:font-name=""/>
    </style:style>
    <style:style style:name="T25" style:family="text">
      <style:text-properties fo:font-size="12pt" style:font-name="" style:font-weight-complex="normal" style:font-weight-asian="normal" fo:font-weight="normal"/>
    </style:style>
    <style:style style:name="T26" style:family="text">
      <style:text-properties style:font-weight-complex="normal" style:font-weight-asian="normal" fo:font-weight="normal" fo:font-style="normal" style:font-size-complex="13pt" style:font-size-asian="13pt" style:font-name-asian="Liberation Mono;Courier New" style:font-style-complex="normal" style:font-style-asian="normal" style:font-name="Liberation Sans;Arial" fo:font-size="10pt" style:text-line-through-type="none" fo:country="RU" fo:text-shadow="none" style:text-outline="false" style:text-underline-style="none" style:text-underline-color="font-color" style:text-emphasize="none"/>
    </style:style>
    <style:style style:name="T27" style:family="text">
      <style:text-properties fo:text-shadow="none" style:font-style-complex="normal" style:font-style-asian="normal" style:font-weight-complex="bold" style:font-weight-asian="bold" style:font-size-complex="10pt" style:font-size-asian="10pt" style:font-name-complex="Arial" style:font-name-asian="Arial" style:text-outline="false" fo:font-style="normal" style:text-line-through-type="none" style:text-underline-style="none" style:text-underline-color="font-color" fo:font-weight="bold" fo:font-size="10pt" style:font-name="Arial" fo:color="#000000"/>
    </style:style>
    <style:style style:name="T28" style:family="text">
      <style:text-properties fo:text-shadow="none" style:font-style-complex="normal" style:font-style-asian="normal" style:font-weight-complex="bold" style:font-weight-asian="bold" style:font-size-complex="10pt" style:font-size-asian="10pt" style:font-name-complex="Arial" style:font-name-asian="Arial" style:text-outline="false" fo:font-style="normal" style:text-line-through-type="none" style:text-underline-style="none" style:text-underline-color="font-color" fo:font-weight="bold" fo:font-size="10pt" style:font-name="Arial" fo:color="#000000" style:text-emphasize="none"/>
    </style:style>
    <style:style style:name="T29" style:family="text">
      <style:text-properties fo:text-shadow="none" style:font-style-complex="normal" style:font-style-asian="normal" style:font-weight-complex="bold" style:font-weight-asian="bold" style:font-size-complex="11pt" style:font-size-asian="11pt" style:font-name-complex="Arial" style:font-name-asian="Arial" fo:color="#000000" style:text-outline="false" fo:font-style="normal" style:text-line-through-type="none" style:text-underline-style="none" style:text-underline-color="font-color" fo:font-weight="bold" fo:font-size="11pt" style:font-name="Arial"/>
    </style:style>
    <style:style style:name="T30" style:family="text">
      <style:text-properties fo:text-shadow="none" style:font-style-complex="normal" style:font-style-asian="normal" style:font-weight-complex="bold" style:font-weight-asian="bold" style:font-size-complex="10pt" style:font-size-asian="10pt" style:font-name-complex="Arial" style:font-name-asian="Arial" fo:color="#000000" style:text-outline="false" fo:font-style="normal" style:text-line-through-type="none" style:text-underline-style="none" style:text-underline-color="font-color" fo:font-weight="bold" fo:font-size="10pt" style:font-name="Arial"/>
    </style:style>
    <style:style style:name="T3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2" style:family="text">
      <style:text-properties style:font-name="Liberation Sans" fo:color="#000000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33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34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style:font-name-asian="Arial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35" style:family="text">
      <style:text-properties style:font-name="Arial" style:font-style-complex="normal" style:font-style-asian="normal" style:font-size-complex="11pt" style:font-size-asian="11pt" style:font-name-complex="Arial" style:font-name-asian="Arial" fo:text-shadow="none" style:text-outline="false" fo:font-style="normal" style:text-line-through-type="none" style:text-underline-style="none" style:text-underline-color="font-color" fo:font-size="11pt" fo:color="#000000" fo:font-weight="bold" style:font-weight-asian="bold" style:font-weight-complex="bold"/>
    </style:style>
    <style:style style:name="T36" style:family="text">
      <style:text-properties fo:color="#000000" style:font-weight-asian="normal" style:font-name="Liberation Sans" style:text-underline-style="none" style:text-underline-color="font-color" fo:font-size="11pt" fo:font-style="normal" style:font-name-complex="Liberation Sans" style:font-name-asian="Liberation Sans" fo:font-weight="normal" style:font-size-asian="11pt" fo:text-shadow="none" style:font-size-complex="11pt" style:font-style-complex="normal" style:text-outline="false" style:font-weight-complex="normal" style:font-style-asian="normal" style:text-line-through-type="none"/>
    </style:style>
    <style:style style:name="T37" style:family="text">
      <style:text-properties style:font-style-complex="normal" style:font-weight-complex="normal" fo:color="#000000" fo:font-weight="normal" style:font-style-asian="normal" style:font-name-complex="Liberation Sans" style:text-outline="false" style:font-name-asian="Liberation Sans" style:font-name="Liberation Sans" style:text-underline-style="none" style:text-underline-color="font-color" fo:font-style="normal" style:font-size-asian="11pt" style:font-size-complex="11pt" style:text-line-through-type="none" style:font-weight-asian="normal" fo:text-shadow="none" fo:font-size="11pt"/>
    </style:style>
    <style:style style:name="T38" style:family="text">
      <style:text-properties style:font-style-complex="normal" fo:color="#000000" style:font-style-asian="normal" style:text-outline="false" style:text-underline-style="none" style:text-underline-color="font-color" fo:font-style="normal" style:text-line-through-type="none" fo:text-shadow="none" style:font-name-complex="Arial" style:font-weight-asian="bold" style:font-size-asian="10pt" style:font-weight-complex="bold" style:font-size-complex="10pt" style:font-name="Arial" style:font-name-asian="Arial" fo:font-weight="bold" fo:font-size="10pt"/>
    </style:style>
    <style:style style:name="T39" style:family="text">
      <style:text-properties style:font-style-complex="normal" fo:color="#000000" style:font-style-asian="normal" style:text-outline="false" style:text-underline-style="none" style:text-underline-color="font-color" fo:font-style="normal" style:text-line-through-type="none" fo:text-shadow="none" style:font-weight-complex="normal" style:font-weight-asian="normal" style:font-size-complex="11pt" style:font-size-asian="11pt" style:font-name-complex="Liberation Sans" style:font-name-asian="Liberation Sans" fo:font-weight="normal" fo:font-size="11pt" style:font-name="Liberation Sans"/>
    </style:style>
    <style:style style:name="T40" style:family="text">
      <style:text-properties fo:color="#000000" style:font-name="Liberation Sans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41" style:family="text">
      <style:text-properties fo:font-style="normal" style:font-weight-complex="normal" fo:font-weight="normal" style:font-size-asian="11pt" style:font-size-complex="11pt" style:text-underline-style="none" style:text-underline-color="font-color" fo:color="#000000" style:text-outline="false" style:font-style-complex="normal" style:font-name-asian="Liberation Sans" style:text-line-through-type="none" style:font-weight-asian="normal" fo:font-size="11pt" style:font-name="Liberation Sans" style:font-name-complex="Liberation Sans" fo:text-shadow="none" style:font-style-asian="normal"/>
    </style:style>
    <style:style style:name="T42" style:family="text">
      <style:text-properties fo:font-style="normal" style:text-underline-style="none" style:text-underline-color="font-color" fo:color="#000000" style:text-outline="false" style:font-style-complex="normal" style:text-line-through-type="none" fo:text-shadow="none" style:font-style-asian="normal" style:font-name="Arial" fo:font-size="10pt" fo:font-weight="bold" style:font-name-asian="Arial" style:font-name-complex="Arial" style:font-size-asian="10pt" style:font-size-complex="10pt" style:font-weight-asian="bold" style:font-weight-complex="bold"/>
    </style:style>
    <style:style style:name="T43" style:family="text">
      <style:text-properties style:font-name-complex="FreeSans" style:font-name="Arial" style:font-name-asian="Noto Sans CJK SC Regular"/>
    </style:style>
    <style:style style:name="T44" style:family="text">
      <style:text-properties style:font-name-complex="FreeSans" style:font-name-asian="Noto Sans CJK SC Regular" style:text-outline="false" style:font-style-complex="normal" style:font-style-asian="normal" style:font-weight-complex="bold" style:font-weight-asian="bold" style:font-size-complex="10pt" style:font-size-asian="10pt" style:text-position="0%" fo:text-shadow="none" fo:font-style="normal" style:text-line-through-type="none" style:text-underline-style="none" style:text-underline-color="font-color" fo:font-weight="bold" fo:font-size="10pt" style:font-name="Arial" fo:color="#000000"/>
    </style:style>
    <style:style style:name="T45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 style:font-name-asian="Noto Sans CJK SC Regular" style:font-name-complex="FreeSans"/>
    </style:style>
    <style:style style:name="T46" style:family="text">
      <style:text-properties style:font-style-asian="normal" style:font-size-asian="10pt" style:font-name="Arial" style:text-outline="false" style:font-style-complex="normal" style:font-name-complex="FreeSans" style:font-weight-complex="normal" style:font-size-complex="10pt" style:text-position="0%" fo:font-style="normal" style:font-name-asian="Noto Sans CJK SC Regular" style:font-weight-asian="normal" fo:text-shadow="none" fo:font-size="10pt" fo:color="#000000" fo:font-weight="normal" style:text-line-through-type="none" style:text-underline-style="none" style:text-underline-color="font-color"/>
    </style:style>
    <style:style style:name="T47" style:family="text">
      <style:text-properties style:font-style-asian="normal" style:font-size-asian="10pt" style:text-outline="false" style:font-style-complex="normal" style:font-name-complex="FreeSans" style:font-size-complex="10pt" style:text-position="0%" fo:font-style="normal" style:font-name-asian="Noto Sans CJK SC Regular" fo:text-shadow="none" fo:font-size="10pt" fo:color="#000000" style:text-line-through-type="none" style:text-underline-style="none" style:text-underline-color="font-color" fo:font-weight="bold" style:font-name="Arial" style:font-weight-asian="bold" style:font-weight-complex="bold"/>
    </style:style>
    <style:style style:name="T48" style:family="text">
      <style:text-properties style:font-style-asian="normal" style:font-size-asian="10pt" style:text-outline="false" style:font-style-complex="normal" style:font-name-complex="FreeSans" style:font-size-complex="10pt" style:text-position="0%" fo:font-style="normal" style:font-name-asian="Noto Sans CJK SC Regular" fo:text-shadow="none" fo:font-size="10pt" fo:color="#000000" style:text-line-through-type="none" style:text-underline-style="none" style:text-underline-color="font-color" style:font-weight-asian="normal" style:font-weight-complex="normal" fo:font-weight="normal" style:font-name="Arial"/>
    </style:style>
    <style:style style:name="T49" style:family="text">
      <style:text-properties style:font-style-asian="normal" style:font-size-asian="10pt" style:text-outline="false" style:font-style-complex="normal" style:font-name-complex="FreeSans" style:font-size-complex="10pt" style:text-position="0%" fo:font-style="normal" style:font-name-asian="Noto Sans CJK SC Regular" fo:text-shadow="none" fo:font-size="10pt" fo:color="#000000" style:text-line-through-type="none" style:text-underline-style="none" style:text-underline-color="font-color" style:font-weight-asian="normal" style:font-weight-complex="normal" fo:font-weight="normal" style:font-name="Arial" fo:country="RU" style:letter-kerning="true" style:country-asian="IN"/>
    </style:style>
    <style:style style:name="T50" style:family="text">
      <style:text-properties fo:text-shadow="none" fo:font-size="10pt" style:font-name="Arial" fo:color="#000000" style:font-size-asian="10pt" style:text-underline-style="none" style:text-underline-color="font-color" style:font-weight-asian="normal" style:font-style-asian="normal" style:font-name-complex="FreeSans" style:text-outline="false" fo:font-weight="normal" style:font-name-asian="Noto Sans CJK SC Regular" style:text-line-through-type="none" style:font-weight-complex="normal" style:font-size-complex="10pt" fo:font-style="normal" style:text-position="0%" style:font-style-complex="normal"/>
    </style:style>
    <style:style style:name="T51" style:family="text">
      <style:text-properties fo:text-shadow="none" fo:font-size="10pt" style:font-name="Arial" fo:color="#000000" style:font-size-asian="10pt" style:text-underline-style="none" style:text-underline-color="font-color" style:font-style-asian="normal" style:font-name-complex="FreeSans" style:text-outline="false" style:font-name-asian="Noto Sans CJK SC Regular" style:text-line-through-type="none" style:font-size-complex="10pt" fo:font-style="normal" style:text-position="0%" style:font-style-complex="normal" style:font-weight-asian="bold" fo:font-weight="bold" fo:country="RU" style:font-weight-complex="normal"/>
    </style:style>
    <style:style style:name="T52" style:family="text">
      <style:text-properties fo:text-shadow="none" fo:font-size="10pt" style:font-name="Arial" fo:color="#000000" style:font-size-asian="10pt" style:text-underline-style="none" style:text-underline-color="font-color" style:font-style-asian="normal" style:font-name-complex="FreeSans" style:text-outline="false" style:font-name-asian="Noto Sans CJK SC Regular" style:text-line-through-type="none" style:font-size-complex="10pt" fo:font-style="normal" style:text-position="0%" style:font-style-complex="normal" fo:font-weight="normal" style:font-weight-asian="normal" style:font-weight-complex="normal"/>
    </style:style>
    <style:style style:name="T53" style:family="text">
      <style:text-properties fo:font-weight="normal" fo:text-shadow="none" style:text-line-through-type="none" style:font-style-asian="normal" style:font-name-complex="FreeSans" style:font-name="Arial" fo:font-size="10pt" style:text-position="0%" fo:color="#000000" style:font-style-complex="normal" style:font-weight-asian="normal" style:font-size-asian="10pt" style:font-weight-complex="normal" style:font-size-complex="10pt" style:font-name-asian="Noto Sans CJK SC Regular" style:text-underline-style="none" style:text-underline-color="font-color" style:text-outline="false" fo:font-style="normal"/>
    </style:style>
    <style:style style:name="T54" style:family="text">
      <style:text-properties fo:text-shadow="none" style:text-line-through-type="none" style:font-style-asian="normal" style:font-name-complex="FreeSans" fo:font-size="10pt" style:text-position="0%" fo:color="#000000" style:font-style-complex="normal" style:font-size-asian="10pt" style:font-size-complex="10pt" style:font-name-asian="Noto Sans CJK SC Regular" style:text-underline-style="none" style:text-underline-color="font-color" style:text-outline="false" fo:font-style="normal" fo:font-weight="bold" style:font-name="Arial" style:font-weight-asian="bold" style:font-weight-complex="bold"/>
    </style:style>
    <style:style style:name="T55" style:family="text">
      <style:text-properties fo:text-shadow="none" style:text-line-through-type="none" style:font-style-asian="normal" style:font-name-complex="FreeSans" fo:font-size="10pt" style:text-position="0%" fo:color="#000000" style:font-style-complex="normal" style:font-size-asian="10pt" style:font-size-complex="10pt" style:font-name-asian="Noto Sans CJK SC Regular" style:text-underline-style="none" style:text-underline-color="font-color" style:text-outline="false" fo:font-style="normal" style:font-weight-asian="normal" style:font-weight-complex="normal" fo:font-weight="normal" style:font-name="Arial"/>
    </style:style>
    <style:style style:name="T56" style:family="text">
      <style:text-properties fo:text-shadow="none" style:text-line-through-type="none" style:font-style-asian="normal" style:font-name-complex="FreeSans" fo:font-size="10pt" style:text-position="0%" fo:color="#000000" style:font-style-complex="normal" style:font-size-asian="10pt" style:font-size-complex="10pt" style:font-name-asian="Noto Sans CJK SC Regular" style:text-underline-style="none" style:text-underline-color="font-color" style:text-outline="false" fo:font-style="normal" style:font-weight-asian="normal" style:font-weight-complex="normal" fo:font-weight="normal" style:font-name="Arial" fo:country="RU" style:letter-kerning="true" style:country-asian="IN"/>
    </style:style>
    <style:style style:name="T57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-asian="Noto Sans CJK SC Regular" style:font-name-complex="FreeSans"/>
    </style:style>
    <style:style style:name="T58" style:family="text">
      <style:text-properties style:font-size-asian="10pt" style:font-style-asian="normal" style:text-underline-style="none" style:text-underline-color="font-color" style:text-line-through-type="none" fo:font-weight="normal" fo:color="#000000" fo:font-size="10pt" fo:text-shadow="none" style:font-weight-asian="normal" style:font-name-asian="Noto Sans CJK SC Regular" fo:font-style="normal" style:text-position="0%" style:font-size-complex="10pt" style:font-weight-complex="normal" style:font-name-complex="FreeSans" style:font-style-complex="normal" style:text-outline="false" style:font-name="Arial"/>
    </style:style>
    <style:style style:name="T59" style:family="text">
      <style:text-properties style:font-size-asian="10pt" style:font-style-asian="normal" style:text-underline-style="none" style:text-underline-color="font-color" style:text-line-through-type="none" fo:color="#000000" fo:font-size="10pt" fo:text-shadow="none" style:font-name-asian="Noto Sans CJK SC Regular" fo:font-style="normal" style:text-position="0%" style:font-size-complex="10pt" style:font-name-complex="FreeSans" style:font-style-complex="normal" style:text-outline="false" style:font-name="Arial" style:font-weight-complex="bold" style:font-weight-asian="bold" fo:font-weight="bold"/>
    </style:style>
    <style:style style:name="T60" style:family="text">
      <style:text-properties style:font-size-asian="10pt" style:font-style-asian="normal" style:text-underline-style="none" style:text-underline-color="font-color" style:text-line-through-type="none" fo:color="#000000" fo:font-size="10pt" fo:text-shadow="none" style:font-name-asian="Noto Sans CJK SC Regular" fo:font-style="normal" style:text-position="0%" style:font-size-complex="10pt" style:font-name-complex="FreeSans" style:font-style-complex="normal" style:text-outline="false" style:font-weight-asian="normal" style:font-weight-complex="normal" fo:font-weight="normal" style:font-name="Arial"/>
    </style:style>
    <style:style style:name="T61" style:family="text">
      <style:text-properties style:font-size-asian="10pt" style:font-style-asian="normal" style:text-underline-style="none" style:text-underline-color="font-color" style:text-line-through-type="none" fo:color="#000000" fo:font-size="10pt" fo:text-shadow="none" style:font-name-asian="Noto Sans CJK SC Regular" fo:font-style="normal" style:text-position="0%" style:font-size-complex="10pt" style:font-name-complex="FreeSans" style:font-style-complex="normal" style:text-outline="false" style:font-weight-asian="normal" style:font-weight-complex="normal" fo:font-weight="normal" style:font-name="Arial" fo:country="RU" style:letter-kerning="true" style:country-asian="IN"/>
    </style:style>
    <style:style style:name="T62" style:family="text">
      <style:text-properties fo:font-weight="normal" style:font-name-asian="Noto Sans CJK SC Regular" style:text-line-through-type="none" style:font-weight-complex="normal" style:font-size-complex="10pt" fo:font-style="normal" style:text-position="0%" style:font-style-complex="normal" fo:text-shadow="none" style:font-name-complex="FreeSans" style:font-style-asian="normal" style:font-weight-asian="normal" style:text-underline-style="none" style:text-underline-color="font-color" style:font-size-asian="10pt" fo:color="#000000" style:font-name="Arial" fo:font-size="10pt" style:text-outline="false"/>
    </style:style>
    <style:style style:name="T63" style:family="text">
      <style:text-properties fo:font-weight="normal" style:font-name-asian="Noto Sans CJK SC Regular" style:text-line-through-type="none" style:font-weight-complex="normal" style:font-size-complex="10pt" fo:font-style="normal" style:text-position="0%" style:font-style-complex="normal" fo:text-shadow="none" style:font-name-complex="FreeSans" style:font-style-asian="normal" style:font-weight-asian="normal" style:text-underline-style="none" style:text-underline-color="font-color" style:font-size-asian="10pt" fo:color="#000000" style:font-name="Arial" fo:font-size="10pt" style:text-outline="false" fo:country="RU"/>
    </style:style>
    <style:style style:name="T64" style:family="text">
      <style:text-properties fo:text-shadow="none" fo:font-weight="normal" fo:font-style="normal" style:text-outline="false" style:text-underline-style="none" style:text-underline-color="font-color" style:font-name-asian="Noto Sans CJK SC Regular" style:font-size-complex="10pt" style:font-weight-complex="normal" style:font-size-asian="10pt" style:font-weight-asian="normal" style:font-style-complex="normal" fo:color="#000000" style:text-position="0%" fo:font-size="10pt" style:font-name="Arial" style:font-name-complex="FreeSans" style:font-style-asian="normal" style:text-line-through-type="none"/>
    </style:style>
    <style:style style:name="T65" style:family="text">
      <style:text-properties fo:text-shadow="none" fo:font-style="normal" style:text-outline="false" style:text-underline-style="none" style:text-underline-color="font-color" style:font-name-asian="Noto Sans CJK SC Regular" style:font-size-complex="10pt" style:font-size-asian="10pt" style:font-style-complex="normal" fo:color="#000000" style:text-position="0%" fo:font-size="10pt" style:font-name-complex="FreeSans" style:font-style-asian="normal" style:text-line-through-type="none" style:font-name="Arial" style:font-weight-complex="bold" style:font-weight-asian="bold" fo:font-weight="bold"/>
    </style:style>
    <style:style style:name="T66" style:family="text">
      <style:text-properties fo:text-shadow="none" fo:font-style="normal" style:text-outline="false" style:text-underline-style="none" style:text-underline-color="font-color" style:font-name-asian="Noto Sans CJK SC Regular" style:font-size-complex="10pt" style:font-size-asian="10pt" style:font-style-complex="normal" fo:color="#000000" style:text-position="0%" fo:font-size="10pt" style:font-name-complex="FreeSans" style:font-style-asian="normal" style:text-line-through-type="none" style:font-weight-asian="normal" style:font-weight-complex="normal" fo:font-weight="normal" style:font-name="Arial"/>
    </style:style>
    <style:style style:name="T67" style:family="text">
      <style:text-properties fo:text-shadow="none" fo:font-style="normal" style:text-outline="false" style:text-underline-style="none" style:text-underline-color="font-color" style:font-name-asian="Noto Sans CJK SC Regular" style:font-size-complex="10pt" style:font-size-asian="10pt" style:font-style-complex="normal" fo:color="#000000" style:text-position="0%" fo:font-size="10pt" style:font-name-complex="FreeSans" style:font-style-asian="normal" style:text-line-through-type="none" style:font-weight-asian="normal" style:font-weight-complex="normal" fo:font-weight="normal" style:font-name="Arial" fo:country="RU" style:letter-kerning="true" style:country-asian="IN"/>
    </style:style>
    <style:style style:name="T68" style:family="text">
      <style:text-properties style:font-name-asian="Liberation Sans" style:font-style-complex="normal" style:font-style-asian="normal" style:font-weight-complex="normal" style:font-weight-asian="normal" style:font-size-complex="11pt" style:font-size-asian="11pt" style:font-name-complex="Liberation Sans" fo:color="#000000" fo:text-shadow="none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69" style:family="text">
      <style:text-properties style:font-style-asian="normal" style:font-name="Liberation Sans" style:text-underline-style="none" style:text-underline-color="font-color" fo:font-style="normal" fo:font-weight="normal" style:text-line-through-type="none" style:text-outline="false" fo:text-shadow="none" fo:color="#000000" fo:font-size="11pt" style:font-name-asian="Liberation Sans" style:font-name-complex="Liberation Sans" style:font-size-complex="11pt" style:font-weight-complex="normal" style:font-size-asian="11pt" style:font-weight-asian="normal" style:font-style-complex="normal"/>
    </style:style>
    <style:style style:name="T70" style:family="text">
      <style:text-properties style:font-style-asian="normal" style:text-underline-style="none" style:text-underline-color="font-color" fo:font-style="normal" fo:font-weight="normal" style:text-line-through-type="none" style:text-outline="false" fo:text-shadow="none" fo:color="#000000" style:font-name-complex="Liberation Sans" style:font-weight-complex="normal" style:font-weight-asian="normal" style:font-style-complex="normal" style:font-size-asian="13pt" fo:country="RU" style:text-emphasize="none" style:font-size-complex="13pt" style:font-name-asian="Liberation Mono;Courier New" style:font-name="Liberation Sans;Arial" fo:font-size="10pt"/>
    </style:style>
    <style:style style:name="T71" style:family="text">
      <style:text-properties style:font-style-asian="normal" style:text-underline-style="none" style:text-underline-color="font-color" fo:font-style="normal" fo:font-weight="normal" style:text-line-through-type="none" style:text-outline="false" fo:text-shadow="none" fo:color="#000000" style:font-name-complex="Liberation Sans" style:font-weight-complex="normal" style:font-weight-asian="normal" style:font-style-complex="normal" style:font-name="Liberation Sans" style:font-size-asian="11pt" style:font-name-asian="Liberation Sans" style:font-size-complex="11pt" fo:font-size="11pt"/>
    </style:style>
    <style:style style:name="T72" style:family="text">
      <style:text-properties fo:color="#000000" style:font-name-complex="Liberation Sans" style:font-style-complex="normal" fo:font-weight="normal" style:font-name="Liberation Sans" style:font-weight-asian="normal" fo:font-style="normal" style:font-size-asian="11pt" style:text-line-through-type="none" style:font-weight-complex="normal" style:text-outline="false" style:text-underline-style="none" style:text-underline-color="font-color" style:font-name-asian="Liberation Sans" style:font-size-complex="11pt" fo:font-size="11pt" style:font-style-asian="normal" fo:text-shadow="none"/>
    </style:style>
    <style:style style:name="T73" style:family="text">
      <style:text-properties style:font-style-asian="normal" style:font-name="Liberation Sans" style:font-name-asian="Liberation Sans" fo:font-size="11pt" style:text-underline-style="none" style:text-underline-color="font-color" fo:font-style="normal" fo:font-weight="normal" style:text-line-through-type="none" style:text-outline="false" style:font-name-complex="Liberation Sans" style:font-size-complex="11pt" style:font-weight-complex="normal" style:font-size-asian="11pt" style:font-weight-asian="normal" style:font-style-complex="normal" fo:color="#000000" fo:text-shadow="none"/>
    </style:style>
    <style:style style:name="T74" style:family="text">
      <style:text-properties style:font-style-asian="normal" style:text-underline-style="none" style:text-underline-color="font-color" fo:font-style="normal" fo:font-weight="normal" style:text-line-through-type="none" style:text-outline="false" style:font-name-complex="Liberation Sans" style:font-weight-complex="normal" style:font-weight-asian="normal" style:font-style-complex="normal" fo:color="#000000" fo:text-shadow="none" style:font-name="Liberation Sans;Arial" style:font-name-asian="Liberation Mono;Courier New" style:font-size-asian="13pt" fo:country="RU" fo:font-size="10pt" style:font-size-complex="13pt" style:text-emphasize="none"/>
    </style:style>
    <style:style style:name="T75" style:family="text">
      <style:text-properties style:font-name-complex="Liberation Sans" fo:color="#000000" style:text-line-through-type="none" style:font-weight-complex="normal" style:font-style-complex="normal" fo:font-weight="normal" style:font-name="Liberation Sans" style:font-size-complex="11pt" style:font-weight-asian="normal" style:font-size-asian="11pt" style:font-name-asian="Liberation Sans" fo:font-style="normal" fo:font-size="11pt" style:font-style-asian="normal" fo:text-shadow="none" style:text-outline="false" style:text-underline-style="none" style:text-underline-color="font-color"/>
    </style:style>
    <style:style style:name="T76" style:family="text">
      <style:text-properties fo:color="#000000" fo:text-shadow="none" style:font-style-complex="normal" style:font-style-asian="normal" style:font-weight-complex="normal" style:font-weight-asian="normal" style:font-size-complex="11pt" style:font-size-asian="11pt" style:font-name-complex="Liberation Sans" style:text-outline="false" fo:font-style="normal" style:text-line-through-type="none" style:text-underline-style="none" style:text-underline-color="font-color" fo:font-weight="normal" fo:font-size="11pt" style:font-name="Liberation Sans" style:font-name-asian="Liberation Sans"/>
    </style:style>
    <style:style style:name="T77" style:family="text">
      <style:text-properties style:font-weight-asian="normal" fo:font-weight="normal" style:font-size-complex="11pt" style:font-size-asian="11pt" style:font-name-complex="Liberation Sans" style:font-name-asian="Liberation Sans" style:font-style-complex="normal" fo:color="#000000" fo:font-size="11pt" style:font-style-asian="normal" style:font-name="Liberation Sans" fo:text-shadow="none" style:text-outline="false" fo:font-style="normal" style:text-line-through-type="none" style:text-underline-style="none" style:text-underline-color="font-color" style:font-weight-complex="normal"/>
    </style:style>
    <style:style style:name="T78" style:family="text">
      <style:text-properties style:font-weight-asian="normal" fo:font-weight="normal" style:font-name-complex="Liberation Sans" style:font-style-complex="normal" fo:color="#000000" style:font-style-asian="normal" fo:text-shadow="none" style:text-outline="false" fo:font-style="normal" style:text-line-through-type="none" style:text-underline-style="none" style:text-underline-color="font-color" style:font-weight-complex="normal" style:text-emphasize="none" style:font-size-asian="13pt" style:font-size-complex="13pt" style:font-name="Liberation Sans;Arial" fo:country="RU" fo:font-size="10pt" style:font-name-asian="Liberation Mono;Courier New"/>
    </style:style>
    <style:style style:name="T79" style:family="text">
      <style:text-properties style:font-weight-asian="normal" fo:font-weight="normal" style:font-style-complex="normal" style:font-style-asian="normal" fo:text-shadow="none" style:text-outline="false" fo:font-style="normal" style:text-line-through-type="none" style:text-underline-style="none" style:text-underline-color="font-color" style:font-weight-complex="normal" style:font-size-complex="11pt" style:font-size-asian="11pt" style:font-name-complex="Liberation Sans" style:font-name-asian="Liberation Sans" fo:font-size="11pt" style:font-name="Liberation Sans" fo:color="#000000"/>
    </style:style>
    <style:style style:name="T80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untry="RU" style:text-emphasize="none"/>
    </style:style>
    <style:style style:name="T81" style:family="text">
      <style:text-properties fo:font-style="normal" style:font-name-complex="Liberation Sans" style:font-name-asian="Liberation Sans" style:font-name="Liberation Sans" fo:font-size="11pt" fo:font-weight="normal" style:text-underline-style="none" style:text-underline-color="font-color" style:text-line-through-type="none" style:text-outline="false" style:font-size-asian="11pt" style:font-size-complex="11pt" style:font-weight-asian="normal" style:font-weight-complex="normal" style:font-style-asian="normal" style:font-style-complex="normal" fo:color="#000000" fo:text-shadow="none"/>
    </style:style>
    <style:style style:name="T82" style:family="text">
      <style:text-properties fo:font-style="normal" style:font-name-complex="Liberation Sans" style:font-name-asian="Liberation Sans" style:font-name="Liberation Sans" fo:font-size="11pt" fo:font-weight="normal" style:text-underline-style="none" style:text-underline-color="font-color" style:text-line-through-type="none" style:text-outline="false" style:font-size-asian="11pt" style:font-size-complex="11pt" style:font-weight-asian="normal" style:font-weight-complex="normal" style:font-style-asian="normal" style:font-style-complex="normal" fo:color="#000000" fo:text-shadow="none" style:text-emphasize="none" fo:country="RU"/>
    </style:style>
    <style:style style:name="T83" style:family="text">
      <style:text-properties style:font-name-asian="Liberation Sans" fo:color="#000000" style:font-name="Liberation Sans" fo:font-size="11pt" fo:font-weight="normal" style:text-underline-style="none" style:text-underline-color="font-color" style:text-line-through-type="none" fo:font-style="normal" style:text-outline="false" style:font-name-complex="Liberation Sans" style:font-size-asian="11pt" style:font-size-complex="11pt" style:font-weight-asian="normal" style:font-weight-complex="normal" style:font-style-asian="normal" style:font-style-complex="normal" fo:text-shadow="none"/>
    </style:style>
    <style:style style:name="T84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style:font-name="Liberation Sans" fo:color="#000000" fo:country="RU" style:text-emphasize="none"/>
    </style:style>
    <style:style style:name="T85" style:family="text">
      <style:text-properties style:font-name="Liberation Sans" style:font-style-asian="normal" style:font-style-complex="normal" style:font-weight-asian="normal" style:font-size-asian="11pt" style:font-weight-complex="normal" style:font-size-complex="11pt" style:font-name-complex="Liberation Sans" style:font-name-asian="Liberation Sans" fo:font-size="11pt" fo:color="#000000" fo:text-shadow="none" style:text-outline="false" style:text-line-through-type="none" fo:font-weight="normal" fo:font-style="normal" style:text-underline-style="none" style:text-underline-color="font-color"/>
    </style:style>
    <style:style style:name="T86" style:family="text">
      <style:text-properties style:font-style-asian="normal" style:font-style-complex="normal" style:font-weight-asian="normal" style:font-weight-complex="normal" style:font-name-complex="Liberation Sans" fo:color="#000000" fo:text-shadow="none" style:text-outline="false" style:text-line-through-type="none" fo:font-weight="normal" fo:font-style="normal" style:text-underline-style="none" style:text-underline-color="font-color" fo:font-size="10pt" style:font-name="Liberation Sans;Arial" style:font-name-asian="Liberation Mono;Courier New" style:text-emphasize="none" fo:country="RU" style:font-size-asian="13pt" style:font-size-complex="13pt"/>
    </style:style>
    <style:style style:name="T87" style:family="text">
      <style:text-properties style:font-style-asian="normal" style:font-style-complex="normal" style:font-weight-asian="normal" style:font-weight-complex="normal" style:font-name-complex="Liberation Sans" fo:color="#000000" fo:text-shadow="none" style:text-outline="false" style:text-line-through-type="none" fo:font-weight="normal" fo:font-style="normal" style:text-underline-style="none" style:text-underline-color="font-color" fo:font-size="11pt" style:font-size-complex="11pt" style:font-name-asian="Liberation Sans" style:font-size-asian="11pt" style:font-name="Liberation Sans"/>
    </style:style>
    <style:style style:name="T88" style:family="text">
      <style:text-properties style:font-style-asian="normal" style:font-style-complex="normal" style:font-weight-asian="normal" style:font-weight-complex="normal" style:font-name-complex="Liberation Sans" fo:color="#000000" fo:text-shadow="none" style:text-outline="false" style:text-line-through-type="none" fo:font-weight="normal" fo:font-style="normal" style:text-underline-style="none" style:text-underline-color="font-color" fo:font-size="11pt" style:font-size-complex="11pt" style:font-name-asian="Liberation Sans" style:font-size-asian="11pt" style:font-name="Liberation Sans" style:text-emphasize="none"/>
    </style:style>
    <style:style style:name="T89" style:family="text">
      <style:text-properties style:font-name="Liberation Sans" style:font-style-asian="normal" style:font-style-complex="normal" style:font-weight-asian="normal" style:font-size-asian="11pt" style:font-weight-complex="normal" style:font-size-complex="11pt" style:font-name-complex="Liberation Sans" style:font-name-asian="Liberation Sans" fo:color="#000000" fo:text-shadow="none" style:text-outline="false" style:text-line-through-type="none" fo:font-weight="normal" fo:font-style="normal" style:text-underline-style="none" style:text-underline-color="font-color" fo:font-size="11pt"/>
    </style:style>
    <style:style style:name="T90" style:family="text">
      <style:text-properties style:font-style-asian="normal" style:font-style-complex="normal" style:font-weight-asian="normal" style:font-weight-complex="normal" style:font-name-complex="Liberation Sans" fo:color="#000000" fo:text-shadow="none" style:text-outline="false" style:text-line-through-type="none" fo:font-weight="normal" fo:font-style="normal" style:text-underline-style="none" style:text-underline-color="font-color" style:font-size-complex="13pt" fo:font-size="10pt" style:font-name="Liberation Sans;Arial" style:font-name-asian="Liberation Mono;Courier New" style:text-emphasize="none" fo:country="RU" style:font-size-asian="13pt"/>
    </style:style>
    <style:style style:name="T91" style:family="text">
      <style:text-properties style:font-name-complex="Liberation Sans" fo:color="#000000" fo:text-shadow="none" style:font-style-asian="normal" fo:font-size="11pt" style:font-size-complex="11pt" fo:font-style="normal" style:font-name-asian="Liberation Sans" style:text-underline-style="none" style:text-underline-color="font-color" style:text-outline="false" style:text-line-through-type="none" style:font-size-asian="11pt" style:font-weight-asian="normal" style:font-name="Liberation Sans" fo:font-weight="normal" style:font-style-complex="normal" style:font-weight-complex="normal"/>
    </style:style>
    <style:style style:name="T92" style:family="text">
      <style:text-properties style:font-name-complex="Liberation Sans" fo:color="#000000" fo:text-shadow="none" style:font-style-asian="normal" fo:font-size="11pt" style:font-size-complex="11pt" fo:font-style="normal" style:font-name-asian="Liberation Sans" style:text-underline-style="none" style:text-underline-color="font-color" style:text-outline="false" style:text-line-through-type="none" style:font-size-asian="11pt" style:font-weight-asian="normal" style:font-name="Liberation Sans" fo:font-weight="normal" style:font-style-complex="normal" style:font-weight-complex="normal" style:text-emphasize="none"/>
    </style:style>
    <style:style style:name="T93" style:family="text">
      <style:text-properties style:font-style-asian="normal" style:font-name="Liberation Sans" style:font-size-complex="11pt" style:font-name-complex="Liberation Sans" style:font-name-asian="Liberation Sans" fo:font-size="11pt" style:text-underline-style="none" style:text-underline-color="font-color" fo:font-style="normal" fo:font-weight="normal" style:font-weight-complex="normal" style:font-size-asian="11pt" style:font-weight-asian="normal" style:font-style-complex="normal" fo:color="#000000" fo:text-shadow="none" style:text-outline="false" style:text-line-through-type="none"/>
    </style:style>
    <style:style style:name="T94" style:family="text">
      <style:text-properties style:font-style-asian="normal" style:font-name-complex="Liberation Sans" style:text-underline-style="none" style:text-underline-color="font-color" fo:font-style="normal" fo:font-weight="normal" style:font-weight-complex="normal" style:font-weight-asian="normal" style:font-style-complex="normal" fo:color="#000000" fo:text-shadow="none" style:text-outline="false" style:text-line-through-type="none" style:font-size-complex="13pt" fo:font-size="10pt" style:font-name="Liberation Sans;Arial" style:font-name-asian="Liberation Mono;Courier New" style:text-emphasize="none" fo:country="RU" style:font-size-asian="13pt"/>
    </style:style>
    <style:style style:name="T95" style:family="text">
      <style:text-properties style:font-name-complex="Liberation Sans" fo:color="#000000" style:font-weight-asian="normal" style:font-size-asian="11pt" style:text-line-through-type="none" style:font-weight-complex="normal" style:font-style-complex="normal" style:font-size-complex="11pt" fo:font-weight="normal" style:font-name="Liberation Sans" fo:font-size="11pt" style:font-style-asian="normal" fo:text-shadow="none" style:text-outline="false" style:text-underline-style="none" style:text-underline-color="font-color" style:font-name-asian="Liberation Sans" fo:font-style="normal"/>
    </style:style>
    <style:style style:name="T96" style:family="text">
      <style:text-properties style:font-name-complex="Liberation Sans" fo:color="#000000" style:font-weight-asian="normal" style:font-size-asian="11pt" style:text-line-through-type="none" style:font-weight-complex="normal" style:font-style-complex="normal" style:font-size-complex="11pt" fo:font-weight="normal" style:font-name="Liberation Sans" fo:font-size="11pt" style:font-style-asian="normal" fo:text-shadow="none" style:text-outline="false" style:text-underline-style="none" style:text-underline-color="font-color" style:font-name-asian="Liberation Sans" fo:font-style="normal" style:text-emphasize="none"/>
    </style:style>
    <style:style style:name="T97" style:family="text">
      <style:text-properties style:font-weight-asian="normal" fo:font-weight="normal" style:font-style-complex="normal" style:font-style-asian="normal" fo:text-shadow="none" style:text-outline="false" fo:font-style="normal" style:text-line-through-type="none" style:text-underline-style="none" style:text-underline-color="font-color" style:font-weight-complex="normal" style:font-size-complex="11pt" style:font-size-asian="11pt" style:font-name-complex="Liberation Sans" style:font-name-asian="Liberation Sans" fo:font-size="11pt" style:font-name="Liberation Sans" fo:color="#000000" style:text-emphasize="none"/>
    </style:style>
    <style:style style:name="T98" style:family="text">
      <style:text-properties style:font-name-complex="Liberation Sans" fo:color="#000000" style:font-name-asian="Liberation Sans" style:font-name="Liberation Sans" style:font-style-complex="normal" style:font-style-asian="normal" style:font-weight-complex="normal" fo:font-style="normal" style:font-size-asian="11pt" fo:font-size="11pt" fo:text-shadow="none" style:text-outline="false" style:font-weight-asian="normal" style:font-size-complex="11pt" style:text-line-through-type="none" style:text-underline-style="none" style:text-underline-color="font-color" fo:font-weight="normal"/>
    </style:style>
    <style:style style:name="T99" style:family="text">
      <style:text-properties fo:color="#000000" style:font-style-complex="normal" style:font-style-asian="normal" fo:font-style="normal" fo:text-shadow="none" style:text-outline="false" style:text-line-through-type="none" style:text-underline-style="none" style:text-underline-color="font-color" fo:font-weight="bold" style:font-weight-complex="bold" style:font-weight-asian="bold" style:font-size-complex="10pt" style:font-size-asian="10pt" style:font-name-complex="Arial" style:font-name-asian="Arial" fo:font-size="10pt" style:font-name="Arial"/>
    </style:style>
    <style:style style:name="T100" style:family="text">
      <style:text-properties fo:color="#000000" style:font-style-complex="normal" style:font-style-asian="normal" fo:font-style="normal" fo:text-shadow="none" style:text-outline="false" style:text-line-through-type="none" style:text-underline-style="none" style:text-underline-color="font-color" style:font-weight-complex="normal" style:font-weight-asian="normal" style:font-size-complex="11pt" style:font-size-asian="11pt" fo:font-weight="normal" fo:font-size="11pt" style:font-name="Liberation Sans" style:font-name-asian="Liberation Sans" style:font-name-complex="Liberation Sans"/>
    </style:style>
    <style:style style:name="T101" style:family="text">
      <style:text-properties style:font-name="Liberation Sans" style:font-weight-complex="normal" fo:font-weight="normal" style:font-size-asian="11pt" style:font-size-complex="11pt" style:text-underline-style="none" style:text-underline-color="font-color" fo:color="#000000" style:text-outline="false" style:font-style-complex="normal" style:font-name-asian="Liberation Sans" style:text-line-through-type="none" style:font-weight-asian="normal" fo:font-size="11pt" style:font-name-complex="Liberation Sans" fo:font-style="normal" fo:text-shadow="none" style:font-style-asian="normal"/>
    </style:style>
    <style:style style:name="T102" style:family="text">
      <style:text-properties style:text-underline-style="none" style:text-underline-color="font-color" fo:color="#000000" style:text-outline="false" style:font-style-complex="normal" style:text-line-through-type="none" fo:font-style="normal" fo:text-shadow="none" style:font-style-asian="normal" style:font-name="Arial" fo:font-size="10pt" fo:font-weight="bold" style:font-name-asian="Arial" style:font-name-complex="Arial" style:font-size-asian="10pt" style:font-size-complex="10pt" style:font-weight-asian="bold" style:font-weight-complex="bold"/>
    </style:style>
    <style:style style:name="T103" style:family="text">
      <style:text-properties style:font-style-asian="normal" style:text-underline-style="none" style:text-underline-color="font-color" fo:font-style="normal" fo:font-weight="normal" style:text-line-through-type="none" style:text-outline="false" fo:text-shadow="none" fo:color="#000000" fo:font-size="11pt" style:font-name-complex="Liberation Sans" style:font-size-complex="11pt" style:font-weight-complex="normal" style:font-size-asian="11pt" style:font-weight-asian="normal" style:font-style-complex="normal" style:font-name="Liberation Sans" style:font-name-asian="Liberation Sans"/>
    </style:style>
    <style:style style:name="T104" style:family="text">
      <style:text-properties style:font-style-asian="normal" style:text-underline-style="none" style:text-underline-color="font-color" fo:font-style="normal" fo:font-weight="normal" style:text-line-through-type="none" style:text-outline="false" fo:text-shadow="none" fo:color="#000000" style:font-name-complex="Liberation Sans" style:font-weight-complex="normal" style:font-weight-asian="normal" style:font-style-complex="normal" style:font-name-asian="Liberation Mono;Courier New" style:font-size-complex="13pt" style:font-size-asian="13pt" fo:country="RU" style:text-emphasize="none" style:font-name="Liberation Sans;Arial" fo:font-size="10pt"/>
    </style:style>
    <style:style style:name="T105" style:family="text">
      <style:text-properties style:font-style-asian="normal" style:text-underline-style="none" style:text-underline-color="font-color" fo:font-style="normal" fo:font-weight="normal" style:text-line-through-type="none" style:text-outline="false" fo:text-shadow="none" fo:color="#000000" style:font-name-complex="Liberation Sans" style:font-weight-complex="normal" style:font-weight-asian="normal" style:font-style-complex="normal" fo:font-size="11pt" style:font-size-complex="11pt" style:font-name-asian="Liberation Sans" style:font-size-asian="11pt" style:font-name="Liberation Sans"/>
    </style:style>
    <style:style style:name="T106" style:family="text">
      <style:text-properties style:font-style-asian="normal" style:text-underline-style="none" style:text-underline-color="font-color" fo:font-style="normal" fo:font-weight="normal" style:text-line-through-type="none" style:text-outline="false" fo:text-shadow="none" fo:color="#000000" style:font-name-complex="Liberation Sans" style:font-weight-complex="normal" style:font-weight-asian="normal" style:font-style-complex="normal" fo:font-size="11pt" style:font-size-complex="11pt" style:font-name-asian="Liberation Sans" style:font-size-asian="11pt" style:font-name="Liberation Sans" style:text-emphasize="none"/>
    </style:style>
    <style:style style:name="T107" style:family="text">
      <style:text-properties fo:text-shadow="none" style:font-name="Liberation Sans" fo:font-size="11pt" style:text-underline-style="none" style:text-underline-color="font-color" fo:font-style="normal" fo:font-weight="normal" style:text-line-through-type="none" style:text-outline="false" fo:color="#000000" style:font-name-asian="Liberation Sans" style:font-name-complex="Liberation Sans" style:font-size-complex="11pt" style:font-weight-complex="normal" style:font-size-asian="11pt" style:font-weight-asian="normal" style:font-style-complex="normal" style:font-style-asian="normal"/>
    </style:style>
    <style:style style:name="T108" style:family="text">
      <style:text-properties fo:text-shadow="none" style:text-underline-style="none" style:text-underline-color="font-color" fo:font-style="normal" fo:font-weight="normal" style:text-line-through-type="none" style:text-outline="false" fo:color="#000000" style:font-name-complex="Liberation Sans" style:font-weight-complex="normal" style:font-weight-asian="normal" style:font-style-complex="normal" style:font-style-asian="normal" style:font-name-asian="Liberation Mono;Courier New" style:font-size-asian="13pt" fo:country="RU" style:text-emphasize="none" fo:font-size="10pt" style:font-size-complex="13pt" style:font-name="Liberation Sans;Arial"/>
    </style:style>
    <style:style style:name="T109" style:family="text">
      <style:text-properties fo:color="#000000" style:font-name-complex="Liberation Sans" style:text-underline-style="none" style:text-underline-color="font-color" style:font-weight-complex="normal" style:font-style-complex="normal" fo:font-weight="normal" style:font-name="Liberation Sans" style:font-weight-asian="normal" style:font-size-asian="11pt" style:text-line-through-type="none" style:text-outline="false" style:font-name-asian="Liberation Sans" fo:font-style="normal" style:font-size-complex="11pt" fo:font-size="11pt" style:font-style-asian="normal" fo:text-shadow="none"/>
    </style:style>
    <style:style style:name="T110" style:family="text">
      <style:text-properties fo:color="#000000" style:font-name-complex="Liberation Sans" style:text-underline-style="none" style:text-underline-color="font-color" style:font-weight-complex="normal" style:font-style-complex="normal" fo:font-weight="normal" style:font-name="Liberation Sans" style:font-weight-asian="normal" style:font-size-asian="11pt" style:text-line-through-type="none" style:text-outline="false" style:font-name-asian="Liberation Sans" fo:font-style="normal" style:font-size-complex="11pt" fo:font-size="11pt" style:font-style-asian="normal" fo:text-shadow="none" style:text-emphasize="none"/>
    </style:style>
    <style:style style:name="T111" style:family="text">
      <style:text-properties style:font-name="Liberation Sans" style:font-style-asian="normal" fo:font-style="normal" fo:font-weight="normal" style:text-line-through-type="none" style:text-outline="false" fo:text-shadow="none" fo:color="#000000" style:font-style-complex="normal" style:text-underline-style="none" style:text-underline-color="font-color" fo:font-size="11pt" style:font-name-asian="Liberation Sans" style:font-name-complex="Liberation Sans" style:font-size-complex="11pt" style:font-weight-complex="normal" style:font-size-asian="11pt" style:font-weight-asian="normal"/>
    </style:style>
    <style:style style:name="T112" style:family="text">
      <style:text-properties style:font-style-asian="normal" fo:font-style="normal" fo:font-weight="normal" style:text-line-through-type="none" style:text-outline="false" fo:text-shadow="none" fo:color="#000000" style:font-style-complex="normal" style:text-underline-style="none" style:text-underline-color="font-color" style:font-name-complex="Liberation Sans" style:font-weight-complex="normal" style:font-weight-asian="normal" fo:font-size="10pt" style:font-name="Liberation Sans;Arial" style:font-name-asian="Liberation Mono;Courier New" style:font-size-asian="13pt" style:font-size-complex="13pt" style:text-emphasize="none" fo:country="RU"/>
    </style:style>
    <style:style style:name="T113" style:family="text">
      <style:text-properties fo:color="#000000" style:font-name-complex="Liberation Sans" style:font-style-asian="normal" fo:font-size="11pt" fo:font-style="normal" style:font-name-asian="Liberation Sans" style:text-underline-style="none" style:text-underline-color="font-color" style:font-size-complex="11pt" style:text-outline="false" fo:text-shadow="none" style:font-weight-complex="normal" style:text-line-through-type="none" style:font-size-asian="11pt" style:font-weight-asian="normal" style:font-name="Liberation Sans" fo:font-weight="normal" style:font-style-complex="normal"/>
    </style:style>
    <style:style style:name="T114" style:family="text">
      <style:text-properties fo:color="#000000" style:font-name-complex="Liberation Sans" style:font-style-asian="normal" fo:font-size="11pt" fo:font-style="normal" style:font-name-asian="Liberation Sans" style:text-underline-style="none" style:text-underline-color="font-color" style:font-size-complex="11pt" style:text-outline="false" fo:text-shadow="none" style:font-weight-complex="normal" style:text-line-through-type="none" style:font-size-asian="11pt" style:font-weight-asian="normal" style:font-name="Liberation Sans" fo:font-weight="normal" style:font-style-complex="normal" style:text-emphasize="none"/>
    </style:style>
    <style:style style:name="T115" style:family="text">
      <style:text-properties style:font-name-asian="Liberation Sans" style:font-name="Liberation Sans" fo:font-size="11pt" fo:font-weight="normal" style:text-underline-style="none" style:text-underline-color="font-color" style:text-line-through-type="none" fo:font-style="normal" style:text-outline="false" style:font-name-complex="Liberation Sans" style:font-size-asian="11pt" style:font-size-complex="11pt" style:font-weight-asian="normal" style:font-weight-complex="normal" style:font-style-asian="normal" style:font-style-complex="normal" fo:text-shadow="none" fo:color="#000000"/>
    </style:style>
    <style:style style:name="T116" style:family="text">
      <style:text-properties fo:font-weight="normal" style:font-weight-complex="normal" style:text-underline-style="none" style:text-underline-color="font-color" style:text-line-through-type="none" fo:font-style="normal" style:text-outline="false" fo:text-shadow="none" style:font-name="Liberation Sans" style:font-style-asian="normal" fo:color="#000000" style:font-style-complex="normal" style:font-name-asian="Liberation Sans" style:font-name-complex="Liberation Sans" style:font-size-asian="11pt" style:font-size-complex="11pt" style:font-weight-asian="normal" fo:font-size="11pt"/>
    </style:style>
    <style:style style:name="T117" style:family="text">
      <style:text-properties fo:font-weight="normal" style:font-weight-complex="normal" style:text-underline-style="none" style:text-underline-color="font-color" style:text-line-through-type="none" fo:font-style="normal" style:text-outline="false" fo:text-shadow="none" style:font-style-asian="normal" fo:color="#000000" style:font-style-complex="normal" style:font-name-complex="Liberation Sans" style:font-weight-asian="normal" style:font-size-complex="13pt" style:font-name-asian="Liberation Mono;Courier New" fo:font-size="10pt" fo:country="RU" style:font-name="Liberation Sans;Arial" style:font-size-asian="13pt" style:text-emphasize="none"/>
    </style:style>
    <style:style style:name="T118" style:family="text">
      <style:text-properties fo:font-weight="normal" style:font-weight-complex="normal" style:text-underline-style="none" style:text-underline-color="font-color" style:text-line-through-type="none" fo:font-style="normal" style:text-outline="false" fo:text-shadow="none" style:font-style-asian="normal" fo:color="#000000" style:font-style-complex="normal" style:font-name-complex="Liberation Sans" style:font-weight-asian="normal" style:font-size-complex="11pt" style:font-size-asian="11pt" style:font-name-asian="Liberation Sans" fo:font-size="11pt" style:font-name="Liberation Sans"/>
    </style:style>
    <style:style style:name="T119" style:family="text">
      <style:text-properties fo:font-weight="normal" style:font-weight-complex="normal" style:text-underline-style="none" style:text-underline-color="font-color" style:text-line-through-type="none" fo:font-style="normal" style:text-outline="false" fo:text-shadow="none" style:font-style-asian="normal" fo:color="#000000" style:font-style-complex="normal" style:font-name-complex="Liberation Sans" style:font-weight-asian="normal" style:font-size-complex="11pt" style:font-size-asian="11pt" style:font-name-asian="Liberation Sans" fo:font-size="11pt" style:font-name="Liberation Sans" style:text-emphasize="none"/>
    </style:style>
    <style:style style:name="T120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fo:color="#000000" style:font-name-asian="Liberation Sans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21" style:family="text">
      <style:text-properties style:font-style-complex="normal" style:font-style-asian="normal" style:font-name-complex="Liberation Sans" fo:color="#000000" style:font-name-asian="Liberation Sans" style:text-outline="false" fo:font-style="normal" style:text-line-through-type="none" style:text-underline-style="none" style:text-underline-color="font-color" fo:text-shadow="none" style:font-name="Arial" fo:font-size="10pt" fo:font-weight="bold" style:text-position="0%" style:font-size-asian="10pt" style:font-size-complex="10pt" style:font-weight-asian="bold" style:font-weight-complex="bold"/>
    </style:style>
    <style:style style:name="T122" style:family="text">
      <style:text-properties fo:font-style="normal" style:font-size-asian="10pt" style:text-outline="false" style:font-name-asian="Noto Sans CJK SC Regular" style:text-position="0%" style:font-style-complex="normal" style:font-weight-complex="normal" fo:font-size="10pt" style:text-underline-style="none" style:text-underline-color="font-color" style:font-size-complex="10pt" style:font-weight-asian="normal" fo:font-weight="normal" style:font-style-asian="normal" fo:color="#000000" style:font-name="Arial" fo:text-shadow="none" style:font-name-complex="FreeSans" style:text-line-through-type="none"/>
    </style:style>
    <style:style style:name="T123" style:family="text">
      <style:text-properties fo:font-style="normal" style:font-size-asian="10pt" style:text-outline="false" style:font-name-asian="Noto Sans CJK SC Regular" style:text-position="0%" style:font-style-complex="normal" fo:font-size="10pt" style:text-underline-style="none" style:text-underline-color="font-color" style:font-size-complex="10pt" style:font-style-asian="normal" fo:color="#000000" fo:text-shadow="none" style:font-name-complex="FreeSans" style:text-line-through-type="none" style:font-name="Arial" style:font-weight-asian="bold" fo:font-weight="bold" style:font-weight-complex="bold"/>
    </style:style>
    <style:style style:name="T124" style:family="text">
      <style:text-properties fo:font-style="normal" style:font-size-asian="10pt" style:text-outline="false" style:font-name-asian="Noto Sans CJK SC Regular" style:text-position="0%" style:font-style-complex="normal" fo:font-size="10pt" style:text-underline-style="none" style:text-underline-color="font-color" style:font-size-complex="10pt" style:font-style-asian="normal" fo:color="#000000" fo:text-shadow="none" style:font-name-complex="FreeSans" style:text-line-through-type="none" fo:font-weight="normal" style:font-weight-asian="normal" style:font-weight-complex="normal" style:font-name="Arial"/>
    </style:style>
    <style:style style:name="T125" style:family="text">
      <style:text-properties fo:font-style="normal" style:font-size-asian="10pt" style:text-outline="false" style:font-name-asian="Noto Sans CJK SC Regular" style:text-position="0%" style:font-style-complex="normal" fo:font-size="10pt" style:text-underline-style="none" style:text-underline-color="font-color" style:font-size-complex="10pt" style:font-style-asian="normal" fo:color="#000000" fo:text-shadow="none" style:font-name-complex="FreeSans" style:text-line-through-type="none" style:font-name="Arial" fo:font-weight="bold" style:font-weight-asian="bold" style:font-weight-complex="bold"/>
    </style:style>
    <style:style style:name="T126" style:family="text">
      <style:text-properties style:font-name-asian="Noto Sans CJK SC Regular" fo:font-weight="normal" fo:font-size="10pt" style:font-weight-asian="normal" style:font-size-complex="10pt" style:font-size-asian="10pt" style:text-position="0%" fo:text-shadow="none" fo:color="#000000" style:font-name-complex="FreeSans" style:font-style-asian="normal" style:font-style-complex="normal" style:text-outline="false" fo:font-style="normal" style:text-line-through-type="none" style:text-underline-style="none" style:text-underline-color="font-color" style:font-name="Arial" style:font-weight-complex="normal"/>
    </style:style>
    <style:style style:name="T127" style:family="text">
      <style:text-properties style:font-name-asian="Noto Sans CJK SC Regular" fo:font-size="10pt" style:font-size-complex="10pt" style:font-size-asian="10pt" style:text-position="0%" fo:text-shadow="none" fo:color="#000000" style:font-name-complex="FreeSans" style:font-style-asian="normal" style:font-style-complex="normal" style:text-outline="false" fo:font-style="normal" style:text-line-through-type="none" style:text-underline-style="none" style:text-underline-color="font-color" style:font-weight-asian="bold" style:font-name="Arial" fo:font-weight="bold" style:font-weight-complex="bold"/>
    </style:style>
    <style:style style:name="T128" style:family="text">
      <style:text-properties style:font-name-asian="Noto Sans CJK SC Regular" fo:font-size="10pt" style:font-size-complex="10pt" style:font-size-asian="10pt" style:text-position="0%" fo:text-shadow="none" fo:color="#000000" style:font-name-complex="FreeSans" style:font-style-asian="normal" style:font-style-complex="normal" style:text-outline="false" fo:font-style="normal" style:text-line-through-type="none" style:text-underline-style="none" style:text-underline-color="font-color" fo:font-weight="normal" style:font-weight-asian="normal" style:font-weight-complex="normal" style:font-name="Arial"/>
    </style:style>
    <style:style style:name="T129" style:family="text">
      <style:text-properties style:font-name-asian="Noto Sans CJK SC Regular" fo:font-size="10pt" style:font-size-complex="10pt" style:font-size-asian="10pt" style:text-position="0%" fo:text-shadow="none" fo:color="#000000" style:font-name-complex="FreeSans" style:font-style-asian="normal" style:font-style-complex="normal" style:text-outline="false" fo:font-style="normal" style:text-line-through-type="none" style:text-underline-style="none" style:text-underline-color="font-color" style:font-name="Arial" fo:font-weight="bold" style:font-weight-asian="bold" style:font-weight-complex="bold"/>
    </style:style>
    <style:style style:name="T130" style:family="text">
      <style:text-properties style:text-line-through-type="none" style:font-size-complex="10pt" fo:font-style="normal" style:text-outline="false" style:font-name-asian="Noto Sans CJK SC Regular" style:text-position="0%" style:font-style-complex="normal" style:font-weight-complex="normal" fo:font-size="10pt" style:font-weight-asian="normal" fo:font-weight="normal" style:font-style-asian="normal" fo:color="#000000" style:font-name="Arial" fo:text-shadow="none" style:font-name-complex="FreeSans" style:font-size-asian="10pt" style:text-underline-style="none" style:text-underline-color="font-color"/>
    </style:style>
    <style:style style:name="T131" style:family="text">
      <style:text-properties style:text-line-through-type="none" style:font-size-complex="10pt" fo:font-style="normal" style:text-outline="false" style:font-name-asian="Noto Sans CJK SC Regular" style:text-position="0%" style:font-style-complex="normal" fo:font-size="10pt" style:font-style-asian="normal" fo:color="#000000" fo:text-shadow="none" style:font-name-complex="FreeSans" style:font-size-asian="10pt" style:text-underline-style="none" style:text-underline-color="font-color" style:font-name="Arial" style:font-weight-asian="bold" fo:font-weight="bold" style:font-weight-complex="bold"/>
    </style:style>
    <style:style style:name="T132" style:family="text">
      <style:text-properties style:text-line-through-type="none" style:font-size-complex="10pt" fo:font-style="normal" style:text-outline="false" style:font-name-asian="Noto Sans CJK SC Regular" style:text-position="0%" style:font-style-complex="normal" fo:font-size="10pt" style:font-style-asian="normal" fo:color="#000000" fo:text-shadow="none" style:font-name-complex="FreeSans" style:font-size-asian="10pt" style:text-underline-style="none" style:text-underline-color="font-color" fo:font-weight="normal" style:font-weight-asian="normal" style:font-weight-complex="normal" style:font-name="Arial"/>
    </style:style>
    <style:style style:name="T133" style:family="text">
      <style:text-properties style:text-line-through-type="none" style:font-size-complex="10pt" fo:font-style="normal" style:text-outline="false" style:font-name-asian="Noto Sans CJK SC Regular" style:text-position="0%" style:font-style-complex="normal" fo:font-size="10pt" style:font-style-asian="normal" fo:color="#000000" fo:text-shadow="none" style:font-name-complex="FreeSans" style:font-size-asian="10pt" style:text-underline-style="none" style:text-underline-color="font-color" style:font-name="Arial" fo:font-weight="bold" style:font-weight-asian="bold" style:font-weight-complex="bold"/>
    </style:style>
    <style:style style:name="T134" style:family="text">
      <style:text-properties style:font-weight-complex="normal" style:font-name-complex="FreeSans" style:font-name-asian="Noto Sans CJK SC Regular" fo:font-size="10pt" style:font-weight-asian="normal" style:font-size-complex="10pt" style:font-size-asian="10pt" style:text-position="0%" fo:text-shadow="none" style:font-style-asian="normal" style:font-style-complex="normal" style:text-outline="false" fo:font-style="normal" style:text-line-through-type="none" style:text-underline-style="none" style:text-underline-color="font-color" style:font-name="Arial" fo:font-weight="normal" fo:color="#000000"/>
    </style:style>
    <style:style style:name="T135" style:family="text">
      <style:text-properties style:font-name-complex="FreeSans" style:font-name-asian="Noto Sans CJK SC Regular" fo:font-size="10pt" style:font-size-complex="10pt" style:font-size-asian="10pt" style:text-position="0%" fo:text-shadow="none" style:font-style-asian="normal" style:font-style-complex="normal" style:text-outline="false" fo:font-style="normal" style:text-line-through-type="none" style:text-underline-style="none" style:text-underline-color="font-color" fo:color="#000000" style:font-weight-asian="bold" style:font-name="Arial" fo:font-weight="bold" style:font-weight-complex="bold"/>
    </style:style>
    <style:style style:name="T136" style:family="text">
      <style:text-properties style:font-name-complex="FreeSans" style:font-name-asian="Noto Sans CJK SC Regular" fo:font-size="10pt" style:font-size-complex="10pt" style:font-size-asian="10pt" style:text-position="0%" fo:text-shadow="none" style:font-style-asian="normal" style:font-style-complex="normal" style:text-outline="false" fo:font-style="normal" style:text-line-through-type="none" style:text-underline-style="none" style:text-underline-color="font-color" fo:color="#000000" fo:font-weight="normal" style:font-weight-asian="normal" style:font-weight-complex="normal" style:font-name="Arial"/>
    </style:style>
    <style:style style:name="T137" style:family="text">
      <style:text-properties style:font-name-complex="FreeSans" style:font-name-asian="Noto Sans CJK SC Regular" fo:font-size="10pt" style:font-size-complex="10pt" style:font-size-asian="10pt" style:text-position="0%" fo:text-shadow="none" style:font-style-asian="normal" style:font-style-complex="normal" style:text-outline="false" fo:font-style="normal" style:text-line-through-type="none" style:text-underline-style="none" style:text-underline-color="font-color" fo:color="#000000" style:font-name="Arial" fo:font-weight="bold" style:font-weight-asian="bold" style:font-weight-complex="bold"/>
    </style:style>
    <style:style style:name="T138" style:family="text">
      <style:text-properties style:text-underline-style="none" style:text-underline-color="font-color" style:font-weight-asian="normal" style:text-line-through-type="none" fo:font-style="normal" style:text-outline="false" style:font-name-asian="Noto Sans CJK SC Regular" style:text-position="0%" style:font-style-complex="normal" style:font-weight-complex="normal" fo:font-weight="normal" style:font-style-asian="normal" fo:color="#000000" style:font-name="Arial" fo:text-shadow="none" style:font-name-complex="FreeSans" style:font-size-asian="10pt" style:font-size-complex="10pt" fo:font-size="10pt"/>
    </style:style>
    <style:style style:name="T139" style:family="text">
      <style:text-properties style:text-underline-style="none" style:text-underline-color="font-color" style:text-line-through-type="none" fo:font-style="normal" style:text-outline="false" style:font-name-asian="Noto Sans CJK SC Regular" style:text-position="0%" style:font-style-complex="normal" style:font-style-asian="normal" fo:color="#000000" fo:text-shadow="none" style:font-name-complex="FreeSans" style:font-size-asian="10pt" style:font-size-complex="10pt" fo:font-size="10pt" style:font-name="Arial" style:font-weight-asian="bold" fo:font-weight="bold" style:font-weight-complex="bold"/>
    </style:style>
    <style:style style:name="T140" style:family="text">
      <style:text-properties style:text-underline-style="none" style:text-underline-color="font-color" style:text-line-through-type="none" fo:font-style="normal" style:text-outline="false" style:font-name-asian="Noto Sans CJK SC Regular" style:text-position="0%" style:font-style-complex="normal" style:font-style-asian="normal" fo:color="#000000" fo:text-shadow="none" style:font-name-complex="FreeSans" style:font-size-asian="10pt" style:font-size-complex="10pt" fo:font-size="10pt" fo:font-weight="normal" style:font-weight-asian="normal" style:font-weight-complex="normal" style:font-name="Arial"/>
    </style:style>
    <style:style style:name="T141" style:family="text">
      <style:text-properties style:text-underline-style="none" style:text-underline-color="font-color" style:text-line-through-type="none" fo:font-style="normal" style:text-outline="false" style:font-name-asian="Noto Sans CJK SC Regular" style:text-position="0%" style:font-style-complex="normal" style:font-style-asian="normal" fo:color="#000000" fo:text-shadow="none" style:font-name-complex="FreeSans" style:font-size-asian="10pt" style:font-size-complex="10pt" fo:font-size="10pt" style:font-name="Arial" fo:font-weight="bold" style:font-weight-asian="bold" style:font-weight-complex="bold"/>
    </style:style>
    <style:style style:name="T142" style:family="text">
      <style:text-properties fo:color="#000000" style:font-style-asian="normal" style:font-weight-complex="normal" style:font-name-asian="Noto Sans CJK SC Regular" fo:font-size="10pt" style:font-weight-asian="normal" style:font-size-complex="10pt" style:font-size-asian="10pt" style:text-position="0%" style:font-style-complex="normal" style:text-outline="false" fo:font-style="normal" style:text-line-through-type="none" style:text-underline-style="none" style:text-underline-color="font-color" style:font-name="Arial" fo:font-weight="normal" style:font-name-complex="FreeSans" fo:text-shadow="none"/>
    </style:style>
    <style:style style:name="T143" style:family="text">
      <style:text-properties fo:color="#000000" style:font-style-asian="normal" style:font-name-asian="Noto Sans CJK SC Regular" fo:font-size="10pt" style:font-size-complex="10pt" style:font-size-asian="10pt" style:text-position="0%" style:font-style-complex="normal" style:text-outline="false" fo:font-style="normal" style:text-line-through-type="none" style:text-underline-style="none" style:text-underline-color="font-color" style:font-name-complex="FreeSans" fo:text-shadow="none" style:font-weight-asian="bold" style:font-name="Arial" fo:font-weight="bold" style:font-weight-complex="bold"/>
    </style:style>
    <style:style style:name="T144" style:family="text">
      <style:text-properties fo:color="#000000" style:font-style-asian="normal" style:font-name-asian="Noto Sans CJK SC Regular" fo:font-size="10pt" style:font-size-complex="10pt" style:font-size-asian="10pt" style:text-position="0%" style:font-style-complex="normal" style:text-outline="false" fo:font-style="normal" style:text-line-through-type="none" style:text-underline-style="none" style:text-underline-color="font-color" style:font-name-complex="FreeSans" fo:text-shadow="none" fo:font-weight="normal" style:font-weight-asian="normal" style:font-weight-complex="normal" style:font-name="Arial"/>
    </style:style>
    <style:style style:name="T145" style:family="text">
      <style:text-properties fo:color="#000000" style:font-style-asian="normal" style:font-name-asian="Noto Sans CJK SC Regular" fo:font-size="10pt" style:font-size-complex="10pt" style:font-size-asian="10pt" style:text-position="0%" style:font-style-complex="normal" style:text-outline="false" fo:font-style="normal" style:text-line-through-type="none" style:text-underline-style="none" style:text-underline-color="font-color" style:font-name-complex="FreeSans" fo:text-shadow="none" style:font-name="Arial" fo:font-weight="bold" style:font-weight-asian="bold" style:font-weight-complex="bold"/>
    </style:style>
    <style:style style:name="T146" style:family="text">
      <style:text-properties fo:font-size="10pt" fo:font-weight="normal" style:text-underline-style="none" style:text-underline-color="font-color" style:text-line-through-type="none" fo:font-style="normal" style:text-outline="false" style:font-name-asian="Noto Sans CJK SC Regular" style:text-position="0%" style:font-style-complex="normal" style:font-style-asian="normal" fo:color="#000000" style:font-name="Arial" fo:text-shadow="none" style:font-name-complex="FreeSans" style:font-size-asian="10pt" style:font-size-complex="10pt" style:font-weight-asian="normal" style:font-weight-complex="normal"/>
    </style:style>
    <style:style style:name="T147" style:family="text">
      <style:text-properties fo:font-size="10pt" style:text-underline-style="none" style:text-underline-color="font-color" style:text-line-through-type="none" fo:font-style="normal" style:text-outline="false" style:font-name-asian="Noto Sans CJK SC Regular" style:text-position="0%" style:font-style-complex="normal" style:font-style-asian="normal" fo:color="#000000" fo:text-shadow="none" style:font-name-complex="FreeSans" style:font-size-asian="10pt" style:font-size-complex="10pt" style:font-name="Arial" style:font-weight-asian="bold" fo:font-weight="bold" style:font-weight-complex="bold"/>
    </style:style>
    <style:style style:name="T148" style:family="text">
      <style:text-properties fo:font-size="10pt" style:text-underline-style="none" style:text-underline-color="font-color" style:text-line-through-type="none" fo:font-style="normal" style:text-outline="false" style:font-name-asian="Noto Sans CJK SC Regular" style:text-position="0%" style:font-style-complex="normal" style:font-style-asian="normal" fo:color="#000000" fo:text-shadow="none" style:font-name-complex="FreeSans" style:font-size-asian="10pt" style:font-size-complex="10pt" fo:font-weight="normal" style:font-weight-asian="normal" style:font-weight-complex="normal" style:font-name="Arial"/>
    </style:style>
    <style:style style:name="T149" style:family="text">
      <style:text-properties fo:font-size="10pt" style:text-underline-style="none" style:text-underline-color="font-color" style:text-line-through-type="none" fo:font-style="normal" style:text-outline="false" style:font-name-asian="Noto Sans CJK SC Regular" style:text-position="0%" style:font-style-complex="normal" style:font-style-asian="normal" fo:color="#000000" fo:text-shadow="none" style:font-name-complex="FreeSans" style:font-size-asian="10pt" style:font-size-complex="10pt" style:font-name="Arial" fo:font-weight="bold" style:font-weight-asian="bold" style:font-weight-complex="bold"/>
    </style:style>
    <style:style style:name="T150" style:family="text">
      <style:text-properties fo:text-shadow="none" style:font-style-complex="normal" fo:color="#000000" style:font-weight-complex="normal" style:font-name-asian="Noto Sans CJK SC Regular" fo:font-size="10pt" style:font-weight-asian="normal" style:font-size-complex="10pt" style:font-size-asian="10pt" style:text-outline="false" fo:font-style="normal" style:text-line-through-type="none" style:text-underline-style="none" style:text-underline-color="font-color" style:font-name="Arial" fo:font-weight="normal" style:font-name-complex="FreeSans" style:font-style-asian="normal" style:text-position="0%"/>
    </style:style>
    <style:style style:name="T151" style:family="text">
      <style:text-properties fo:text-shadow="none" style:font-style-complex="normal" fo:color="#000000" style:font-name-asian="Noto Sans CJK SC Regular" fo:font-size="10pt" style:font-size-complex="10pt" style:font-size-asian="10pt" style:text-outline="false" fo:font-style="normal" style:text-line-through-type="none" style:text-underline-style="none" style:text-underline-color="font-color" style:font-name-complex="FreeSans" style:font-style-asian="normal" style:text-position="0%" style:font-weight-asian="bold" style:font-name="Arial" fo:font-weight="bold" style:font-weight-complex="bold"/>
    </style:style>
    <style:style style:name="T152" style:family="text">
      <style:text-properties fo:text-shadow="none" style:font-style-complex="normal" fo:color="#000000" style:font-name-asian="Noto Sans CJK SC Regular" fo:font-size="10pt" style:font-size-complex="10pt" style:font-size-asian="10pt" style:text-outline="false" fo:font-style="normal" style:text-line-through-type="none" style:text-underline-style="none" style:text-underline-color="font-color" style:font-name-complex="FreeSans" style:font-style-asian="normal" style:text-position="0%" fo:font-weight="normal" style:font-weight-asian="normal" style:font-weight-complex="normal" style:font-name="Arial"/>
    </style:style>
    <style:style style:name="T153" style:family="text">
      <style:text-properties fo:text-shadow="none" style:font-style-complex="normal" fo:color="#000000" style:font-name-asian="Noto Sans CJK SC Regular" fo:font-size="10pt" style:font-size-complex="10pt" style:font-size-asian="10pt" style:text-outline="false" fo:font-style="normal" style:text-line-through-type="none" style:text-underline-style="none" style:text-underline-color="font-color" style:font-name-complex="FreeSans" style:font-style-asian="normal" style:text-position="0%" style:font-name="Arial" fo:font-weight="bold" style:font-weight-asian="bold" style:font-weight-complex="bold"/>
    </style:style>
    <style:style style:name="T154" style:family="text">
      <style:text-properties style:font-weight-complex="normal" style:font-style-asian="normal" fo:font-size="10pt" style:text-underline-style="none" style:text-underline-color="font-color" style:text-line-through-type="none" fo:font-style="normal" style:text-outline="false" style:font-name-asian="Noto Sans CJK SC Regular" style:text-position="0%" fo:color="#000000" style:font-name="Arial" fo:text-shadow="none" style:font-name-complex="FreeSans" style:font-size-asian="10pt" style:font-size-complex="10pt" style:font-weight-asian="normal" fo:font-weight="normal" style:font-style-complex="normal"/>
    </style:style>
    <style:style style:name="T155" style:family="text">
      <style:text-properties style:font-style-asian="normal" fo:font-size="10pt" style:text-underline-style="none" style:text-underline-color="font-color" style:text-line-through-type="none" fo:font-style="normal" style:text-outline="false" style:font-name-asian="Noto Sans CJK SC Regular" style:text-position="0%" fo:color="#000000" fo:text-shadow="none" style:font-name-complex="FreeSans" style:font-size-asian="10pt" style:font-size-complex="10pt" style:font-style-complex="normal" style:font-name="Arial" style:font-weight-asian="bold" fo:font-weight="bold" style:font-weight-complex="bold"/>
    </style:style>
    <style:style style:name="T156" style:family="text">
      <style:text-properties style:font-style-asian="normal" fo:font-size="10pt" style:text-underline-style="none" style:text-underline-color="font-color" style:text-line-through-type="none" fo:font-style="normal" style:text-outline="false" style:font-name-asian="Noto Sans CJK SC Regular" style:text-position="0%" fo:color="#000000" fo:text-shadow="none" style:font-name-complex="FreeSans" style:font-size-asian="10pt" style:font-size-complex="10pt" style:font-style-complex="normal" fo:font-weight="normal" style:font-weight-asian="normal" style:font-weight-complex="normal" style:font-name="Arial"/>
    </style:style>
    <style:style style:name="T157" style:family="text">
      <style:text-properties style:font-style-asian="normal" fo:font-size="10pt" style:text-underline-style="none" style:text-underline-color="font-color" style:text-line-through-type="none" fo:font-style="normal" style:text-outline="false" style:font-name-asian="Noto Sans CJK SC Regular" style:text-position="0%" fo:color="#000000" fo:text-shadow="none" style:font-name-complex="FreeSans" style:font-size-asian="10pt" style:font-size-complex="10pt" style:font-style-complex="normal" style:font-name="Arial" fo:font-weight="bold" style:font-weight-asian="bold" style:font-weight-complex="bold"/>
    </style:style>
    <style:style style:name="T158" style:family="text">
      <style:text-properties style:text-position="0%" style:text-outline="false" fo:text-shadow="none" fo:color="#000000" style:font-weight-complex="normal" style:font-name-asian="Noto Sans CJK SC Regular" fo:font-size="10pt" style:font-weight-asian="normal" style:font-size-complex="10pt" fo:font-style="normal" style:text-line-through-type="none" style:text-underline-style="none" style:text-underline-color="font-color" style:font-name="Arial" fo:font-weight="normal" style:font-name-complex="FreeSans" style:font-style-asian="normal" style:font-style-complex="normal" style:font-size-asian="10pt"/>
    </style:style>
    <style:style style:name="T159" style:family="text">
      <style:text-properties style:text-position="0%" style:text-outline="false" fo:text-shadow="none" fo:color="#000000" style:font-name-asian="Noto Sans CJK SC Regular" fo:font-size="10pt" style:font-size-complex="10pt" fo:font-style="normal" style:text-line-through-type="none" style:text-underline-style="none" style:text-underline-color="font-color" style:font-name-complex="FreeSans" style:font-style-asian="normal" style:font-style-complex="normal" style:font-size-asian="10pt" style:font-weight-asian="bold" style:font-name="Arial" fo:font-weight="bold" style:font-weight-complex="bold"/>
    </style:style>
    <style:style style:name="T160" style:family="text">
      <style:text-properties style:text-position="0%" style:text-outline="false" fo:text-shadow="none" fo:color="#000000" style:font-name-asian="Noto Sans CJK SC Regular" fo:font-size="10pt" style:font-size-complex="10pt" fo:font-style="normal" style:text-line-through-type="none" style:text-underline-style="none" style:text-underline-color="font-color" style:font-name-complex="FreeSans" style:font-style-asian="normal" style:font-style-complex="normal" style:font-size-asian="10pt" fo:font-weight="normal" style:font-weight-asian="normal" style:font-weight-complex="normal" style:font-name="Arial"/>
    </style:style>
    <style:style style:name="T161" style:family="text">
      <style:text-properties style:text-position="0%" style:text-outline="false" fo:text-shadow="none" fo:color="#000000" style:font-name-asian="Noto Sans CJK SC Regular" fo:font-size="10pt" style:font-size-complex="10pt" fo:font-style="normal" style:text-line-through-type="none" style:text-underline-style="none" style:text-underline-color="font-color" style:font-name-complex="FreeSans" style:font-style-asian="normal" style:font-style-complex="normal" style:font-size-asian="10pt" style:font-name="Arial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987" table:default-cell-style-name="ce10"/>
        <table:table-column table:style-name="co6" table:number-columns-repeated="5" table:default-cell-style-name="ce10"/>
        <table:table-column table:style-name="co5" table:number-columns-repeated="23" table:default-cell-style-name="ce10"/>
        <table:table-column table:style-name="co6" table:number-columns-repeated="4" table:default-cell-style-name="ce10"/>
        <table:table-column table:style-name="co7" table:default-cell-style-name="ce10"/>
        <table:table-row table:style-name="ro1">
          <table:table-cell table:style-name="ce1" office:value-type="string" calcext:value-type="string" table:number-columns-spanned="4" table:number-rows-spanned="1">
            <text:p>Manual TestSet of SetInteriorVehicleData RPC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st Cases in the demo are not individual atomic tests, they should be performed as End To End flow</text:p>
          </table:table-cell>
          <table:table-cell table:style-name="ce11" table:number-columns-repeated="2"/>
          <table:table-cell table:style-name="ce21"/>
          <table:table-cell table:number-columns-repeated="1020"/>
        </table:table-row>
        <table:table-row table:style-name="ro1">
          <table:table-cell table:style-name="ce2"/>
          <table:table-cell table:style-name="ce11" table:number-columns-repeated="2"/>
          <table:table-cell table:style-name="ce21"/>
          <table:table-cell table:number-columns-repeated="1020"/>
        </table:table-row>
        <table:table-row table:style-name="ro2">
          <table:table-cell table:style-name="ce3" office:value-type="string" calcext:value-type="string">
            <text:p>Step #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Expected Result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4" office:value-type="string" calcext:value-type="string">
            <text:p>Preconditions</text:p>
          </table:table-cell>
          <table:table-cell table:style-name="ce12" office:value-type="string" calcext:value-type="string">
            <text:p>Preconditions</text:p>
          </table:table-cell>
          <table:table-cell table:style-name="ce20"/>
          <table:table-cell table:style-name="ce22"/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uild SDL with default configuration</text:p>
          </table:table-cell>
          <table:table-cell table:style-name="ce13" office:value-type="string" calcext:value-type="string">
            <text:p>SDL is built successfully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etup SyncProxyTester (SPT)</text:p>
          </table:table-cell>
          <table:table-cell table:style-name="ce13" office:value-type="string" calcext:value-type="string">
            <text:p>SyncProxyTester is set up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Turn off Internet connection in order to disable interactions with cloud</text:p>
          </table:table-cell>
          <table:table-cell table:style-name="ce13" office:value-type="string" calcext:value-type="string">
            <text:p>Internet connection is turned off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Start SDL and HMI</text:p>
          </table:table-cell>
          <table:table-cell table:style-name="ce13" office:value-type="string" calcext:value-type="string">
            <text:p>SDL is started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Start HMI </text:p>
          </table:table-cell>
          <table:table-cell table:style-name="ce13" office:value-type="string" calcext:value-type="string">
            <text:p>HMI is started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Connect mobile device via any transport</text:p>
          </table:table-cell>
          <table:table-cell table:style-name="ce13" office:value-type="string" calcext:value-type="string">
            <text:p>Mobile device is connected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4" office:value-type="string" calcext:value-type="string">
            <text:p>Open modules tab.</text:p>
          </table:table-cell>
          <table:table-cell table:style-name="ce14" office:value-type="string" calcext:value-type="string">
            <text:p><text:s/>For Temperature Unit "C" is choosen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4" office:value-type="string" calcext:value-type="string">
            <text:p>Press on "Driver" button</text:p>
          </table:table-cell>
          <table:table-cell table:style-name="ce14" office:value-type="string" calcext:value-type="string">
            <text:p>"Drivers Device Selection Window" is opened</text:p>
          </table:table-cell>
          <table:table-cell table:style-name="ce23"/>
          <table:table-cell table:number-columns-repeated="1020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14" office:value-type="string" calcext:value-type="string">
            <text:p>Go to "Drivers device" drop-down filter and choose connected mobile device.</text:p>
          </table:table-cell>
          <table:table-cell table:style-name="ce14" office:value-type="string" calcext:value-type="string">
            <text:p>Connected device is present in the drop-down filter and selected.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4" office:value-type="string" calcext:value-type="string">
            <text:p>Press "Set as Driver's" button.</text:p>
          </table:table-cell>
          <table:table-cell table:style-name="ce14" office:value-type="string" calcext:value-type="string">
            <text:p>"Current driver's device is <text:span text:style-name="T3">&lt;connected device&gt;"</text:span>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7" office:value-type="string" calcext:value-type="string">
            <text:p>Test case:</text:p>
          </table:table-cell>
          <table:table-cell table:style-name="ce15" office:value-type="string" calcext:value-type="string" table:number-columns-spanned="2" table:number-rows-spanned="1">
            <text:p>Registration of application</text:p>
          </table:table-cell>
          <table:covered-table-cell/>
          <table:table-cell table:style-name="ce24"/>
          <table:table-cell table:number-columns-repeated="102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egister mobile application with the following parameters and values (mostly default ones):</text:p>
            <text:p>- 'AppName': 'SyncProxyTester'</text:p>
            <text:p>- 'Media': 'Checked'</text:p>
            <text:p>- ‘App synonim1’: 'Synonim1'</text:p>
            <text:p>- ‘App synonim2’: 'Synonim2'</text:p>
            <text:p>- ‘TTS Text’: 'Sync Proxy Tester'</text:p>
            <text:p>- ‘TTS Text Type': 'TEXT'</text:p>
            <text:p>- ‘Language’: ‘EN-US’</text:p>
            <text:p>- ‘HMI language’: ‘EN-US’</text:p>
            <text:p>- ‘Transport Type’: &lt;Check_selected_transport_radio_button&gt;</text:p>
            <text:p>- ‘IP address’: 10.0.2.2 (if applicable)</text:p>
            <text:p>- ‘Port’: 12345 (if applicable)</text:p>
            <text:p>- 'App ID': '584421907'</text:p>
            <text:p>- 'More options':</text:p>
            <text:p>- ‘NGN Short App Name: 'SPT'</text:p>
            <text:p>- ‘Override Policies URL': 'Unchecked'</text:p>
            <text:p>- ‘Set app icon after registration': 'FIESTA'</text:p>
            <text:p>- ‘Enter Hash Id': 'Checked': 'Checked'</text:p>
            <text:p>- ‘Simulate Media Streaming App': unchecked</text:p>
            <text:p>- ‘Select Previous HashID': 'Checked'</text:p>
            <text:p>- ' Keep Bluetooth Port Open': 'Checked'</text:p>
            <text:p>- 'Enabe BT Multiplexing': 'Checked'</text:p>
            <text:p>- 'MTU Size': 'Unchecked'</text:p>
            <text:p>- 'Enabe Siphon Server': 'Unchecked'</text:p>
            <text:p>- 'Enabe App Resuming': 'Checked'</text:p>
            <text:p>- 'Policy data logs to SD-card': 'Checked'</text:p>
            <text:p>- 'Enabe Heartbeat': 'Unchecked'</text:p>
            <text:p>- 'Enabe Protocol Message Logging': 'Unchecked'</text:p>
            <text:p>- 'Enabe Auto Send RPC': 'Checked'</text:p>
            <text:p>- ' Include Media Library': 'Unchecked'</text:p>
            <text:p>- ' Include Security Library': 'Checked'</text:p>
            <text:p>- ' Enabe Secure RPC Service': 'Unchecked'</text:p>
            <text:p>- 'External Certificate': 'Unchecked'</text:p>
            <text:p>- 'Select App HMI Type': ‘REMOTE_CONTROL’</text:p>
            <text:p>- ‘Auto HMI Script': 'Unchecked'</text:p>
          </table:table-cell>
          <table:table-cell table:style-name="ce13" office:value-type="string" calcext:value-type="string">
            <text:p>Mobile application is registered successfully:</text:p>
            <text:p>App→SDL: RegisterAppInterface()</text:p>
            <text:p>SDL→HMI: BC.OnAppRegistered()</text:p>
            <text:p>SDL→App: SUCCESS: RegisterAppInterface()</text:p>
            <text:p>SDL→App: OnHMIStatus(NONE)</text:p>
            <text:p>SDL→App: OnPermissionsChange()</text:p>
            <text:p>SDL→App: OnHashChange()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On HMI activate SPT application</text:p>
          </table:table-cell>
          <table:table-cell table:style-name="ce13" office:value-type="string" calcext:value-type="string">
            <text:p>Application is activated:</text:p>
            <text:p>SDL→App: OnHMIStatus(FULL)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7" office:value-type="string" calcext:value-type="string">
            <text:p>Test case:</text:p>
          </table:table-cell>
          <table:table-cell table:style-name="ce16" office:value-type="string" calcext:value-type="string" table:number-columns-spanned="2" table:number-rows-spanned="1">
            <text:p>SetInteriorVehicleData for AUDIO module</text:p>
          </table:table-cell>
          <table:covered-table-cell/>
          <table:table-cell table:style-name="ce24"/>
          <table:table-cell table:number-columns-repeated="1020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On mobile device send - 'GetInteriorVehicleData’ RPC with moduleType= ‘<text:span text:style-name="T1">AUDIO</text:span>’</text:p>
            <text:p/>
          </table:table-cell>
          <table:table-cell table:style-name="ce13" office:value-type="string" calcext:value-type="string">
            <text:p>GetInteriorVehicleData finished with SUCCESS:</text:p>
            <text:p>App→SDL: GetInteriorVehicle(<text:span text:style-name="T29">AUDIO</text:span>)</text:p>
            <text:p>SDL→HMI: RC.GetInteriorVehicleData(<text:span text:style-name="T30">AUDIO</text:span>')</text:p>
            <text:p>HMI→SDL: SUCCESS: RC.GetInteriorVehicleData (<text:span text:style-name="T30">AUDIO)</text:span></text:p>
            <text:p>SDL→ App: SUCCESS: GetInteriorVehicleData (<text:span text:style-name="T30">AUDIO)</text:span>)</text:p>
          </table:table-cell>
          <table:table-cell table:style-name="ce26" table:number-columns-spanned="1" table:number-rows-spanned="2"/>
          <table:table-cell table:number-columns-repeated="1020"/>
        </table:table-row>
        <table:table-row table:style-name="ro6">
          <table:table-cell table:style-name="ce5"/>
          <table:table-cell table:style-name="ce13" table:number-columns-repeated="2"/>
          <table:covered-table-cell/>
          <table:table-cell table:number-columns-repeated="1020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On mobile device send - 'SetInteriorVehicleData’ RPC with  moduleType= ‘<text:span text:style-name="T2">AUDIO</text:span>’</text:p>
            <text:p/>
            <text:p>AudioConrolData: <text:span text:style-name="T3">'checked'</text:span></text:p>
            <text:p/>
            <text:p>Change</text:p>
            <text:p>"Source" <text:span text:style-name="T4">: 'checked', MOBILE_APP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>App→SDL: SetInteriorVehicleData("moduleType":"AUDIO", audioControlData":{"</text:span>Source<text:span text:style-name="T31">": </text:span>MOBILE_APP<text:span text:style-name="T31">})</text:span></text:p>
            <text:p><text:span text:style-name="T31"/></text:p>
            <text:p><text:span text:style-name="T31">SDL→HMI:RC.SetInteriorVehicleData("moduleType":"AUDIO", audioControlData":{"</text:span>Source<text:span text:style-name="T31">": MOBILE</text:span>_APP<text:span text:style-name="T31">})</text:span></text:p>
            <text:p><text:span text:style-name="T31"/></text:p>
            <text:p><text:span text:style-name="T31">HMI→SDL: SUCCESS:RC.SetInteriorVehicleData("moduleType":"AUDIO", audioControlData":{"</text:span>Source<text:span text:style-name="T31">": </text:span>MOBILE_APP<text:span text:style-name="T31">})</text:span></text:p>
            <text:p><text:span text:style-name="T31"/></text:p>
            <text:p><text:span text:style-name="T31">SDL→App: SUCCESS:SetInteriorVehicleData("moduleType":"AUDIO", audioControlData":{"</text:span>Source<text:span text:style-name="T31">": </text:span>MOBILE_APP<text:span text:style-name="T31">})</text:span></text:p>
            <text:p><text:span text:style-name="T31"/></text:p>
            <text:p><text:span text:style-name="T32">On HMI were changed "</text:span>Source<text:span text:style-name="T33">" to </text:span>MOBILE_APP</text:p>
          </table:table-cell>
          <table:table-cell table:number-columns-repeated="1021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On mobile device send - 'SetInteriorVehicleData’ RPC with parameter keepContext=false</text:p>
            <text:p>moduleType= ‘<text:span text:style-name="T3">AUDIO</text:span>’</text:p>
            <text:p/>
            <text:p>AudioConrolData: <text:span text:style-name="T3">'checked'</text:span></text:p>
            <text:p/>
            <text:p>Change</text:p>
            <text:p>"Source" <text:span text:style-name="T3">: 'checked', USB</text:span></text:p>
            <text:p/>
            <text:p/>
          </table:table-cell>
          <table:table-cell table:style-name="ce13" office:value-type="string" calcext:value-type="string">
            <text:p><text:span text:style-name="T34">App→SDL: SetInteriorVehicleData("moduleType":</text:span><text:span text:style-name="T35">AUDIO</text:span>, 'keepContext': <text:span text:style-name="T3">'false</text:span>')</text:p>
            <text:p/>
            <text:p>SDL→HMI: RC.SetInteriorVehicleData("moduleType":<text:span text:style-name="T3">AUDIO</text:span>, 'keepContext': <text:span text:style-name="T3">'false</text:span>')</text:p>
            <text:p/>
            <text:p>HMI→SDL: SUCCESS: RC.SetInteriorVehicleData ("moduleType":<text:span text:style-name="T3">AUDIO</text:span>, 'keepContext': '<text:span text:style-name="T3">false</text:span>')</text:p>
            <text:p/>
            <text:p>SDL→ App: SUCCESS: SetInteriorVehicleData ("moduleType":<text:span text:style-name="T3">AUDIO</text:span>, 'keepContext': <text:span text:style-name="T3">'false'</text:span>)</text:p>
            <text:p>SDL→App: OnHMIStatus(BACKGROUND)</text:p>
          </table:table-cell>
          <table:table-cell table:style-name="ce27"/>
          <table:table-cell table:number-columns-repeated="1020"/>
        </table:table-row>
        <table:table-row table:style-name="ro9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On mobile device send - 'SetInteriorVehicleData’ RPC with parameter keepContext = true</text:p>
            <text:p>moduleType= ‘<text:span text:style-name="T3">AUDIO</text:span>’</text:p>
            <text:p>Subscribe: 'checked', <text:span text:style-name="T3">'OFF</text:span>'</text:p>
            <text:p/>
            <text:p>KeepContext = false</text:p>
            <text:p/>
            <text:p>AudioConrolData: <text:span text:style-name="T3">'checked'</text:span></text:p>
            <text:p/>
            <text:p>Change</text:p>
            <text:p>"AudioSource" <text:span text:style-name="T3">: 'checked', USB</text:span></text:p>
            <text:p/>
            <text:p/>
          </table:table-cell>
          <table:table-cell table:style-name="ce13" office:value-type="string" calcext:value-type="string">
            <text:p><text:span text:style-name="T34">App→SDL: SetInteriorVehicleData("moduleType":</text:span><text:span text:style-name="T35">AUDIO</text:span>, 'keepContext': <text:span text:style-name="T3">'true</text:span>')</text:p>
            <text:p/>
            <text:p>SDL→HMI: RC.SetInteriorVehicleData("moduleType":<text:span text:style-name="T3">AUDIO</text:span>, 'keepContext': <text:span text:style-name="T3">'true</text:span>')</text:p>
            <text:p/>
            <text:p>HMI→SDL: SUCCESS: RC.SetInteriorVehicleData ("moduleType":<text:span text:style-name="T3">AUDIO</text:span>, 'keepContext': '<text:span text:style-name="T3">true</text:span>')</text:p>
            <text:p/>
            <text:p>SDL→ App: SUCCESS: SetInteriorVehicleData ("moduleType":<text:span text:style-name="T3">AUDIO</text:span>, 'keepContext': <text:span text:style-name="T3">'true'</text:span>)</text:p>
            <text:p/>
            <text:p>SDL→App: OnHMIStatus(BACKGROUND)</text:p>
            <text:p>On HMI were not changed HMI level.</text:p>
          </table:table-cell>
          <table:table-cell table:style-name="ce27"/>
          <table:table-cell table:number-columns-repeated="1020"/>
        </table:table-row>
        <table:table-row table:style-name="ro10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On mobile device send - 'SetInteriorVehicleData’ RPC with  moduleType= ‘<text:span text:style-name="T2">AUDIO</text:span>’</text:p>
            <text:p/>
            <text:p>AudioConrolData: <text:span text:style-name="T3">'checked'</text:span></text:p>
            <text:p/>
            <text:p>Change</text:p>
            <text:p>"Volume" <text:span text:style-name="T4">: 'checked', 50%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/></text:p>
            <text:p><text:span text:style-name="T31">App→SDL: SetInteriorVehicleData("moduleType":"AUDIO", audioControlData":{"Volume": 50%})</text:span></text:p>
            <text:p><text:span text:style-name="T31"/></text:p>
            <text:p><text:span text:style-name="T31">SDL→HMI:RC.SetInteriorVehicleData("moduleType":"AUDIO", audioControlData":{"Volume": 50%</text:span><text:span text:style-name="T31">})</text:span></text:p>
            <text:p><text:span text:style-name="T31"/></text:p>
            <text:p><text:span text:style-name="T31">HMI→SDL: SUCCESS:RC.SetInteriorVehicleData("moduleType":"AUDIO", audioControlData":{"Volume</text:span><text:span text:style-name="T31">": 50%</text:span><text:span text:style-name="T31">})</text:span></text:p>
            <text:p><text:span text:style-name="T31"/></text:p>
            <text:p><text:span text:style-name="T31">SDL→App: SUCCESS:SetInteriorVehicleData("moduleType":"AUDIO", audioControlData":{"Volume</text:span><text:span text:style-name="T31">": 50%</text:span><text:span text:style-name="T31">})</text:span></text:p>
            <text:p><text:span text:style-name="T31"/></text:p>
            <text:p><text:span text:style-name="T32">On HMI were changed "Volume</text:span>e<text:span text:style-name="T33">" to </text:span>MOBILE_APP</text:p>
          </table:table-cell>
          <table:table-cell table:number-columns-repeated="1021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On mobile device send - 'SetInteriorVehicleData’ RPC with  moduleType= ‘<text:span text:style-name="T2">AUDIO</text:span>’</text:p>
            <text:p/>
            <text:p/>
            <text:p>AudioConrolData: <text:span text:style-name="T3">'checked'</text:span></text:p>
            <text:p/>
            <text:p>Change</text:p>
            <text:p>"Source" <text:span text:style-name="T4">: 'checked', BLUETOOTH_STEREO_BTST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/></text:p>
            <text:p><text:span text:style-name="T36">App→SDL: SetInteriorVehicleData("moduleType":"AUDIO", audioControlData":{"</text:span>Source<text:span text:style-name="T37">": </text:span><text:span text:style-name="T38">BLUETOOTH_STEREO_BTST</text:span><text:span text:style-name="T39">})</text:span></text:p>
            <text:p><text:span text:style-name="T31"/></text:p>
            <text:p><text:span text:style-name="T36">SDL→HMI:RC.SetInteriorVehicleData("moduleType":"AUDIO", audioControlData":{"</text:span>Source<text:span text:style-name="T37">": </text:span><text:span text:style-name="T38">BLUETOOTH_STEREO_BTST</text:span><text:span text:style-name="T39">})</text:span></text:p>
            <text:p><text:span text:style-name="T31"/></text:p>
            <text:p><text:span text:style-name="T36">HMI→SDL: SUCCESS:RC.SetInteriorVehicleData("moduleType":"AUDIO", audioControlData":{"</text:span>Source<text:span text:style-name="T37">": </text:span><text:span text:style-name="T38">BLUETOOTH_STEREO_BTST</text:span><text:span text:style-name="T39">})</text:span></text:p>
            <text:p><text:span text:style-name="T31"/></text:p>
            <text:p><text:span text:style-name="T36">SDL→App: SUCCESS:SetInteriorVehicleData("moduleType":"AUDIO", audioControlData":{"</text:span>Source<text:span text:style-name="T37">": </text:span><text:span text:style-name="T38">BLUETOOTH_STEREO_BTST</text:span><text:span text:style-name="T39">})</text:span></text:p>
            <text:p><text:span text:style-name="T31"/></text:p>
            <text:p><text:span text:style-name="T40">On HMI were changed "</text:span>Source<text:span text:style-name="T41">" to </text:span><text:span text:style-name="T42">BLUETOOTH_STEREO_BTST</text:span></text:p>
          </table:table-cell>
          <table:table-cell table:number-columns-repeated="1021"/>
        </table:table-row>
        <table:table-row table:style-name="ro12"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On mobile device send - 'SetInteriorVehicleData’ RPC with  moduleType= ‘<text:span text:style-name="T2">AUDIO</text:span>’</text:p>
            <text:p>Subscribe: 'checked', <text:span text:style-name="T3">'OFF</text:span>'</text:p>
            <text:p/>
            <text:p>AudioConrolData: <text:span text:style-name="T3">'checked'</text:span></text:p>
            <text:p/>
            <text:p>Change</text:p>
            <text:p>"Volume" <text:span text:style-name="T4">: 'checked', 30%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/></text:p>
            <text:p><text:span text:style-name="T31">App→SDL: SetInteriorVehicleData("moduleType":"AUDIO", audioControlData":{"Volume": 50%})</text:span></text:p>
            <text:p><text:span text:style-name="T31"/></text:p>
            <text:p><text:span text:style-name="T31">SDL→HMI:RC.SetInteriorVehicleData("moduleType":"AUDIO", audioControlData":{"Volume": 50%</text:span><text:span text:style-name="T31">})</text:span></text:p>
            <text:p><text:span text:style-name="T31"/></text:p>
            <text:p><text:span text:style-name="T31">HMI→SDL: SUCCESS:RC.SetInteriorVehicleData("moduleType":"AUDIO", audioControlData":{"Volume</text:span><text:span text:style-name="T31">": 50%</text:span><text:span text:style-name="T31">})</text:span></text:p>
            <text:p><text:span text:style-name="T31"/></text:p>
            <text:p><text:span text:style-name="T31">SDL→App: SUCCESS:SetInteriorVehicleData("moduleType":"AUDIO", audioControlData":{"Volume</text:span><text:span text:style-name="T31">": 50%</text:span><text:span text:style-name="T31">})</text:span></text:p>
            <text:p><text:span text:style-name="T31"/></text:p>
            <text:p><text:span text:style-name="T32">On HMI were changed "Volume</text:span>e<text:span text:style-name="T33">" to </text:span>MOBILE_APP</text:p>
          </table:table-cell>
          <table:table-cell table:number-columns-repeated="1021"/>
        </table:table-row>
        <table:table-row table:style-name="ro13"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On mobile device send - 'SetInteriorVehicleData’ RPC with parameter keepContext=false</text:p>
            <text:p>moduleType= ‘<text:span text:style-name="T3">AUDIO</text:span>’</text:p>
            <text:p/>
            <text:p>AudioConrolData: <text:span text:style-name="T3">'checked'</text:span></text:p>
            <text:p/>
            <text:p>Change</text:p>
            <text:p>"Source" <text:span text:style-name="T3">: 'checked', USB</text:span></text:p>
            <text:p/>
            <text:p/>
          </table:table-cell>
          <table:table-cell table:style-name="ce13" office:value-type="string" calcext:value-type="string">
            <text:p><text:span text:style-name="T34">App→SDL: SetInteriorVehicleData("moduleType":</text:span><text:span text:style-name="T35">AUDIO</text:span>, 'keepContext': <text:span text:style-name="T3">'false</text:span>')</text:p>
            <text:p/>
            <text:p>SDL→HMI: RC.SetInteriorVehicleData("moduleType":<text:span text:style-name="T3">AUDIO</text:span>, 'keepContext': <text:span text:style-name="T3">'false</text:span>')</text:p>
            <text:p/>
            <text:p>HMI→SDL: SUCCESS: RC.SetInteriorVehicleData ("moduleType":<text:span text:style-name="T3">AUDIO</text:span>, 'keepContext': '<text:span text:style-name="T3">false</text:span>')</text:p>
            <text:p/>
            <text:p>SDL→ App: SUCCESS: SetInteriorVehicleData ("moduleType":<text:span text:style-name="T3">AUDIO</text:span>, 'keepContext': <text:span text:style-name="T3">'false'</text:span>)</text:p>
            <text:p>SDL→App: OnHMIStatus(BACKGROUND)</text:p>
          </table:table-cell>
          <table:table-cell table:style-name="ce27"/>
          <table:table-cell table:number-columns-repeated="1020"/>
        </table:table-row>
        <table:table-row table:style-name="ro14">
          <table:table-cell table:style-name="ce5" office:value-type="float" office:value="8" calcext:value-type="float">
            <text:p>8</text:p>
          </table:table-cell>
          <table:table-cell table:style-name="ce13" office:value-type="string" calcext:value-type="string">
            <text:p>On mobile device send - 'SetInteriorVehicleData’ RPC with  moduleType= ‘<text:span text:style-name="T2">AUDIO</text:span>’</text:p>
            <text:p>Subscribe: 'checked', <text:span text:style-name="T3">'OFF</text:span>'</text:p>
            <text:p/>
            <text:p>AudioConrolData: <text:span text:style-name="T3">'checked'</text:span></text:p>
            <text:p/>
            <text:p>Change</text:p>
            <text:p>"Volume" <text:span text:style-name="T4">: 'checked', 30%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/></text:p>
            <text:p><text:span text:style-name="T31">App→SDL: SetInteriorVehicleData("moduleType":"AUDIO", audioControlData":{"Volume": 50%})</text:span></text:p>
            <text:p><text:span text:style-name="T31"/></text:p>
            <text:p><text:span text:style-name="T31">SDL→HMI:RC.SetInteriorVehicleData("moduleType":"AUDIO", audioControlData":{"Volume": 50%</text:span><text:span text:style-name="T31">})</text:span></text:p>
            <text:p><text:span text:style-name="T31"/></text:p>
            <text:p><text:span text:style-name="T31">HMI→SDL: SUCCESS:RC.SetInteriorVehicleData("moduleType":"AUDIO", audioControlData":{"Volume</text:span><text:span text:style-name="T31">": 50%</text:span><text:span text:style-name="T31">})</text:span></text:p>
            <text:p><text:span text:style-name="T31"/></text:p>
            <text:p><text:span text:style-name="T31">SDL→App: SUCCESS:SetInteriorVehicleData("moduleType":"AUDIO", audioControlData":{"Volume</text:span><text:span text:style-name="T31">": 50%</text:span><text:span text:style-name="T31">})</text:span></text:p>
            <text:p><text:span text:style-name="T31"/></text:p>
            <text:p><text:span text:style-name="T32">On HMI were changed "Volume</text:span>e<text:span text:style-name="T33">" to </text:span>MOBILE_APP</text:p>
          </table:table-cell>
          <table:table-cell table:number-columns-repeated="1021"/>
        </table:table-row>
        <table:table-row table:style-name="ro15">
          <table:table-cell table:style-name="ce8" office:value-type="string" calcext:value-type="string">
            <text:p>Test case:</text:p>
          </table:table-cell>
          <table:table-cell table:style-name="ce17" office:value-type="string" calcext:value-type="string" table:number-columns-spanned="2" table:number-rows-spanned="1">
            <text:p>SetInteriorVehicleData with </text:p>
            <text:p> just read-only parameters in "audioControlData" and AUDIO module</text:p>
          </table:table-cell>
          <table:covered-table-cell table:style-name="ce17"/>
          <table:table-cell table:style-name="ce28"/>
          <table:table-cell table:style-name="ce29" table:number-columns-repeated="19"/>
          <table:table-cell table:style-name="Default" table:number-columns-repeated="1001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5">On mobile device send - 'SetInteriorVehicleData’ RPC with moduleType= </text:span><text:span text:style-name="T6">‘AUDIO’</text:span></text:p>
            <text:p><text:span text:style-name="T7"/></text:p>
            <text:p><text:span text:style-name="T8">AudioControlData:</text:span><text:span text:style-name="T9"> 'checked'</text:span></text:p>
            <text:p><text:span text:style-name="T7"/></text:p>
            <text:p><text:span text:style-name="T7">Change</text:span></text:p>
            <text:p><text:span text:style-name="T10">"</text:span><text:span text:style-name="T11">equalizer Available</text:span><text:span text:style-name="T10">"  : </text:span><text:span text:style-name="T12">channelId</text:span></text:p>
          </table:table-cell>
          <table:table-cell table:style-name="ce13" office:value-type="string" calcext:value-type="string">
            <text:p><text:span text:style-name="T43">SetInteriorVehicleData finished with </text:span><text:span text:style-name="T44">READ_ONLY, success: false. </text:span></text:p>
            <text:p><text:span text:style-name="T45"/></text:p>
            <text:p><text:span text:style-name="T46"> App→SDL: SetInteriorVehicleData("moduleType":"</text:span><text:span text:style-name="T47">AUDIO</text:span><text:span text:style-name="T48">", audioControlData":{"</text:span><text:span text:style-name="T49">equalizer Available</text:span><text:span text:style-name="T50">" : </text:span><text:span text:style-name="T51">channelId</text:span><text:span text:style-name="T52">})</text:span></text:p>
            <text:p><text:span text:style-name="T7"/></text:p>
            <text:p><text:span text:style-name="T53">SDL→App: READ_ONLY:SetInteriorVehicleData("moduleType":</text:span><text:span text:style-name="T54">"AUDIO"</text:span><text:span text:style-name="T55">, audioControlData":{"</text:span><text:span text:style-name="T56">equalizer Available</text:span><text:span text:style-name="T50">" : </text:span><text:span text:style-name="T51">channelId</text:span><text:span text:style-name="T52">})</text:span></text:p>
            <text:p><text:span text:style-name="T7"/></text:p>
            <text:p><text:span text:style-name="T7">On HMI there is no changes.</text:span></text:p>
            <text:p><text:span text:style-name="T57"/></text:p>
          </table:table-cell>
          <table:table-cell table:number-columns-repeated="1021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5">On mobile device send - 'SetInteriorVehicleData’ RPC with moduleType= </text:span><text:span text:style-name="T6">‘AUDIO’</text:span></text:p>
            <text:p><text:span text:style-name="T7"/></text:p>
            <text:p><text:span text:style-name="T8">AudioControlData:</text:span><text:span text:style-name="T9"> 'checked'</text:span></text:p>
            <text:p><text:span text:style-name="T7"/></text:p>
            <text:p><text:span text:style-name="T7">Change</text:span></text:p>
            <text:p><text:span text:style-name="T13">"</text:span><text:span text:style-name="T14">equalizer Available</text:span><text:span text:style-name="T13">"  : </text:span><text:span text:style-name="T15">channelName</text:span></text:p>
          </table:table-cell>
          <table:table-cell table:style-name="ce13" office:value-type="string" calcext:value-type="string">
            <text:p><text:span text:style-name="T43">SetInteriorVehicleData finished with </text:span><text:span text:style-name="T44">READ_ONLY, success: false. </text:span></text:p>
            <text:p><text:span text:style-name="T45"/></text:p>
            <text:p><text:span text:style-name="T58"> App→SDL: SetInteriorVehicleData("moduleType":"</text:span><text:span text:style-name="T59">AUDIO</text:span><text:span text:style-name="T60">", audioControlData":{"</text:span><text:span text:style-name="T61">equalizer Available</text:span><text:span text:style-name="T62">" : </text:span><text:span text:style-name="T63">channelName</text:span><text:span text:style-name="T62">})</text:span></text:p>
            <text:p><text:span text:style-name="T7"/></text:p>
            <text:p><text:span text:style-name="T64">SDL→App: READ_ONLY:SetInteriorVehicleData("moduleType":</text:span><text:span text:style-name="T65">"AUDIO"</text:span><text:span text:style-name="T66">, audioControlData":{"</text:span><text:span text:style-name="T67">equalizer Available</text:span><text:span text:style-name="T62">" : </text:span><text:span text:style-name="T63">channelName</text:span><text:span text:style-name="T62">})</text:span></text:p>
            <text:p><text:span text:style-name="T7"/></text:p>
            <text:p><text:span text:style-name="T7">On HMI there is no changes.</text:span></text:p>
            <text:p><text:span text:style-name="T57"/>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Test case:</text:p>
          </table:table-cell>
          <table:table-cell table:style-name="ce16" office:value-type="string" calcext:value-type="string" table:number-columns-spanned="2" table:number-rows-spanned="1">
            <text:p>SetInteriorVehicleData for LIGHT module</text:p>
          </table:table-cell>
          <table:covered-table-cell/>
          <table:table-cell table:style-name="ce24"/>
          <table:table-cell table:number-columns-repeated="1020"/>
        </table:table-row>
        <table:table-row table:style-name="ro16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On mobile device send - 'SetInteriorVehicleData’ RPC with moduleType= ‘<text:span text:style-name="T2">LIGHT</text:span>’</text:p>
            <text:p/>
            <text:p>LightConrolData: <text:span text:style-name="T3">'checked'</text:span></text:p>
            <text:p/>
            <text:p>Change</text:p>
            <text:p>"Light Status" <text:span text:style-name="T4">: 'checked', ON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/></text:p>
            <text:p><text:span text:style-name="T31">App→SDL: SetInteriorVehicleData("moduleType":"LIGHT", lightControlData":{"</text:span>Light Status<text:span text:style-name="T31">": </text:span>ON<text:span text:style-name="T31">})</text:span></text:p>
            <text:p/>
            <text:p><text:span text:style-name="T68">SDL→HMI:RC.SetInteriorVehicleData("moduleType":"LIGHT", lightControlData":{"</text:span>Light Status<text:span text:style-name="T31">": </text:span>ON<text:span text:style-name="T31">})</text:span></text:p>
            <text:p/>
            <text:p><text:span text:style-name="T68">HMI→SDL: SUCCESS:RC.SetInteriorVehicleData("moduleType":"LIGHT", lightControlData":{"</text:span>Light Status<text:span text:style-name="T31">": </text:span>ON<text:span text:style-name="T31">})</text:span></text:p>
            <text:p/>
            <text:p><text:span text:style-name="T31">SDL→App: SUCCESS:SetInteriorVehicleData("moduleType":"LIGHT", lightControlData":{"</text:span>Light Status<text:span text:style-name="T31">": </text:span>ON<text:span text:style-name="T31">})</text:span></text:p>
            <text:p/>
            <text:p><text:span text:style-name="T32">On HMI were changed "</text:span>Light Status<text:span text:style-name="T33">" to </text:span>ON</text:p>
          </table:table-cell>
          <table:table-cell table:number-columns-repeated="1021"/>
        </table:table-row>
        <table:table-row table:style-name="ro17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/>
            <text:p>LightConrolData: <text:span text:style-name="T3">'checked'</text:span></text:p>
            <text:p/>
            <text:p>Change</text:p>
            <text:p>"LightName" <text:span text:style-name="T3">: 'checked', FRONT_LEFT_HIGH_BEAM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 "LIGHT", lightControlData":{"LightName": FRONT_LEFT_HIGH_BEAM})</text:p>
            <text:p/>
            <text:p>SDL→HMI:RC.SetInteriorVehicleData("moduleType":"LIGHT", lightControlData":{"LightName":FRONT_LEFT_HIGH_BEAM})</text:p>
            <text:p/>
            <text:p>HMI→SDL: SUCCESS:RC.SetInteriorVehicleData("moduleType":"LIGHT", lightControlData":{"LightName":FRONT_LEFT_HIGH_BEAM})</text:p>
            <text:p/>
            <text:p>SDL→App: SUCCESS:SetInteriorVehicleData("moduleType":"LIGHT", lightControlData":{"LightName":FRONT_LEFT_HIGH_BEAM})</text:p>
            <text:p/>
            <text:p>On HMI were changed "LightName" to FRONT_LEFT_HIGH_BEAM</text:p>
          </table:table-cell>
          <table:table-cell table:style-name="ce27"/>
          <table:table-cell table:number-columns-repeated="1020"/>
        </table:table-row>
        <table:table-row table:style-name="ro17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FRONT_RIGHT_HIGH_BEAM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FRONT_RIGHT_HIGH_BEAM})</text:p>
            <text:p/>
            <text:p>SDL→HMI:RC.SetInteriorVehicleData("moduleType":"LIGHT", lightControlData":{"LightName":FRONT_RIGHT_HIGH_BEAM})</text:p>
            <text:p/>
            <text:p>HMI→SDL: SUCCESS:RC.SetInteriorVehicleData("moduleType":"LIGHT", lightControlData":{"LightName":FRONT_RIGHT_HIGH_BEAM})</text:p>
            <text:p/>
            <text:p>SDL→App: SUCCESS:SetInteriorVehicleData("moduleType":"LIGHT", lightControlData":{"LightName":FRONT_RIGHT_HIGH_BEAM})</text:p>
            <text:p/>
            <text:p>On HMI were changed "LightName" to FRONT_RIGHT_HIGH_BEAM</text:p>
          </table:table-cell>
          <table:table-cell table:style-name="ce27"/>
          <table:table-cell table:number-columns-repeated="1020"/>
        </table:table-row>
        <table:table-row table:style-name="ro17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FRONT_LEFT_LOW_BEAM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FRONT_LEFT_LOW_BEAM})</text:p>
            <text:p/>
            <text:p>SDL→HMI:RC.SetInteriorVehicleData("moduleType":"LIGHT", lightControlData":{"LightName"FRONT_LEFT_LOW_BEAM})</text:p>
            <text:p/>
            <text:p>HMI→SDL: SUCCESS:RC.SetInteriorVehicleData("moduleType":"LIGHT", lightControlData":{"LightName":FRONT_LEFT_LOW_BEAM})</text:p>
            <text:p/>
            <text:p>SDL→App: SUCCESS:SetInteriorVehicleData("moduleType":"LIGHT", lightControlData":{"LightName":FRONT_LEFT_LOW_BEAM})</text:p>
            <text:p/>
            <text:p>On HMI were changed "LightName" to FRONT_LEFT_LOW_BEAM</text:p>
          </table:table-cell>
          <table:table-cell table:style-name="ce27"/>
          <table:table-cell table:number-columns-repeated="1020"/>
        </table:table-row>
        <table:table-row table:style-name="ro17"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FRONT_RIGHT_LOW_BEAM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FFRONT_RIGHT_LOW_BEAM})</text:p>
            <text:p/>
            <text:p>SDL→HMI:RC.SetInteriorVehicleData("moduleType":"LIGHT", lightControlData":{"LightName"FRONT_RIGHT_LOW_BEAM})</text:p>
            <text:p/>
            <text:p>HMI→SDL: SUCCESS:RC.SetInteriorVehicleData("moduleType":"LIGHT", lightControlData":{"LightName":FRONT_RIGHT_LOW_BEAM})</text:p>
            <text:p/>
            <text:p>SDL→App: SUCCESS:SetInteriorVehicleData("moduleType":"LIGHT", lightControlData":{"LightName":FRONT_RIGHT_LOW_BEAM})</text:p>
            <text:p/>
            <text:p>On HMI were changed "LightName" to FRONT_RIGHT_LOW_BEAM</text:p>
          </table:table-cell>
          <table:table-cell table:style-name="ce27"/>
          <table:table-cell table:number-columns-repeated="1020"/>
        </table:table-row>
        <table:table-row table:style-name="ro17"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FRONT_LEFT_PARKING_LIGHT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FRONT_LEFT_PARKING_LIGHT})</text:p>
            <text:p/>
            <text:p>SDL→HMI:RC.SetInteriorVehicleData("moduleType":"LIGHT", lightControlData":{"LightName"FRONT_LEFT_PARKING_LIGHT})</text:p>
            <text:p/>
            <text:p>HMI→SDL: SUCCESS:RC.SetInteriorVehicleData("moduleType":"LIGHT", lightControlData":{"LightName":FRONT_LEFT_PARKING_LIGHT})</text:p>
            <text:p/>
            <text:p>SDL→App: SUCCESS:SetInteriorVehicleData("moduleType":"LIGHT", lightControlData":{"LightName":FRONT_LEFT_PARKING_LIGHT})</text:p>
            <text:p/>
            <text:p>On HMI were changed "LightName" to FRONT_LEFT_PARKING_LIGHT</text:p>
          </table:table-cell>
          <table:table-cell table:style-name="ce27"/>
          <table:table-cell table:number-columns-repeated="1020"/>
        </table:table-row>
        <table:table-row table:style-name="ro18"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FRONT_RIGHT_PARKING_LIGHT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FRONT_RIGHT_PARKING_LIGHT})</text:p>
            <text:p/>
            <text:p>SDL→HMI:RC.SetInteriorVehicleData("moduleType":"LIGHT", lightControlData":{"LightName"FRONT_RIGHT_PARKING_LIGHT})</text:p>
            <text:p/>
            <text:p>HMI→SDL: SUCCESS:RC.SetInteriorVehicleData("moduleType":"LIGHT", lightControlData":{"LightName":FRONT_RIGHT_PARKING_LIGHT})</text:p>
            <text:p/>
            <text:p>SDL→App: SUCCESS:SetInteriorVehicleData("moduleType":"LIGHT", lightControlData":{"LightName":FRONT_RIGHT_PARKING_LIGHT})</text:p>
            <text:p/>
            <text:p>On HMI were changed "LightName" to FRONT_RIGHT_PARKING_LIGHT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8" calcext:value-type="float">
            <text:p>8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FRONT_LEFT_FOG_LIGHT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FRONT_LEFT_FOG_LIGHT})</text:p>
            <text:p/>
            <text:p>SDL→HMI:RC.SetInteriorVehicleData("moduleType":"LIGHT", lightControlData":{"LightName"FRONT_LEFT_FOG_LIGHT})</text:p>
            <text:p/>
            <text:p>HMI→SDL: SUCCESS:RC.SetInteriorVehicleData("moduleType":"LIGHT", lightControlData":{"LightName":FRONT_LEFT_FOG_LIGHT})</text:p>
            <text:p/>
            <text:p>SDL→App: SUCCESS:SetInteriorVehicleData("moduleType":"LIGHT", lightControlData":{"LightName":FRONT_LEFT_FOG_LIGHT})</text:p>
            <text:p/>
            <text:p>On HMI were changed "LightName" to FRONT_LEFT_FOG_LIGHT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FRONT_RIGHT_FOG_LIGHT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FRONT_RIGHT_FOG_LIGHT})</text:p>
            <text:p/>
            <text:p>SDL→HMI:RC.SetInteriorVehicleData("moduleType":"LIGHT", lightControlData":{"LightName"FRONT_RIGHT_FOG_LIGHT})</text:p>
            <text:p/>
            <text:p>HMI→SDL: SUCCESS:RC.SetInteriorVehicleData("moduleType":"LIGHT", lightControlData":{"LightName":FRONT_RIGHT_FOG_LIGHT})</text:p>
            <text:p/>
            <text:p>SDL→App: SUCCESS:SetInteriorVehicleData("moduleType":"LIGHT", lightControlData":{"LightName":FRONT_RIGHT_FOG_LIGHT})</text:p>
            <text:p/>
            <text:p>On HMI were changed "LightName" to FRONT_RIGHT_FOG_LIGHT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FRONT_LEFT_DAYTIME_RUNNING_LIGHT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FRONT_LEFT_DAYTIME_RUNNING_LIGHT})</text:p>
            <text:p/>
            <text:p>SDL→HMI:RC.SetInteriorVehicleData("moduleType":"LIGHT", lightControlData":{"LightName"FRONT_LEFT_DAYTIME_RUNNING_LIGHT})</text:p>
            <text:p/>
            <text:p>HMI→SDL: SUCCESS:RC.SetInteriorVehicleData("moduleType":"LIGHT", lightControlData":{"LightName":FRONT_LEFT_DAYTIME_RUNNING_LIGHT})</text:p>
            <text:p/>
            <text:p>SDL→App: SUCCESS:SetInteriorVehicleData("moduleType":"LIGHT", lightControlData":{"LightName":FRONT_LEFT_DAYTIME_RUNNING_LIGHT})</text:p>
            <text:p/>
            <text:p>On HMI were changed "LightName" to FRONT_LEFT_DAYTIME_RUNNING_LIGHT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FRONT_RIGHT_DAYTIME_RUNNING_LIGHT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FRONT_RIGHT_DAYTIME_RUNNING_LIGHT})</text:p>
            <text:p/>
            <text:p>SDL→HMI:RC.SetInteriorVehicleData("moduleType":"LIGHT", lightControlData":{"LightName"FRONT_RIGHT_DAYTIME_RUNNING_LIGHT})</text:p>
            <text:p/>
            <text:p>HMI→SDL: SUCCESS:RC.SetInteriorVehicleData("moduleType":"LIGHT", lightControlData":{"LightName":FRONT_RIGHT_DAYTIME_RUNNING_LIGHT})</text:p>
            <text:p/>
            <text:p>SDL→App: SUCCESS:SetInteriorVehicleData("moduleType":"LIGHT", lightControlData":{"LightName":FRONT_RIGHT_DAYTIME_RUNNING_LIGHT})</text:p>
            <text:p/>
            <text:p>On HMI were changed "LightName" to FRONT_RIGHT_DAYTIME_RUNNING_LIGHT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FRONT_LEFT_TURN_LIGHT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FRONT_LEFT_TURN_LIGHT})</text:p>
            <text:p/>
            <text:p>SDL→HMI:RC.SetInteriorVehicleData("moduleType":"LIGHT", lightControlData":{"LightName"FRONT_LEFT_TURN_LIGHT})</text:p>
            <text:p/>
            <text:p>HMI→SDL: SUCCESS:RC.SetInteriorVehicleData("moduleType":"LIGHT", lightControlData":{"LightName":FRONT_LEFT_TURN_LIGHT})</text:p>
            <text:p/>
            <text:p>SDL→App: SUCCESS:SetInteriorVehicleData("moduleType":"LIGHT", lightControlData":{"LightName":FRONT_LEFT_TURN_LIGHT})</text:p>
            <text:p/>
            <text:p>On HMI were changed "LightName" to FRONT_LEFT_TURN_LIGHT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FRONT_RIGHT_TURN_LIGHT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FRONT_RIGHT_TURN_LIGHT})</text:p>
            <text:p/>
            <text:p>SDL→HMI:RC.SetInteriorVehicleData("moduleType":"LIGHT", lightControlData":{"LightName"FRONT_RIGHT_TURN_LIGHT})</text:p>
            <text:p/>
            <text:p>HMI→SDL: SUCCESS:RC.SetInteriorVehicleData("moduleType":"LIGHT", lightControlData":{"LightName":FRONT_RIGHT_TURN_LIGHT})</text:p>
            <text:p/>
            <text:p>SDL→App: SUCCESS:SetInteriorVehicleData("moduleType":"LIGHT", lightControlData":{"LightName":FRONT_RIGHT_TURN_LIGHT})</text:p>
            <text:p/>
            <text:p>On HMI were changed "LightName" to FRONT_RIGHT_TURN_LIGHT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REAR_LEFT_FOG_LIGHT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REAR_LEFT_FOG_LIGHT})</text:p>
            <text:p/>
            <text:p>SDL→HMI:RC.SetInteriorVehicleData("moduleType":"LIGHT", lightControlData":{"LightName"REAR_LEFT_FOG_LIGHT})</text:p>
            <text:p/>
            <text:p>HMI→SDL: SUCCESS:RC.SetInteriorVehicleData("moduleType":"LIGHT", lightControlData":{"LightName":REAR_LEFT_FOG_LIGHT})</text:p>
            <text:p/>
            <text:p>SDL→App: SUCCESS:SetInteriorVehicleData("moduleType":"LIGHT", lightControlData":{"LightName":REAR_LEFT_FOG_LIGHT})</text:p>
            <text:p/>
            <text:p>On HMI were changed "LightName" to REAR_LEFT_FOG_LIGHT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15" calcext:value-type="float">
            <text:p>15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REAR_RIGHT_FOG_LIGHT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REAR_RIGHT_FOG_LIGHT})</text:p>
            <text:p/>
            <text:p>SDL→HMI:RC.SetInteriorVehicleData("moduleType":"LIGHT", lightControlData":{"LightName"REAR_RIGHT_FOG_LIGHT})</text:p>
            <text:p/>
            <text:p>HMI→SDL: SUCCESS:RC.SetInteriorVehicleData("moduleType":"LIGHT", lightControlData":{"LightName":REAR_RIGHT_FOG_LIGHT})</text:p>
            <text:p/>
            <text:p>SDL→App: SUCCESS:SetInteriorVehicleData("moduleType":"LIGHT", lightControlData":{"LightName":REAR_RIGHT_FOG_LIGHT})</text:p>
            <text:p/>
            <text:p>On HMI were changed "LightName" to REAR_RIGHT_FOG_LIGHT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16" calcext:value-type="float">
            <text:p>16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REAR_LEFT_TAIL_LIGHT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REAR_LEFT_TAIL_LIGHT})</text:p>
            <text:p/>
            <text:p>SDL→HMI:RC.SetInteriorVehicleData("moduleType":"LIGHT", lightControlData":{"LightName"REAR_LEFT_TAIL_LIGHT})</text:p>
            <text:p/>
            <text:p>HMI→SDL: SUCCESS:RC.SetInteriorVehicleData("moduleType":"LIGHT", lightControlData":{"LightName":REAR_LEFT_TAIL_LIGHT})</text:p>
            <text:p/>
            <text:p>SDL→App: SUCCESS:SetInteriorVehicleData("moduleType":"LIGHT", lightControlData":{"LightName":REAR_LEFT_TAIL_LIGHT})</text:p>
            <text:p/>
            <text:p>On HMI were changed "LightName" to REAR_LEFT_TAIL_LIGHT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REAR_RIGHT_TAIL_LIGHT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REAR_RIGHT_TAIL_LIGHT)</text:p>
            <text:p/>
            <text:p>SDL→HMI:RC.SetInteriorVehicleData("moduleType":"LIGHT", lightControlData":{"LightName"REAR_RIGHT_TAIL_LIGHT})</text:p>
            <text:p/>
            <text:p>HMI→SDL: SUCCESS:RC.SetInteriorVehicleData("moduleType":"LIGHT", lightControlData":{"LightName":REAR_RIGHT_TAIL_LIGHT})</text:p>
            <text:p/>
            <text:p>SDL→App: SUCCESS:SetInteriorVehicleData("moduleType":"LIGHT", lightControlData":{"LightName":REAR_RIGHT_TAIL_LIGHT})</text:p>
            <text:p/>
            <text:p>On HMI were changed "LightName" to REAR_RIGHT_TAIL_LIGHT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REAR_LEFT_BREAK_LIGHT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REAR_LEFT_BREAK_LIGHT)</text:p>
            <text:p/>
            <text:p>SDL→HMI:RC.SetInteriorVehicleData("moduleType":"LIGHT", lightControlData":{"LightName"REAR_LEFT_BREAK_LIGHT})</text:p>
            <text:p/>
            <text:p>HMI→SDL: SUCCESS:RC.SetInteriorVehicleData("moduleType":"LIGHT", lightControlData":{"LightName":REAR_LEFT_BREAK_LIGHT})</text:p>
            <text:p/>
            <text:p>SDL→App: SUCCESS:SetInteriorVehicleData("moduleType":"LIGHT", lightControlData":{"LightName":REAR_LEFT_BREAK_LIGHT})</text:p>
            <text:p/>
            <text:p>On HMI were changed "LightName" to REAR_LEFT_BREAK_LIGHT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REAR_RIGHT_BREAK_LIGHT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REAR_RIGHT_BREAK_LIGHT)</text:p>
            <text:p/>
            <text:p>SDL→HMI:RC.SetInteriorVehicleData("moduleType":"LIGHT", lightControlData":{"LightName"REAR_RIGHT_BREAK_LIGHT})</text:p>
            <text:p/>
            <text:p>HMI→SDL: SUCCESS:RC.SetInteriorVehicleData("moduleType":"LIGHT", lightControlData":{"LightName":REAR_RIGHT_BREAK_LIGHT})</text:p>
            <text:p/>
            <text:p>SDL→App: SUCCESS:SetInteriorVehicleData("moduleType":"LIGHT", lightControlData":{"LightName":REAR_RIGHT_BREAK_LIGHT})</text:p>
            <text:p/>
            <text:p>On HMI were changed "LightName" to REAR_RIGHT_BREAK_LIGHT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20" calcext:value-type="float">
            <text:p>20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REAR_LEFT_TURN_LIGHT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REAR_LEFT_TURN_LIGHT)</text:p>
            <text:p/>
            <text:p>SDL→HMI:RC.SetInteriorVehicleData("moduleType":"LIGHT", lightControlData":{"LightName"REAR_LEFT_TURN_LIGHT})</text:p>
            <text:p/>
            <text:p>HMI→SDL: SUCCESS:RC.SetInteriorVehicleData("moduleType":"LIGHT", lightControlData":{"LightName":REAR_LEFT_TURN_LIGHT})</text:p>
            <text:p/>
            <text:p>SDL→App: SUCCESS:SetInteriorVehicleData("moduleType":"LIGHT", lightControlData":{"LightName":REAR_LEFT_TURN_LIGHT})</text:p>
            <text:p/>
            <text:p>On HMI were changed "LightName" to REAR_LEFT_TURN_LIGHT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21" calcext:value-type="float">
            <text:p>21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REAR_RIGHT_TURN_LIGHT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REAR_RIGHT_TURN_LIGHT)</text:p>
            <text:p/>
            <text:p>SDL→HMI:RC.SetInteriorVehicleData("moduleType":"LIGHT", lightControlData":{"LightName"REAR_RIGHT_TURN_LIGHT})</text:p>
            <text:p/>
            <text:p>HMI→SDL: SUCCESS:RC.SetInteriorVehicleData("moduleType":"LIGHT", lightControlData":{"LightName":REAR_RIGHT_TURN_LIGHT})</text:p>
            <text:p/>
            <text:p>SDL→App: SUCCESS:SetInteriorVehicleData("moduleType":"LIGHT", lightControlData":{"LightName":REAR_RIGHT_TURN_LIGHT})</text:p>
            <text:p/>
            <text:p>On HMI were changed "LightName" to REAR_RIGHT_TURN_LIGHT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22" calcext:value-type="float">
            <text:p>22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REAR_REGISTRATION_PLATE_LIGHT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REAR_REGISTRATION_PLATE_LIGHT)</text:p>
            <text:p/>
            <text:p>SDL→HMI:RC.SetInteriorVehicleData("moduleType":"LIGHT", lightControlData":{"LightName"REAR_REGISTRATION_PLATE_LIGHT})</text:p>
            <text:p/>
            <text:p>HMI→SDL: SUCCESS:RC.SetInteriorVehicleData("moduleType":"LIGHT", lightControlData":{"LightName":REAR_REGISTRATION_PLATE_LIGHT})</text:p>
            <text:p/>
            <text:p>SDL→App: SUCCESS:SetInteriorVehicleData("moduleType":"LIGHT", lightControlData":{"LightName":REAR_REGISTRATION_PLATE_LIGHT})</text:p>
            <text:p/>
            <text:p>On HMI were changed "LightName" to REAR_REGISTRATION_PLATE_LIGHT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23" calcext:value-type="float">
            <text:p>23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HIGH_BEAMS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HIGH_BEAMS)</text:p>
            <text:p/>
            <text:p>SDL→HMI:RC.SetInteriorVehicleData("moduleType":"LIGHT", lightControlData":{"LightName"HIGH_BEAMS})</text:p>
            <text:p/>
            <text:p>HMI→SDL: SUCCESS:RC.SetInteriorVehicleData("moduleType":"LIGHT", lightControlData":{"LightName":HIGH_BEAMS})</text:p>
            <text:p/>
            <text:p>SDL→App: SUCCESS:SetInteriorVehicleData("moduleType":"LIGHT", lightControlData":{"LightName":HIGH_BEAMS})</text:p>
            <text:p/>
            <text:p>On HMI were changed "LightName" to REAR_HIGH_BEAMS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LOW_BEAMS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LOW_BEAMS)</text:p>
            <text:p/>
            <text:p>SDL→HMI:RC.SetInteriorVehicleData("moduleType":"LIGHT", lightControlData":{"LightName"LOW_BEAMS})</text:p>
            <text:p/>
            <text:p>HMI→SDL: SUCCESS:RC.SetInteriorVehicleData("moduleType":"LIGHT", lightControlData":{"LightName":LOW_BEAMS})</text:p>
            <text:p/>
            <text:p>SDL→App: SUCCESS:SetInteriorVehicleData("moduleType":"LIGHT", lightControlData":{"LightName":LOW_BEAMS})</text:p>
            <text:p/>
            <text:p>On HMI were changed "LightName" to LOW_BEAMS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25" calcext:value-type="float">
            <text:p>25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FOG_LIGHTS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FOG_LIGHTS)</text:p>
            <text:p/>
            <text:p>SDL→HMI:RC.SetInteriorVehicleData("moduleType":"LIGHT", lightControlData":{"LightName"FOG_LIGHTS})</text:p>
            <text:p/>
            <text:p>HMI→SDL: SUCCESS:RC.SetInteriorVehicleData("moduleType":"LIGHT", lightControlData":{"LightName":FOG_LIGHTS})</text:p>
            <text:p/>
            <text:p>SDL→App: SUCCESS:SetInteriorVehicleData("moduleType":"LIGHT", lightControlData":{"LightName":FOG_LIGHTS})</text:p>
            <text:p/>
            <text:p>On HMI were changed "LightName" to FOG_LIGHTS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26" calcext:value-type="float">
            <text:p>26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RUNNING_LIGHTS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RUNNING_LIGHTS)</text:p>
            <text:p/>
            <text:p>SDL→HMI:RC.SetInteriorVehicleData("moduleType":"LIGHT", lightControlData":{"LightName"RUNNING_LIGHTS})</text:p>
            <text:p/>
            <text:p>HMI→SDL: SUCCESS:RC.SetInteriorVehicleData("moduleType":"LIGHT", lightControlData":{"LightName":RUNNING_LIGHTS})</text:p>
            <text:p/>
            <text:p>SDL→App: SUCCESS:SetInteriorVehicleData("moduleType":"LIGHT", lightControlData":{"LightName":RUNNING_LIGHTS})</text:p>
            <text:p/>
            <text:p>On HMI were changed "LightName" to RUNNING_LIGHTS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27" calcext:value-type="float">
            <text:p>27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PARKING_LIGHTS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PARKING_LIGHTS)</text:p>
            <text:p/>
            <text:p>SDL→HMI:RC.SetInteriorVehicleData("moduleType":"LIGHT", lightControlData":{"LightName"PARKING_LIGHTS})</text:p>
            <text:p/>
            <text:p>HMI→SDL: SUCCESS:RC.SetInteriorVehicleData("moduleType":"LIGHT", lightControlData":{"LightName":PARKING_LIGHTS})</text:p>
            <text:p/>
            <text:p>SDL→App: SUCCESS:SetInteriorVehicleData("moduleType":"LIGHT", lightControlData":{"LightName":PARKING_LIGHTS})</text:p>
            <text:p/>
            <text:p>On HMI were changed "LightName" to PARKING_LIGHTS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28" calcext:value-type="float">
            <text:p>28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BRAKE_LIGHTS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BRAKE_LIGHTS)</text:p>
            <text:p/>
            <text:p>SDL→HMI:RC.SetInteriorVehicleData("moduleType":"LIGHT", lightControlData":{"LightName"BRAKE_LIGHTS})</text:p>
            <text:p/>
            <text:p>HMI→SDL: SUCCESS:RC.SetInteriorVehicleData("moduleType":"LIGHT", lightControlData":{"LightName":BRAKE_LIGHTS})</text:p>
            <text:p/>
            <text:p>SDL→App: SUCCESS:SetInteriorVehicleData("moduleType":"LIGHT", lightControlData":{"LightName":BRAKE_LIGHTS})</text:p>
            <text:p/>
            <text:p>On HMI were changed "LightName" to BRAKE_LIGHTS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29" calcext:value-type="float">
            <text:p>29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REAR_REVERSING_LIGHTS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REAR_REVERSING_LIGHTS)</text:p>
            <text:p/>
            <text:p>SDL→HMI:RC.SetInteriorVehicleData("moduleType":"LIGHT", lightControlData":{"LightName"REAR_REVERSING_LIGHTS})</text:p>
            <text:p/>
            <text:p>HMI→SDL: SUCCESS:RC.SetInteriorVehicleData("moduleType":"LIGHT", lightControlData":{"LightName":REAR_REVERSING_LIGHTS})</text:p>
            <text:p/>
            <text:p>SDL→App: SUCCESS:SetInteriorVehicleData("moduleType":"LIGHT", lightControlData":{"LightName":REAR_REVERSING_LIGHTS})</text:p>
            <text:p/>
            <text:p>On HMI were changed "LightName" to REAR_REVERSING_LIGHTS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30" calcext:value-type="float">
            <text:p>30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SIDE_MARKER_LIGHTS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SIDE_MARKER_LIGHTS)</text:p>
            <text:p/>
            <text:p>SDL→HMI:RC.SetInteriorVehicleData("moduleType":"LIGHT", lightControlData":{"LightName"SIDE_MARKER_LIGHTS})</text:p>
            <text:p/>
            <text:p>HMI→SDL: SUCCESS:RC.SetInteriorVehicleData("moduleType":"LIGHT", lightControlData":{"LightName":SIDE_MARKER_LIGHTS})</text:p>
            <text:p/>
            <text:p>SDL→App: SUCCESS:SetInteriorVehicleData("moduleType":"LIGHT", lightControlData":{"LightName":SIDE_MARKER_LIGHTS})</text:p>
            <text:p/>
            <text:p>On HMI were changed "LightName" to SIDE_MARKER_LIGHTS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31" calcext:value-type="float">
            <text:p>31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LEFT_TURN_LIGHTS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LEFT_TURN_LIGHTS)</text:p>
            <text:p/>
            <text:p>SDL→HMI:RC.SetInteriorVehicleData("moduleType":"LIGHT", lightControlData":{"LightName"LEFT_TURN_LIGHTS})</text:p>
            <text:p/>
            <text:p>HMI→SDL: SUCCESS:RC.SetInteriorVehicleData("moduleType":"LIGHT", lightControlData":{"LightName":LEFT_TURN_LIGHTS})</text:p>
            <text:p/>
            <text:p>SDL→App: SUCCESS:SetInteriorVehicleData("moduleType":"LIGHT", lightControlData":{"LightName":LEFT_TURN_LIGHTS})</text:p>
            <text:p/>
            <text:p>On HMI were changed "LightName" to LEFT_TURN_LIGHTS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RIGHT_TURN_LIGHTS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RIGHT_TURN_LIGHTS)</text:p>
            <text:p/>
            <text:p>SDL→HMI:RC.SetInteriorVehicleData("moduleType":"LIGHT", lightControlData":{"LightName"RIGHT_TURN_LIGHTS})</text:p>
            <text:p/>
            <text:p>HMI→SDL: SUCCESS:RC.SetInteriorVehicleData("moduleType":"LIGHT", lightControlData":{"LightName":RIGHT_TURN_LIGHTS})</text:p>
            <text:p/>
            <text:p>SDL→App: SUCCESS:SetInteriorVehicleData("moduleType":"LIGHT", lightControlData":{"LightName":RIGHT_TURN_LIGHTS})</text:p>
            <text:p/>
            <text:p>On HMI were changed "LightName" to RIGHT_TURN_LIGHTS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33" calcext:value-type="float">
            <text:p>33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HAZARD_LIGHTS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HAZARD_LIGHTS)</text:p>
            <text:p/>
            <text:p>SDL→HMI:RC.SetInteriorVehicleData("moduleType":"LIGHT", lightControlData":{"LightName"HAZARD_LIGHTS})</text:p>
            <text:p/>
            <text:p>HMI→SDL: SUCCESS:RC.SetInteriorVehicleData("moduleType":"LIGHT", lightControlData":{"LightName":HAZARD_LIGHTS})</text:p>
            <text:p/>
            <text:p>SDL→App: SUCCESS:SetInteriorVehicleData("moduleType":"LIGHT", lightControlData":{"LightName":HAZARD_LIGHTS})</text:p>
            <text:p/>
            <text:p>On HMI were changed "LightName" to HAZARD_LIGHTS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34" calcext:value-type="float">
            <text:p>34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 EXTERIOR_FRONT_LIGHTS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EXTERIOR_FRONT_LIGHTS)</text:p>
            <text:p/>
            <text:p>SDL→HMI:RC.SetInteriorVehicleData("moduleType":"LIGHT", lightControlData":{"LightName"EXTERIOR_FRONT_LIGHTS})</text:p>
            <text:p/>
            <text:p>HMI→SDL: SUCCESS:RC.SetInteriorVehicleData("moduleType":"LIGHT", lightControlData":{"LightName":EXTERIOR_FRONT_LIGHTS})</text:p>
            <text:p/>
            <text:p>SDL→App: SUCCESS:SetInteriorVehicleData("moduleType":"LIGHT", lightControlData":{"LightName":EXTERIOR_FRONT_LIGHTS})</text:p>
            <text:p/>
            <text:p>On HMI were changed "LightName" to EXTERIOR_FRONT_LIGHTS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35" calcext:value-type="float">
            <text:p>35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EXTERIOR_REAR_LIGHTS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EXTERIOR_REAR_LIGHTS)</text:p>
            <text:p/>
            <text:p>SDL→HMI:RC.SetInteriorVehicleData("moduleType":"LIGHT", lightControlData":{"LightName"EXTERIOR_REAR_LIGHTS})</text:p>
            <text:p/>
            <text:p>HMI→SDL: SUCCESS:RC.SetInteriorVehicleData("moduleType":"LIGHT", lightControlData":{"LightName":EXTERIOR_REAR_LIGHTS})</text:p>
            <text:p/>
            <text:p>SDL→App: SUCCESS:SetInteriorVehicleData("moduleType":"LIGHT", lightControlData":{"LightName":EXTERIOR_REAR_LIGHTS})</text:p>
            <text:p/>
            <text:p>On HMI were changed "LightName" to EXTERIOR_REAR_LIGHTS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36" calcext:value-type="float">
            <text:p>36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EXTERIOR_LEFT_LIGHTS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EXTERIOR_LEFT_LIGHTS)</text:p>
            <text:p/>
            <text:p>SDL→HMI:RC.SetInteriorVehicleData("moduleType":"LIGHT", lightControlData":{"LightName"EXTERIOR_LEFT_LIGHTS})</text:p>
            <text:p/>
            <text:p>HMI→SDL: SUCCESS:RC.SetInteriorVehicleData("moduleType":"LIGHT", lightControlData":{"LightName":EXTERIOR_LEFT_LIGHTS})</text:p>
            <text:p/>
            <text:p>SDL→App: SUCCESS:SetInteriorVehicleData("moduleType":"LIGHT", lightControlData":{"LightName":EXTERIOR_LEFT_LIGHTS})</text:p>
            <text:p/>
            <text:p>On HMI were changed "LightName" to EXTERIOR_LEFT_LIGHTS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37" calcext:value-type="float">
            <text:p>37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LightName" <text:span text:style-name="T3">: 'checked',EXTERIOR_RIGHT_LIGHTS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"LightName":EXTERIOR_RIGHT_LIGHTS)</text:p>
            <text:p/>
            <text:p>SDL→HMI:RC.SetInteriorVehicleData("moduleType":"LIGHT", lightControlData":{"LightName"EXTERIOR_RIGHT_LIGHTS})</text:p>
            <text:p/>
            <text:p>HMI→SDL: SUCCESS:RC.SetInteriorVehicleData("moduleType":"LIGHT", lightControlData":{"LightName":EXTERIOR_RIGHT_LIGHTS})</text:p>
            <text:p/>
            <text:p>SDL→App: SUCCESS:SetInteriorVehicleData("moduleType":"LIGHT", lightControlData":{"LightName":EXTERIOR_RIGHT_LIGHTS})</text:p>
            <text:p/>
            <text:p>On HMI were changed "LightName" to EXTERIOR_RIGHT_LIGHTS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38" calcext:value-type="float">
            <text:p>38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SRGBColor" <text:span text:style-name="T3">: 'checked', red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SRGBColor":red)</text:p>
            <text:p/>
            <text:p>SDL→HMI:RC.SetInteriorVehicleData("moduleType":"LIGHT", lightControlData":{"SRGBColor"red})</text:p>
            <text:p/>
            <text:p>HMI→SDL: SUCCESS:RC.SetInteriorVehicleData("moduleType":"LIGHT", lightControlData":{"SRGBColor":red})</text:p>
            <text:p/>
            <text:p>SDL→App: SUCCESS:SetInteriorVehicleData("moduleType":"LIGHT", lightControlData":{"SRGBColor":red})</text:p>
            <text:p/>
            <text:p>On HMI were changed "SRGBColor" to red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39" calcext:value-type="float">
            <text:p>39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SRGBColor" <text:span text:style-name="T3">: 'checked', green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SRGBColor":green)</text:p>
            <text:p/>
            <text:p>SDL→HMI:RC.SetInteriorVehicleData("moduleType":"LIGHT", lightControlData":{"SRGBColor"green})</text:p>
            <text:p/>
            <text:p>HMI→SDL: SUCCESS:RC.SetInteriorVehicleData("moduleType":"LIGHT", lightControlData":{"SRGBColor":green})</text:p>
            <text:p/>
            <text:p>SDL→App: SUCCESS:SetInteriorVehicleData("moduleType":"LIGHT", lightControlData":{"SRGBColor":green})</text:p>
            <text:p/>
            <text:p>On HMI were changed "SRGBColor" to green</text:p>
          </table:table-cell>
          <table:table-cell table:style-name="ce27"/>
          <table:table-cell table:number-columns-repeated="1020"/>
        </table:table-row>
        <table:table-row table:style-name="ro19"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<text:span text:style-name="T16">On mobile device send - 'SetInteriorVehicleData’ RPC with moduleType= ‘</text:span><text:span text:style-name="T17">LIGHT</text:span>’</text:p>
            <text:p>Subscribe: 'checked', <text:span text:style-name="T3">'OFF</text:span>'</text:p>
            <text:p/>
            <text:p>LightConrolData: <text:span text:style-name="T3">'checked'</text:span></text:p>
            <text:p/>
            <text:p/>
            <text:p>Change</text:p>
            <text:p>"SRGBColor" <text:span text:style-name="T3">: 'checked', blue</text:span></text:p>
            <text:p/>
          </table:table-cell>
          <table:table-cell table:style-name="ce13" office:value-type="string" calcext:value-type="string">
            <text:p>SetInteriorVehicleData finished with SUCCESS:</text:p>
            <text:p>App→SDL: SetInteriorVehicleData("moduleType":"LIGHT", lightControlData":{SRGBColor":blue)</text:p>
            <text:p/>
            <text:p>SDL→HMI:RC.SetInteriorVehicleData("moduleType":"LIGHT", lightControlData":{"SRGBColor"blue})</text:p>
            <text:p/>
            <text:p>HMI→SDL: SUCCESS:RC.SetInteriorVehicleData("moduleType":"LIGHT", lightControlData":{"SRGBColor":blue})</text:p>
            <text:p/>
            <text:p>SDL→App: SUCCESS:SetInteriorVehicleData("moduleType":"LIGHT", lightControlData":{"SRGBColor":blue})</text:p>
            <text:p/>
            <text:p>On HMI were changed "SRGBColor" to blue</text:p>
          </table:table-cell>
          <table:table-cell table:style-name="ce27"/>
          <table:table-cell table:number-columns-repeated="1020"/>
        </table:table-row>
        <table:table-row table:style-name="ro2">
          <table:table-cell table:style-name="ce7" office:value-type="string" calcext:value-type="string">
            <text:p>Test case:</text:p>
          </table:table-cell>
          <table:table-cell table:style-name="ce16" office:value-type="string" calcext:value-type="string" table:number-columns-spanned="2" table:number-rows-spanned="1">
            <text:p>SetInteriorVehicleData for HMI Settings module</text:p>
          </table:table-cell>
          <table:covered-table-cell/>
          <table:table-cell table:style-name="ce24"/>
          <table:table-cell table:number-columns-repeated="1020"/>
        </table:table-row>
        <table:table-row table:style-name="ro20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On mobile device send - 'SetInteriorVehicleData’ RPC with moduleType= ‘<text:span text:style-name="T2">HMI Settings</text:span>’</text:p>
            <text:p/>
            <text:p>HMI SettingsConrolData: <text:span text:style-name="T3">'checked'</text:span></text:p>
            <text:p/>
            <text:p>Change</text:p>
            <text:p>"DisplayMode" <text:span text:style-name="T3">: 'checked', DAY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/></text:p>
            <text:p><text:span text:style-name="T31">App→SDL: SetInteriorVehicleData("moduleType": "HMI Settings", HMISettingsControlData":{"DisplayMode": </text:span>DAY<text:span text:style-name="T31">})</text:span></text:p>
            <text:p/>
            <text:p><text:span text:style-name="T31">SDL→HMI: RC.SetInteriorVehicleData("moduleType": "HMI Settings", HMISettingsControlData":{"DisplayMode": </text:span>DAY<text:span text:style-name="T31">})</text:span></text:p>
            <text:p/>
            <text:p><text:span text:style-name="T31">HMI→SDL: SUCCESS:RC.SetInteriorVehicleData("moduleType": "HMI Settings", HMISettingsControlData":{"DisplayMode": </text:span>DAY<text:span text:style-name="T31">})</text:span></text:p>
            <text:p/>
            <text:p><text:span text:style-name="T31">SDL→App: SUCCESS:SetInteriorVehicleData("moduleType": "HMI Settings", HMISettingsControlData":{"DisplayMode": </text:span>DAY<text:span text:style-name="T31">})</text:span></text:p>
            <text:p/>
            <text:p><text:span text:style-name="T32">On HMI were changed "</text:span>DisplayMode<text:span text:style-name="T33">" to </text:span>DAY</text:p>
          </table:table-cell>
          <table:table-cell table:number-columns-repeated="1021"/>
        </table:table-row>
        <table:table-row table:style-name="ro21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On mobile device send - 'SetInteriorVehicleData’ RPC with moduleType= ‘<text:span text:style-name="T2">HMI Settings</text:span>’</text:p>
            <text:p/>
            <text:p>HMI SettingsConrolData: <text:span text:style-name="T3">'checked'</text:span></text:p>
            <text:p/>
            <text:p/>
            <text:p>Change</text:p>
            <text:p>"DistanceUnit" <text:span text:style-name="T3">: 'checked', MILES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/></text:p>
            <text:p><text:span text:style-name="T31">App→SDL: SetInteriorVehicleData("moduleType": "HMI Settings", HMISettingsControlData":{"DistanceUnit": </text:span>MILES<text:span text:style-name="T31">})</text:span></text:p>
            <text:p/>
            <text:p><text:span text:style-name="T31">SDL→HMI: RC.SetInteriorVehicleData("moduleType": "HMI Settings", HMISettingsControlData": {"DistanceUnit": </text:span>MILES<text:span text:style-name="T31">})</text:span></text:p>
            <text:p/>
            <text:p><text:span text:style-name="T31">HMI→SDL: SUCCESS:RC.SetInteriorVehicleData("moduleType": "HMI Settings", HMISettingsControlData": { "DistanceUnit":</text:span>MILES <text:span text:style-name="T31">})</text:span></text:p>
            <text:p/>
            <text:p><text:span text:style-name="T31">SDL→App: SUCCESS:SetInteriorVehicleData("moduleType": "HMI Settings", HMISettingsControlData":{"DistanceUnit": </text:span>MILES<text:span text:style-name="T31">})</text:span></text:p>
            <text:p/>
            <text:p><text:span text:style-name="T32">On HMI were changed "</text:span>DistanceUnit<text:span text:style-name="T33">" to </text:span>MILES</text:p>
          </table:table-cell>
          <table:table-cell table:style-name="ce26"/>
          <table:table-cell table:number-columns-repeated="1020"/>
        </table:table-row>
        <table:table-row table:style-name="ro21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On mobile device send - 'SetInteriorVehicleData’ RPC with moduleType= ‘<text:span text:style-name="T2">HMI Settings</text:span>’</text:p>
            <text:p/>
            <text:p>HMI SettingsConrolData: <text:span text:style-name="T3">'checked'</text:span></text:p>
            <text:p/>
            <text:p/>
            <text:p>Change</text:p>
            <text:p><text:span text:style-name="T18">"</text:span><text:span text:style-name="T19">T</text:span><text:span text:style-name="T20">emperature Unit</text:span><text:span text:style-name="T18">" </text:span><text:span text:style-name="T21">: 'checked', CELSIUS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/></text:p>
            <text:p><text:span text:style-name="T69">App→SDL: SetInteriorVehicleData("moduleType": "HMI Settings", HMISettingsControlData":{"T</text:span><text:span text:style-name="T70">emperature Unit</text:span><text:span text:style-name="T71">": </text:span><text:span text:style-name="T71">CELSIUS</text:span><text:span text:style-name="T71">})</text:span></text:p>
            <text:p/>
            <text:p><text:span text:style-name="T69">SDL→HMI: RC.SetInteriorVehicleData("moduleType": "HMI Settings", HMISettingsControlData": {"T</text:span><text:span text:style-name="T70">emperature Unit</text:span><text:span text:style-name="T72">": </text:span><text:span text:style-name="T72">CELSIUS</text:span><text:span text:style-name="T72">})</text:span></text:p>
            <text:p/>
            <text:p><text:span text:style-name="T73">HMI→SDL: SUCCESS:RC.SetInteriorVehicleData("moduleType": "HMI Settings", HMISettingsControlData": { "T</text:span><text:span text:style-name="T74">emperature Unit</text:span><text:span text:style-name="T75">":CELSIUS</text:span><text:span text:style-name="T24"> </text:span><text:span text:style-name="T76">})</text:span></text:p>
            <text:p/>
            <text:p><text:span text:style-name="T69">SDL→App: SUCCESS:SetInteriorVehicleData("moduleType": "HMI Settings", HMISettingsControlData":{"T</text:span><text:span text:style-name="T70">emperature Unit</text:span><text:span text:style-name="T72">": </text:span><text:span text:style-name="T72">CELSIUS</text:span><text:span text:style-name="T72">})</text:span></text:p>
            <text:p/>
            <text:p><text:span text:style-name="T77">On HMI were changed "T</text:span><text:span text:style-name="T78">emperature Unit</text:span><text:span text:style-name="T79">" to CELSIUS</text:span></text:p>
          </table:table-cell>
          <table:table-cell table:style-name="ce26"/>
          <table:table-cell table:number-columns-repeated="1020"/>
        </table:table-row>
        <table:table-row table:style-name="ro21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On mobile device send - 'SetInteriorVehicleData’ RPC with moduleType= ‘<text:span text:style-name="T2">HMI Settings</text:span>’</text:p>
            <text:p>Subscribe: 'checked', <text:span text:style-name="T3">'OFF</text:span>'</text:p>
            <text:p/>
            <text:p>HMI SettingsConrolData: <text:span text:style-name="T3">'checked'</text:span></text:p>
            <text:p/>
            <text:p/>
            <text:p>Change</text:p>
            <text:p>"DisplayMode" <text:span text:style-name="T3">: 'checked', NIGHT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>App→SDL: SetInteriorVehicleData("moduleType": "HMI Settings", HMISettingsControlData": {"DisplayMode": </text:span>NIGHT<text:span text:style-name="T31">})</text:span></text:p>
            <text:p/>
            <text:p><text:span text:style-name="T31">SDL→HMI:RC.SetInteriorVehicleData("moduleType": "HMI Settings", HMISettingsControlData": {"DisplayMode": </text:span>NIGHT<text:span text:style-name="T31">})</text:span></text:p>
            <text:p/>
            <text:p><text:span text:style-name="T31">HMI→SDL: SUCCESS:RC.SetInteriorVehicleData("moduleType": "HMI Settings", HMISettingsControlData": {"DisplayMode": </text:span>NIGHT<text:span text:style-name="T31">})</text:span></text:p>
            <text:p/>
            <text:p><text:span text:style-name="T31">SDL→App: SUCCESS:SetInteriorVehicleData("moduleType": "HMI Settings", HMISettingsControlData": {"DisplayMode": </text:span>NIGHT<text:span text:style-name="T31">})</text:span></text:p>
            <text:p/>
            <text:p><text:span text:style-name="T32">On HMI were changed "</text:span>DisplayMode<text:span text:style-name="T33">" to </text:span>NIGHT</text:p>
          </table:table-cell>
          <table:table-cell table:style-name="ce26"/>
          <table:table-cell table:number-columns-repeated="1020"/>
        </table:table-row>
        <table:table-row table:style-name="ro21"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On mobile device send - 'SetInteriorVehicleData’ RPC with moduleType= ‘<text:span text:style-name="T2">HMI Settings</text:span>’</text:p>
            <text:p/>
            <text:p>HMI SettingsConrolData: <text:span text:style-name="T3">'checked'</text:span></text:p>
            <text:p/>
            <text:p/>
            <text:p>Change</text:p>
            <text:p>"DistanceUnit" <text:span text:style-name="T3">: 'checked', </text:span><text:span text:style-name="T22">KILOMETERS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/></text:p>
            <text:p><text:span text:style-name="T31">App→SDL: SetInteriorVehicleData("moduleType": "HMI Settings", HMISettingsControlData":{"DistanceUnit": </text:span><text:span text:style-name="T80">KILOMETERS</text:span><text:span text:style-name="T31">})</text:span></text:p>
            <text:p/>
            <text:p><text:span text:style-name="T31">SDL→HMI: RC.SetInteriorVehicleData("moduleType": "HMI Settings", HMISettingsControlData": {"DistanceUnit": </text:span><text:span text:style-name="T80">KILOMETERS</text:span><text:span text:style-name="T31">})</text:span></text:p>
            <text:p/>
            <text:p><text:span text:style-name="T81">HMI→SDL: SUCCESS:RC.SetInteriorVehicleData("moduleType": "HMI Settings", HMISettingsControlData": { "DistanceUnit":</text:span><text:span text:style-name="T82">KILOMETERS</text:span><text:span text:style-name="T18"> </text:span><text:span text:style-name="T83">})</text:span></text:p>
            <text:p/>
            <text:p><text:span text:style-name="T31">SDL→App: SUCCESS:SetInteriorVehicleData("moduleType": "HMI Settings", HMISettingsControlData":{"DistanceUnit": </text:span><text:span text:style-name="T80">KILOMETERS</text:span><text:span text:style-name="T31">})</text:span></text:p>
            <text:p/>
            <text:p><text:span text:style-name="T32">On HMI were changed "</text:span>DistanceUnit<text:span text:style-name="T33">" to </text:span><text:span text:style-name="T84">KILOMETERS</text:span></text:p>
          </table:table-cell>
          <table:table-cell table:style-name="ce26"/>
          <table:table-cell table:number-columns-repeated="1020"/>
        </table:table-row>
        <table:table-row table:style-name="ro21"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On mobile device send - 'SetInteriorVehicleData’ RPC with moduleType= ‘<text:span text:style-name="T2">HMI Settings</text:span>’</text:p>
            <text:p/>
            <text:p>HMI SettingsConrolData: <text:span text:style-name="T3">'checked'</text:span></text:p>
            <text:p/>
            <text:p/>
            <text:p>Change</text:p>
            <text:p><text:span text:style-name="T18">"</text:span><text:span text:style-name="T19">T</text:span><text:span text:style-name="T20">emperature Unit</text:span><text:span text:style-name="T18">" </text:span><text:span text:style-name="T21">: 'checked', </text:span><text:span text:style-name="T23">KELVIN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/></text:p>
            <text:p><text:span text:style-name="T85">App→SDL: SetInteriorVehicleData("moduleType": "HMI Settings", HMISettingsControlData":{"T</text:span><text:span text:style-name="T86">emperature Unit</text:span><text:span text:style-name="T87">": </text:span><text:span text:style-name="T88">KELVIN</text:span><text:span text:style-name="T87">})</text:span></text:p>
            <text:p/>
            <text:p><text:span text:style-name="T89">SDL→HMI: RC.SetInteriorVehicleData("moduleType": "HMI Settings", HMISettingsControlData": {"T</text:span><text:span text:style-name="T90">emperature Unit</text:span><text:span text:style-name="T91">": </text:span><text:span text:style-name="T92">KELVIN</text:span><text:span text:style-name="T91">})</text:span></text:p>
            <text:p/>
            <text:p><text:span text:style-name="T93">HMI→SDL: SUCCESS:RC.SetInteriorVehicleData("moduleType": "HMI Settings", HMISettingsControlData": { "T</text:span><text:span text:style-name="T94">emperature Unit</text:span><text:span text:style-name="T95">": </text:span><text:span text:style-name="T96">KELVIN</text:span><text:span text:style-name="T18"> </text:span><text:span text:style-name="T76">})</text:span></text:p>
            <text:p/>
            <text:p><text:span text:style-name="T89">SDL→App: SUCCESS:SetInteriorVehicleData("moduleType": "HMI Settings", HMISettingsControlData":{"T</text:span><text:span text:style-name="T90">emperature Unit</text:span><text:span text:style-name="T91">": </text:span><text:span text:style-name="T92">KELVIN</text:span><text:span text:style-name="T91">})</text:span></text:p>
            <text:p/>
            <text:p><text:span text:style-name="T77">On HMI were changed "T</text:span><text:span text:style-name="T78">emperature Unit</text:span><text:span text:style-name="T79">" to </text:span><text:span text:style-name="T97">KELVIN</text:span></text:p>
          </table:table-cell>
          <table:table-cell table:style-name="ce26"/>
          <table:table-cell table:number-columns-repeated="1020"/>
        </table:table-row>
        <table:table-row table:style-name="ro21"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On mobile device send - 'SetInteriorVehicleData’ RPC with moduleType= ‘<text:span text:style-name="T2">HMI Settings</text:span>’</text:p>
            <text:p>Subscribe: 'checked', <text:span text:style-name="T3">'OFF</text:span>'</text:p>
            <text:p/>
            <text:p>HMI SettingsConrolData: <text:span text:style-name="T3">'checked'</text:span></text:p>
            <text:p/>
            <text:p/>
            <text:p>Change</text:p>
            <text:p>"DisplayMode" <text:span text:style-name="T3">: 'checked', AUTO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98">App→SDL: SetInteriorVehicleData("moduleType": "HMI Settings", HMISettingsControlData": {"DisplayMode": </text:span><text:span text:style-name="T99"> AUTO</text:span><text:span text:style-name="T100">})</text:span></text:p>
            <text:p/>
            <text:p><text:span text:style-name="T98">SDL→HMI:RC.SetInteriorVehicleData("moduleType": "HMI Settings", HMISettingsControlData": {"DisplayMode": </text:span><text:span text:style-name="T99"> AUTO</text:span><text:span text:style-name="T100">})</text:span></text:p>
            <text:p/>
            <text:p><text:span text:style-name="T98">HMI→SDL: SUCCESS:RC.SetInteriorVehicleData("moduleType": "HMI Settings", HMISettingsControlData": {"DisplayMode": </text:span><text:span text:style-name="T99"> AUTO</text:span><text:span text:style-name="T100">})</text:span></text:p>
            <text:p/>
            <text:p><text:span text:style-name="T98">SDL→App: SUCCESS:SetInteriorVehicleData("moduleType": "HMI Settings", HMISettingsControlData": {"DisplayMode": </text:span><text:span text:style-name="T99"> AUTO</text:span><text:span text:style-name="T100">})</text:span></text:p>
            <text:p/>
            <text:p><text:span text:style-name="T40">On HMI were changed "</text:span>DisplayMode<text:span text:style-name="T101">" to </text:span><text:span text:style-name="T102"> AUTO</text:span></text:p>
          </table:table-cell>
          <table:table-cell table:style-name="ce26"/>
          <table:table-cell table:number-columns-repeated="1020"/>
        </table:table-row>
        <table:table-row table:style-name="ro21">
          <table:table-cell table:style-name="ce5" office:value-type="float" office:value="8" calcext:value-type="float">
            <text:p>8</text:p>
          </table:table-cell>
          <table:table-cell table:style-name="ce13" office:value-type="string" calcext:value-type="string">
            <text:p>On mobile device send - 'SetInteriorVehicleData’ RPC with moduleType= ‘<text:span text:style-name="T2">HMI Settings</text:span>’</text:p>
            <text:p/>
            <text:p>HMI SettingsConrolData: <text:span text:style-name="T3">'checked'</text:span></text:p>
            <text:p/>
            <text:p/>
            <text:p>Change</text:p>
            <text:p>"DistanceUnit" <text:span text:style-name="T3">: 'checked', </text:span><text:span text:style-name="T22">KILOMETERS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/></text:p>
            <text:p><text:span text:style-name="T31">App→SDL: SetInteriorVehicleData("moduleType": "HMI Settings", HMISettingsControlData":{"DistanceUnit": </text:span><text:span text:style-name="T80">KILOMETERS</text:span><text:span text:style-name="T31">})</text:span></text:p>
            <text:p/>
            <text:p><text:span text:style-name="T31">SDL→HMI: RC.SetInteriorVehicleData("moduleType": "HMI Settings", HMISettingsControlData": {"DistanceUnit": </text:span><text:span text:style-name="T80">KILOMETERS</text:span><text:span text:style-name="T31">})</text:span></text:p>
            <text:p/>
            <text:p><text:span text:style-name="T81">HMI→SDL: SUCCESS:RC.SetInteriorVehicleData("moduleType": "HMI Settings", HMISettingsControlData": { "DistanceUnit":</text:span><text:span text:style-name="T82">KILOMETERS</text:span><text:span text:style-name="T18"> </text:span><text:span text:style-name="T83">})</text:span></text:p>
            <text:p/>
            <text:p><text:span text:style-name="T31">SDL→App: SUCCESS:SetInteriorVehicleData("moduleType": "HMI Settings", HMISettingsControlData":{"DistanceUnit": </text:span><text:span text:style-name="T80">KILOMETERS</text:span><text:span text:style-name="T31">})</text:span></text:p>
            <text:p/>
            <text:p><text:span text:style-name="T32">On HMI were changed "</text:span>DistanceUnit<text:span text:style-name="T33">" to </text:span><text:span text:style-name="T84">KILOMETERS</text:span></text:p>
          </table:table-cell>
          <table:table-cell table:style-name="ce26"/>
          <table:table-cell table:number-columns-repeated="1020"/>
        </table:table-row>
        <table:table-row table:style-name="ro21"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On mobile device send - 'SetInteriorVehicleData’ RPC with moduleType= ‘<text:span text:style-name="T2">HMI Settings</text:span>’</text:p>
            <text:p/>
            <text:p>HMI SettingsConrolData: <text:span text:style-name="T3">'checked'</text:span></text:p>
            <text:p/>
            <text:p/>
            <text:p>Change</text:p>
            <text:p><text:span text:style-name="T24">"</text:span><text:span text:style-name="T25">T</text:span><text:span text:style-name="T26">emperature Unit</text:span><text:span text:style-name="T18">" </text:span><text:span text:style-name="T27">: 'checked', </text:span><text:span text:style-name="T28">FAHRENHEIT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/></text:p>
            <text:p><text:span text:style-name="T103">App→SDL: SetInteriorVehicleData("moduleType": "HMI Settings", HMISettingsControlData":{"T</text:span><text:span text:style-name="T104">emperature Unit</text:span><text:span text:style-name="T105">": </text:span><text:span text:style-name="T106">FAHRENHEIT</text:span><text:span text:style-name="T105">})</text:span></text:p>
            <text:p/>
            <text:p><text:span text:style-name="T107">SDL→HMI: RC.SetInteriorVehicleData("moduleType": "HMI Settings", HMISettingsControlData": {"T</text:span><text:span text:style-name="T108">emperature Unit</text:span><text:span text:style-name="T109">": </text:span><text:span text:style-name="T110">FAHRENHEIT</text:span><text:span text:style-name="T109">})</text:span></text:p>
            <text:p/>
            <text:p><text:span text:style-name="T111">HMI→SDL: SUCCESS:RC.SetInteriorVehicleData("moduleType": "HMI Settings", HMISettingsControlData": { "T</text:span><text:span text:style-name="T112">emperature Unit</text:span><text:span text:style-name="T113">": </text:span><text:span text:style-name="T114">FAHRENHEIT</text:span><text:span text:style-name="T18"> </text:span><text:span text:style-name="T115">})</text:span></text:p>
            <text:p/>
            <text:p><text:span text:style-name="T107">SDL→App: SUCCESS:SetInteriorVehicleData("moduleType": "HMI Settings", HMISettingsControlData":{"T</text:span><text:span text:style-name="T108">emperature Unit</text:span><text:span text:style-name="T109">": </text:span><text:span text:style-name="T110">FAHRENHEIT</text:span><text:span text:style-name="T109">})</text:span></text:p>
            <text:p/>
            <text:p><text:span text:style-name="T116">On HMI were changed "T</text:span><text:span text:style-name="T117">emperature Unit</text:span><text:span text:style-name="T118">" to </text:span><text:span text:style-name="T119">FAHRENHEIT</text:span></text:p>
          </table:table-cell>
          <table:table-cell table:style-name="ce26"/>
          <table:table-cell table:number-columns-repeated="1020"/>
        </table:table-row>
        <table:table-row table:style-name="ro15">
          <table:table-cell table:style-name="ce8" office:value-type="string" calcext:value-type="string">
            <text:p>Test case:</text:p>
          </table:table-cell>
          <table:table-cell table:style-name="ce17" office:value-type="string" calcext:value-type="string" table:number-columns-spanned="2" table:number-rows-spanned="1">
            <text:p>SetInteriorVehicleData with </text:p>
            <text:p> just read-only parameters in "radioControlData" and RADIO module</text:p>
          </table:table-cell>
          <table:covered-table-cell table:style-name="ce17"/>
          <table:table-cell table:style-name="ce28"/>
          <table:table-cell table:style-name="ce29" table:number-columns-repeated="19"/>
          <table:table-cell table:style-name="Default" table:number-columns-repeated="1001"/>
        </table:table-row>
        <table:table-row table:style-name="ro2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On mobile device send - 'SetInteriorVehicleData’ RPC with moduleType= ‘<text:span text:style-name="T2">RADIO</text:span>’</text:p>
            <text:p/>
            <text:p>radioConrolData: <text:span text:style-name="T3">'checked'</text:span></text:p>
            <text:p/>
            <text:p>Change</text:p>
            <text:p>"SisData" <text:span text:style-name="T4">: 'checked', stationShortName</text:span></text:p>
            <text:p/>
          </table:table-cell>
          <table:table-cell table:style-name="ce13" office:value-type="string" calcext:value-type="string">
            <text:p><text:span text:style-name="T120">SetInteriorVehicleData finished with </text:span><text:span text:style-name="T121">READ_ONLY, success: false. </text:span></text:p>
            <text:p><text:span text:style-name="T121"/></text:p>
            <text:p><text:span text:style-name="T122"> App→SDL: SetInteriorVehicleData("moduleType":"</text:span><text:span text:style-name="T123">RADIO</text:span><text:span text:style-name="T124">", radioControlData":{"SisData" : </text:span><text:span text:style-name="T125">stationShortName</text:span><text:span text:style-name="T124">})</text:span></text:p>
            <text:p><text:span text:style-name="T7"/></text:p>
            <text:p><text:span text:style-name="T126">SDL→App: READ_ONLY:SetInteriorVehicleData("moduleType":</text:span><text:span text:style-name="T127">"RADIO"</text:span><text:span text:style-name="T128">, radioControlData":{"SisData" : </text:span><text:span text:style-name="T129">stationShortName</text:span><text:span text:style-name="T128">})</text:span></text:p>
            <text:p><text:span text:style-name="T7"/></text:p>
            <text:p><text:span text:style-name="T7">On HMI there is no changes.</text:span></text:p>
            <text:p><text:span text:style-name="T57"/></text:p>
          </table:table-cell>
          <table:table-cell table:style-name="ce26"/>
          <table:table-cell table:number-columns-repeated="1020"/>
        </table:table-row>
        <table:table-row table:style-name="ro22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On mobile device send - 'SetInteriorVehicleData’ RPC with moduleType= ‘<text:span text:style-name="T2">RADIO</text:span>’</text:p>
            <text:p/>
            <text:p>radioConrolData: <text:span text:style-name="T3">'checked'</text:span></text:p>
            <text:p/>
            <text:p>Change</text:p>
            <text:p>"SisData" <text:span text:style-name="T4">: 'checked', stationIDNumber</text:span></text:p>
            <text:p/>
          </table:table-cell>
          <table:table-cell table:style-name="ce13" office:value-type="string" calcext:value-type="string">
            <text:p><text:span text:style-name="T120">SetInteriorVehicleData finished with </text:span><text:span text:style-name="T121">READ_ONLY, success: false. </text:span></text:p>
            <text:p><text:span text:style-name="T121"/></text:p>
            <text:p><text:span text:style-name="T130"> App→SDL: SetInteriorVehicleData("moduleType":"</text:span><text:span text:style-name="T131">RADIO</text:span><text:span text:style-name="T132">", radioControlData":{"SisData" : </text:span><text:span text:style-name="T133">stationIDNumber</text:span><text:span text:style-name="T132">})</text:span></text:p>
            <text:p><text:span text:style-name="T7"/></text:p>
            <text:p><text:span text:style-name="T134">SDL→App: READ_ONLY:SetInteriorVehicleData("moduleType":</text:span><text:span text:style-name="T135">"RADIO"</text:span><text:span text:style-name="T136">, radioControlData":{"SisData" : </text:span><text:span text:style-name="T137">stationIDNumber</text:span><text:span text:style-name="T136">})</text:span></text:p>
            <text:p><text:span text:style-name="T7"/></text:p>
            <text:p><text:span text:style-name="T7">On HMI there is no changes.</text:span></text:p>
            <text:p><text:span text:style-name="T57"/></text:p>
          </table:table-cell>
          <table:table-cell table:style-name="ce26"/>
          <table:table-cell table:number-columns-repeated="1020"/>
        </table:table-row>
        <table:table-row table:style-name="ro22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On mobile device send - 'SetInteriorVehicleData’ RPC with moduleType= ‘<text:span text:style-name="T2">RADIO</text:span>’</text:p>
            <text:p/>
            <text:p>radioConrolData: <text:span text:style-name="T3">'checked'</text:span></text:p>
            <text:p/>
            <text:p>Change</text:p>
            <text:p>"SisData" <text:span text:style-name="T4">: 'checked', stationLongName</text:span></text:p>
            <text:p/>
          </table:table-cell>
          <table:table-cell table:style-name="ce13" office:value-type="string" calcext:value-type="string">
            <text:p><text:span text:style-name="T120">SetInteriorVehicleData finished with </text:span><text:span text:style-name="T121">READ_ONLY, success: false. </text:span></text:p>
            <text:p><text:span text:style-name="T121"/></text:p>
            <text:p><text:span text:style-name="T138"> App→SDL: SetInteriorVehicleData("moduleType":"</text:span><text:span text:style-name="T139">RADIO</text:span><text:span text:style-name="T140">", radioControlData":{"SisData" : </text:span><text:span text:style-name="T141">stationLongName</text:span><text:span text:style-name="T140">})</text:span></text:p>
            <text:p><text:span text:style-name="T7"/></text:p>
            <text:p><text:span text:style-name="T142">SDL→App: READ_ONLY:SetInteriorVehicleData("moduleType":</text:span><text:span text:style-name="T143">"RADIO"</text:span><text:span text:style-name="T144">, radioControlData":{"SisData" : </text:span><text:span text:style-name="T145">stationLongName</text:span><text:span text:style-name="T144">})</text:span></text:p>
            <text:p><text:span text:style-name="T7"/></text:p>
            <text:p><text:span text:style-name="T7">On HMI there is no changes.</text:span></text:p>
            <text:p><text:span text:style-name="T57"/></text:p>
          </table:table-cell>
          <table:table-cell table:style-name="ce26"/>
          <table:table-cell table:number-columns-repeated="1020"/>
        </table:table-row>
        <table:table-row table:style-name="ro22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On mobile device send - 'SetInteriorVehicleData’ RPC with moduleType= ‘<text:span text:style-name="T2">RADIO</text:span>’</text:p>
            <text:p/>
            <text:p>radioConrolData: <text:span text:style-name="T3">'checked'</text:span></text:p>
            <text:p/>
            <text:p>Change</text:p>
            <text:p>"SisData" <text:span text:style-name="T4">: 'checked', stationLocation</text:span></text:p>
            <text:p/>
          </table:table-cell>
          <table:table-cell table:style-name="ce13" office:value-type="string" calcext:value-type="string">
            <text:p><text:span text:style-name="T120">SetInteriorVehicleData finished with </text:span><text:span text:style-name="T121">READ_ONLY, success: false. </text:span></text:p>
            <text:p><text:span text:style-name="T121"/></text:p>
            <text:p><text:span text:style-name="T146"> App→SDL: SetInteriorVehicleData("moduleType":"</text:span><text:span text:style-name="T147">RADIO</text:span><text:span text:style-name="T148">", radioControlData":{"SisData" : </text:span><text:span text:style-name="T149">stationLocation</text:span><text:span text:style-name="T148">})</text:span></text:p>
            <text:p><text:span text:style-name="T7"/></text:p>
            <text:p><text:span text:style-name="T150">SDL→App: READ_ONLY:SetInteriorVehicleData("moduleType":</text:span><text:span text:style-name="T151">"RADIO"</text:span><text:span text:style-name="T152">, radioControlData":{"SisData" : </text:span><text:span text:style-name="T153">stationLocation</text:span><text:span text:style-name="T152">})</text:span></text:p>
            <text:p><text:span text:style-name="T7"/></text:p>
            <text:p><text:span text:style-name="T7">On HMI there is no changes.</text:span></text:p>
            <text:p><text:span text:style-name="T57"/></text:p>
          </table:table-cell>
          <table:table-cell table:style-name="ce26"/>
          <table:table-cell table:number-columns-repeated="1020"/>
        </table:table-row>
        <table:table-row table:style-name="ro22"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On mobile device send - 'SetInteriorVehicleData’ RPC with moduleType= ‘<text:span text:style-name="T2">RADIO</text:span>’</text:p>
            <text:p/>
            <text:p>radioConrolData: <text:span text:style-name="T3">'checked'</text:span></text:p>
            <text:p/>
            <text:p>Change</text:p>
            <text:p>"SisData" <text:span text:style-name="T4">: 'checked', stationMessage</text:span></text:p>
            <text:p/>
          </table:table-cell>
          <table:table-cell table:style-name="ce13" office:value-type="string" calcext:value-type="string">
            <text:p><text:span text:style-name="T120">SetInteriorVehicleData finished with </text:span><text:span text:style-name="T121">READ_ONLY, success: false. </text:span></text:p>
            <text:p><text:span text:style-name="T121"/></text:p>
            <text:p><text:span text:style-name="T154"> App→SDL: SetInteriorVehicleData("moduleType":"</text:span><text:span text:style-name="T155">RADIO</text:span><text:span text:style-name="T156">", radioControlData":{"SisData" : </text:span><text:span text:style-name="T157">stationMessage</text:span><text:span text:style-name="T156">})</text:span></text:p>
            <text:p><text:span text:style-name="T7"/></text:p>
            <text:p><text:span text:style-name="T158">SDL→App: READ_ONLY:SetInteriorVehicleData("moduleType":</text:span><text:span text:style-name="T159">"RADIO"</text:span><text:span text:style-name="T160">, radioControlData":{"SisData" : </text:span><text:span text:style-name="T161">stationMessage</text:span><text:span text:style-name="T160">})</text:span></text:p>
            <text:p><text:span text:style-name="T7"/></text:p>
            <text:p><text:span text:style-name="T7">On HMI there is no changes.</text:span></text:p>
            <text:p><text:span text:style-name="T57"/>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7" office:value-type="string" calcext:value-type="string">
            <text:p>Test case:</text:p>
          </table:table-cell>
          <table:table-cell table:style-name="ce16" office:value-type="string" calcext:value-type="string" table:number-columns-spanned="2" table:number-rows-spanned="1">
            <text:p>SetInteriorVehicleData for RADIO module</text:p>
          </table:table-cell>
          <table:covered-table-cell/>
          <table:table-cell table:style-name="ce24"/>
          <table:table-cell table:number-columns-repeated="1020"/>
        </table:table-row>
        <table:table-row table:style-name="ro22"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>
            <text:p>On mobile device send - 'SetInteriorVehicleData’ RPC with moduleType= ‘<text:span text:style-name="T2">RADIO</text:span>’</text:p>
            <text:p/>
            <text:p>radioConrolData: <text:span text:style-name="T3">'checked'</text:span></text:p>
            <text:p/>
            <text:p>Change</text:p>
            <text:p>"StationIDNumber" <text:span text:style-name="T3">: 'checked', countryCode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/></text:p>
            <text:p><text:span text:style-name="T31">App→SDL: SetInteriorVehicleData("moduleType":"RADIO", radioControlData":{"StationIDNumber":</text:span>countryCode<text:span text:style-name="T31">})</text:span></text:p>
            <text:p/>
            <text:p><text:span text:style-name="T31">SDL→HMI:RC.SetInteriorVehicleData("moduleType":"RADIO", radioControlData":{"StationIDNumber":</text:span>countryCode<text:span text:style-name="T31">})</text:span></text:p>
            <text:p/>
            <text:p><text:span text:style-name="T31">HMI→SDL: SUCCESS:RC.SetInteriorVehicleData("moduleType":"RADIO", radioControlData":{"StationIDNumber":</text:span>countryCode<text:span text:style-name="T31">})</text:span></text:p>
            <text:p/>
            <text:p><text:span text:style-name="T31">SDL→App: SUCCESS:SetInteriorVehicleData("moduleType":"RADIO", radioControlData":{"StationIDNumber":</text:span>countryCode<text:span text:style-name="T31">})</text:span></text:p>
            <text:p/>
            <text:p><text:span text:style-name="T32">On HMI were changed "</text:span>StationIDNumber<text:span text:style-name="T33">" to </text:span>countryCode</text:p>
          </table:table-cell>
          <table:table-cell table:style-name="ce26"/>
          <table:table-cell table:number-columns-repeated="1020"/>
        </table:table-row>
        <table:table-row table:style-name="ro23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On mobile device send - 'SetInteriorVehicleData’ RPC with moduleType= ‘<text:span text:style-name="T2">RADIO</text:span>’</text:p>
            <text:p/>
            <text:p>radioConrolData: <text:span text:style-name="T3">'checked'</text:span></text:p>
            <text:p/>
            <text:p/>
            <text:p>Change</text:p>
            <text:p>"StationIDNumber" <text:span text:style-name="T3">: 'checked', fccFacilityId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>App→SDL: SetInteriorVehicleData("moduleType":"RADIO", radioControlData":{"StationIDNumber":</text:span>fccFacilityId<text:span text:style-name="T31">})</text:span></text:p>
            <text:p/>
            <text:p><text:span text:style-name="T31">SDL→HMI:RC.SetInteriorVehicleData("moduleType":"RADIO", radioControlData":{"StationIDNumber":</text:span>fccFacilityId<text:span text:style-name="T31">)</text:span></text:p>
            <text:p/>
            <text:p><text:span text:style-name="T31">HMI→SDL: SUCCESS:RC.SetInteriorVehicleData("moduleType":"RADIO", radioControlData":{"StationIDNumber":</text:span>fccFacilityId<text:span text:style-name="T31">})</text:span></text:p>
            <text:p/>
            <text:p><text:span text:style-name="T31">SDL→App: SUCCESS:SetInteriorVehicleData("moduleType":"RADIO", radioControlData":{"StationIDNumber":</text:span>fccFacilityId<text:span text:style-name="T31">)</text:span></text:p>
            <text:p/>
            <text:p><text:span text:style-name="T32">On HMI were changed "</text:span>StationIDNumber<text:span text:style-name="T33">" to </text:span>fccFacilityId</text:p>
          </table:table-cell>
          <table:table-cell table:style-name="ce26"/>
          <table:table-cell table:number-columns-repeated="1020"/>
        </table:table-row>
        <table:table-row table:style-name="ro23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On mobile device send - 'SetInteriorVehicleData’ RPC with moduleType= ‘<text:span text:style-name="T2">RADIO</text:span>’</text:p>
            <text:p/>
            <text:p/>
            <text:p>radioConrolData: <text:span text:style-name="T3">'checked'</text:span></text:p>
            <text:p/>
            <text:p/>
            <text:p>Change</text:p>
            <text:p>"GPSLocation" <text:span text:style-name="T3">: 'checked', longitudeDegrees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>App→SDL: SetInteriorVehicleData("moduleType":"RADIO", radioControlData":{"GPSLocation":</text:span>longitudeDegrees<text:span text:style-name="T31">})</text:span></text:p>
            <text:p/>
            <text:p><text:span text:style-name="T31">SDL→HMI:RC.SetInteriorVehicleData("moduleType":"RADIO", radioControlData":{"GPSLocation":</text:span>longitudeDegrees<text:span text:style-name="T31">)</text:span></text:p>
            <text:p/>
            <text:p><text:span text:style-name="T31">HMI→SDL: SUCCESS:RC.SetInteriorVehicleData("moduleType":"RADIO", radioControlData":{"GPSLocation":longitudeDegrees)</text:span></text:p>
            <text:p/>
            <text:p><text:span text:style-name="T31">SDL→App: SUCCESS:SetInteriorVehicleData("moduleType":"RADIO", radioControlData":{"GPSLocation":</text:span>longitudeDegrees<text:span text:style-name="T31">)</text:span></text:p>
            <text:p/>
            <text:p><text:span text:style-name="T32">On HMI were changed "</text:span>GPSLocation<text:span text:style-name="T33">" to </text:span>longitudeDegrees</text:p>
          </table:table-cell>
          <table:table-cell table:style-name="ce26"/>
          <table:table-cell table:number-columns-repeated="1020"/>
        </table:table-row>
        <table:table-row table:style-name="ro23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On mobile device send - 'SetInteriorVehicleData’ RPC with moduleType= ‘<text:span text:style-name="T2">RADIO</text:span>’</text:p>
            <text:p>Subscribe: 'checked', <text:span text:style-name="T3">'OFF</text:span>'</text:p>
            <text:p/>
            <text:p>radioConrolData: <text:span text:style-name="T3">'checked'</text:span></text:p>
            <text:p/>
            <text:p/>
            <text:p>Change</text:p>
            <text:p>"GPSLocation" <text:span text:style-name="T3">: 'checked', latitudeDegrees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>App→SDL: SetInteriorVehicleData("moduleType":"RADIO", radioControlData":{"GPSLocation":</text:span>latitudeDegrees<text:span text:style-name="T31">})</text:span></text:p>
            <text:p/>
            <text:p><text:span text:style-name="T31">SDL→HMI:RC.SetInteriorVehicleData("moduleType":"RADIO", radioControlData":{"GPSLocation":</text:span>latitudeDegrees<text:span text:style-name="T31">)</text:span></text:p>
            <text:p/>
            <text:p><text:span text:style-name="T31">HMI→SDL: SUCCESS:RC.SetInteriorVehicleData("moduleType":"RADIO", radioControlData":{"GPSLocation":latitudeDegrees)</text:span></text:p>
            <text:p/>
            <text:p><text:span text:style-name="T31">SDL→App: SUCCESS:SetInteriorVehicleData("moduleType":"RADIO", radioControlData":{"GPSLocation":</text:span>latitudeDegrees<text:span text:style-name="T31">)</text:span></text:p>
            <text:p/>
            <text:p><text:span text:style-name="T32">On HMI were changed "</text:span>GPSLocation<text:span text:style-name="T33">" to </text:span>latitudeDegrees</text:p>
          </table:table-cell>
          <table:table-cell table:style-name="ce26"/>
          <table:table-cell table:number-columns-repeated="1020"/>
        </table:table-row>
        <table:table-row table:style-name="ro23"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On mobile device send - 'SetInteriorVehicleData’ RPC with moduleType= ‘<text:span text:style-name="T2">RADIO</text:span>’</text:p>
            <text:p/>
            <text:p>radioConrolData: <text:span text:style-name="T3">'checked'</text:span></text:p>
            <text:p/>
            <text:p/>
            <text:p>Change</text:p>
            <text:p>"GPSLocation" <text:span text:style-name="T3">: 'checked', altitudeMeters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>App→SDL: SetInteriorVehicleData("moduleType":"RADIO", radioControlData":{"GPSLocation":</text:span>altitudeMeters<text:span text:style-name="T31">})</text:span></text:p>
            <text:p/>
            <text:p><text:span text:style-name="T31">SDL→HMI:RC.SetInteriorVehicleData("moduleType":"RADIO", radioControlData":{"GPSLocation":</text:span>altitudeMeters<text:span text:style-name="T31">)</text:span></text:p>
            <text:p/>
            <text:p><text:span text:style-name="T31">HMI→SDL: SUCCESS:RC.SetInteriorVehicleData("moduleType":"RADIO", radioControlData":{"GPSLocation":altitudeMeters)</text:span></text:p>
            <text:p/>
            <text:p><text:span text:style-name="T31">SDL→App: SUCCESS:SetInteriorVehicleData("moduleType":"RADIO", radioControlData":{"GPSLocation":</text:span>altitudeMeters<text:span text:style-name="T31">)</text:span></text:p>
            <text:p/>
            <text:p><text:span text:style-name="T32">On HMI were changed "</text:span>GPSLocation<text:span text:style-name="T33">" to </text:span>altitudeMeters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7" office:value-type="string" calcext:value-type="string">
            <text:p>Test case:</text:p>
          </table:table-cell>
          <table:table-cell table:style-name="ce16" office:value-type="string" calcext:value-type="string" table:number-columns-spanned="2" table:number-rows-spanned="1">
            <text:p>SetInteriorVehicleData for CLIMATE module</text:p>
          </table:table-cell>
          <table:covered-table-cell/>
          <table:table-cell table:style-name="ce24"/>
          <table:table-cell table:number-columns-repeated="1020"/>
        </table:table-row>
        <table:table-row table:style-name="ro24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On mobile device send - 'SetInteriorVehicleData’ RPC with moduleType= CLIMATE’</text:p>
            <text:p/>
            <text:p>climateConrolData: <text:span text:style-name="T3">'checked'</text:span></text:p>
            <text:p/>
            <text:p/>
            <text:p>Change</text:p>
            <text:p>"heatedSteeringWheelEnable" <text:span text:style-name="T3">: 'checked', turn on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/></text:p>
            <text:p><text:span text:style-name="T31">App→SDL: SetInteriorVehicleData("moduleType": "CLIMATE", climateControlData": {"heatedSteeringWheelEnable": </text:span>turn on<text:span text:style-name="T31">})</text:span></text:p>
            <text:p/>
            <text:p><text:span text:style-name="T31">SDL→HMI:RC.SetInteriorVehicleData("moduleType": "CLIMATE", climateControlData": {"heatedSteeringWheelEnable": </text:span>turn on<text:span text:style-name="T31">)</text:span></text:p>
            <text:p/>
            <text:p><text:span text:style-name="T31">HMI→SDL: SUCCESS:RC.SetInteriorVehicleData("moduleType": "CLIMATE", climateControlData": {"heatedSteeringWheelEnable": turn on)</text:span></text:p>
            <text:p/>
            <text:p><text:span text:style-name="T31">SDL→App: SUCCESS:SetInteriorVehicleData("moduleType": "CLIMATE", climateControlData": {"heatedSteeringWheelEnable": </text:span>turn on<text:span text:style-name="T31">)</text:span></text:p>
            <text:p/>
            <text:p><text:span text:style-name="T32">On HMI were changed "</text:span>heatedSteeringWheelEnable<text:span text:style-name="T33">" to </text:span>turn on</text:p>
          </table:table-cell>
          <table:table-cell table:style-name="ce26"/>
          <table:table-cell table:number-columns-repeated="1020"/>
        </table:table-row>
        <table:table-row table:style-name="ro25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On mobile device send - 'SetInteriorVehicleData’ RPC with moduleType= CLIMATE’</text:p>
            <text:p/>
            <text:p>climateConrolData: <text:span text:style-name="T3">'checked'</text:span></text:p>
            <text:p/>
            <text:p/>
            <text:p>Change</text:p>
            <text:p>"heatedSteeringWheelEnable" <text:span text:style-name="T3">: 'checked', turn off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/></text:p>
            <text:p><text:span text:style-name="T31">App→SDL: SetInteriorVehicleData("moduleType": "CLIMATE", climateControlData": {"heatedSteeringWheelEnable": </text:span>turn off<text:span text:style-name="T31">})</text:span></text:p>
            <text:p/>
            <text:p><text:span text:style-name="T31">SDL→HMI:RC.SetInteriorVehicleData("moduleType": "CLIMATE", climateControlData": {"heatedSteeringWheelEnable": </text:span>turn off<text:span text:style-name="T31">)</text:span></text:p>
            <text:p/>
            <text:p><text:span text:style-name="T31">HMI→SDL: SUCCESS:RC.SetInteriorVehicleData("moduleType": "CLIMATE", climateControlData": {"heatedSteeringWheelEnable": turn off)</text:span></text:p>
            <text:p/>
            <text:p><text:span text:style-name="T31">SDL→App: SUCCESS:SetInteriorVehicleData("moduleType": "CLIMATE", climateControlData":{"heatedSteeringWheelEnable": </text:span>turn off<text:span text:style-name="T31">)</text:span></text:p>
            <text:p/>
            <text:p><text:span text:style-name="T32">On HMI were changed "</text:span>heatedSteeringWheelEnable<text:span text:style-name="T33">" to </text:span>turn off</text:p>
          </table:table-cell>
          <table:table-cell table:style-name="ce26"/>
          <table:table-cell table:number-columns-repeated="1020"/>
        </table:table-row>
        <table:table-row table:style-name="ro23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On mobile device send - 'SetInteriorVehicleData’ RPC with moduleType= CLIMATE’</text:p>
            <text:p>Subscribe: 'checked', <text:span text:style-name="T3">'OFF</text:span>'</text:p>
            <text:p/>
            <text:p>climateConrolData: <text:span text:style-name="T3">'checked'</text:span></text:p>
            <text:p/>
            <text:p/>
            <text:p>Change</text:p>
            <text:p>"heatedWindshieldEnable" <text:span text:style-name="T3">: 'checked', enabled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>App→SDL: SetInteriorVehicleData("moduleType":"CLIMATE", climateControlData":{"heatedWindshieldEnable":</text:span>enabled<text:span text:style-name="T31">})</text:span></text:p>
            <text:p/>
            <text:p><text:span text:style-name="T31">SDL→HMI:RC.SetInteriorVehicleData("moduleType":"CLIMATE", climateControlData":{"heatedWindshieldEnable":</text:span> enabled<text:span text:style-name="T31">)</text:span></text:p>
            <text:p/>
            <text:p><text:span text:style-name="T31">HMI→SDL: SUCCESS:RC.SetInteriorVehicleData("moduleType":"CLIMATE", climateControlData":{"heatedWindshieldEnable": enabled)</text:span></text:p>
            <text:p/>
            <text:p><text:span text:style-name="T31">SDL→App: SUCCESS:SetInteriorVehicleData("moduleType":"CLIMATE", climateControlData":{"heatedWindshieldEnable":</text:span>enabled<text:span text:style-name="T31">)</text:span></text:p>
            <text:p/>
            <text:p><text:span text:style-name="T32">On HMI were changed "</text:span>heatedWindshieldEnable<text:span text:style-name="T33">" to </text:span>enabled</text:p>
          </table:table-cell>
          <table:table-cell table:style-name="ce26"/>
          <table:table-cell table:number-columns-repeated="1020"/>
        </table:table-row>
        <table:table-row table:style-name="ro23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On mobile device send - 'SetInteriorVehicleData’ RPC with moduleType= CLIMATE’</text:p>
            <text:p>Subscribe: 'checked', <text:span text:style-name="T3">'OFF</text:span>'</text:p>
            <text:p/>
            <text:p>climateConrolData: <text:span text:style-name="T3">'checked'</text:span></text:p>
            <text:p/>
            <text:p/>
            <text:p>Change</text:p>
            <text:p>"heatedWindshieldEnable" <text:span text:style-name="T3">: 'checked', disabled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>App→SDL: SetInteriorVehicleData("moduleType":"CLIMATE", climateControlData":{"heatedWindshieldEnable":</text:span> disabled<text:span text:style-name="T31">})</text:span></text:p>
            <text:p/>
            <text:p><text:span text:style-name="T31">SDL→HMI:RC.SetInteriorVehicleData("moduleType":"CLIMATE", climateControlData":{"heatedWindshieldEnable":</text:span> disabled<text:span text:style-name="T31">)</text:span></text:p>
            <text:p/>
            <text:p><text:span text:style-name="T31">HMI→SDL: SUCCESS:RC.SetInteriorVehicleData("moduleType":"CLIMATE", climateControlData":{"heatedWindshieldEnable": disenabled)</text:span></text:p>
            <text:p/>
            <text:p><text:span text:style-name="T31">SDL→App: SUCCESS:SetInteriorVehicleData("moduleType":"CLIMATE", climateControlData":{"heatedWindshieldEnable":</text:span>disabled<text:span text:style-name="T31">)</text:span></text:p>
            <text:p/>
            <text:p><text:span text:style-name="T32">On HMI were changed "</text:span>heatedWindshieldEnable<text:span text:style-name="T33">" to </text:span>disabled</text:p>
          </table:table-cell>
          <table:table-cell table:style-name="ce26"/>
          <table:table-cell table:number-columns-repeated="1020"/>
        </table:table-row>
        <table:table-row table:style-name="ro23"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On mobile device send - 'SetInteriorVehicleData’ RPC with moduleType= CLIMATE’</text:p>
            <text:p>Subscribe: 'checked', <text:span text:style-name="T3">'OFF</text:span>'</text:p>
            <text:p/>
            <text:p>climateConrolData: <text:span text:style-name="T3">'checked'</text:span></text:p>
            <text:p/>
            <text:p/>
            <text:p>Change</text:p>
            <text:p>"heatedRearWindowEnable" <text:span text:style-name="T3">: 'checked', enabled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>App→SDL: SetInteriorVehicleData("moduleType":"CLIMATE", climateControlData":{"heatedRearWindowEnable":</text:span> enabled<text:span text:style-name="T31">})</text:span></text:p>
            <text:p/>
            <text:p><text:span text:style-name="T31">SDL→HMI:RC.SetInteriorVehicleData("moduleType":"CLIMATE", climateControlData":{"heatedRearWindowEnable":</text:span>enabled<text:span text:style-name="T31">)</text:span></text:p>
            <text:p/>
            <text:p><text:span text:style-name="T31">HMI→SDL: SUCCESS:RC.SetInteriorVehicleData("moduleType":"CLIMATE", climateControlData":{"heatedRearWindowEnable":enabled)</text:span></text:p>
            <text:p/>
            <text:p><text:span text:style-name="T31">SDL→App: SUCCESS:SetInteriorVehicleData("moduleType":"CLIMATE", climateControlData":{"heatedRearWindowEnable":</text:span>enabled<text:span text:style-name="T31">)</text:span></text:p>
            <text:p/>
            <text:p><text:span text:style-name="T32">On HMI were changed "</text:span>heatedRearWindowEnable<text:span text:style-name="T33">" to </text:span>enabled</text:p>
          </table:table-cell>
          <table:table-cell table:style-name="ce26"/>
          <table:table-cell table:number-columns-repeated="1020"/>
        </table:table-row>
        <table:table-row table:style-name="ro23"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On mobile device send - 'SetInteriorVehicleData’ RPC with moduleType= CLIMATE’</text:p>
            <text:p>Subscribe: 'checked', <text:span text:style-name="T3">'OFF</text:span>'</text:p>
            <text:p/>
            <text:p>climateConrolData: <text:span text:style-name="T3">'checked'</text:span></text:p>
            <text:p/>
            <text:p/>
            <text:p>Change</text:p>
            <text:p>"heatedRearWindowEnable" <text:span text:style-name="T3">: 'checked', disenabled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>App→SDL: SetInteriorVehicleData("moduleType":"CLIMATE", climateControlData":{"heatedRearWindowEnable":</text:span> disenabled<text:span text:style-name="T31">})</text:span></text:p>
            <text:p/>
            <text:p><text:span text:style-name="T31">SDL→HMI:RC.SetInteriorVehicleData("moduleType":"CLIMATE", climateControlData":{"heatedRearWindowEnable": dis</text:span>enabled<text:span text:style-name="T31">)</text:span></text:p>
            <text:p/>
            <text:p><text:span text:style-name="T31">HMI→SDL: SUCCESS:RC.SetInteriorVehicleData("moduleType":"CLIMATE", climateControlData":{"heatedRearWindowEnable": disenabled)</text:span></text:p>
            <text:p/>
            <text:p><text:span text:style-name="T31">SDL→App: SUCCESS:SetInteriorVehicleData("moduleType":"CLIMATE", climateControlData":{"heatedRearWindowEnable": dis</text:span>enabled<text:span text:style-name="T31">)</text:span></text:p>
            <text:p/>
            <text:p><text:span text:style-name="T31">On HMI were changed "</text:span>heatedRearWindowEnable<text:span text:style-name="T31">" to dis</text:span>enabled</text:p>
          </table:table-cell>
          <table:table-cell table:style-name="ce26"/>
          <table:table-cell table:number-columns-repeated="1020"/>
        </table:table-row>
        <table:table-row table:style-name="ro23"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On mobile device send - 'SetInteriorVehicleData’ RPC with moduleType= CLIMATE’</text:p>
            <text:p>Subscribe: 'checked', <text:span text:style-name="T3">'OFF</text:span>'</text:p>
            <text:p/>
            <text:p>climateConrolData: <text:span text:style-name="T3">'checked'</text:span></text:p>
            <text:p/>
            <text:p/>
            <text:p>Change</text:p>
            <text:p>"heatedMirrorsEnable" <text:span text:style-name="T3">: 'checked', enabled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>App→SDL: SetInteriorVehicleData("moduleType":"CLIMATE", climateControlData":{"heatedMirrorsEnable":</text:span> enabled<text:span text:style-name="T31">})</text:span></text:p>
            <text:p/>
            <text:p><text:span text:style-name="T31">SDL→HMI:RC.SetInteriorVehicleData("moduleType":"CLIMATE", climateControlData":{"heatedMirrorsEnable":</text:span>enabled<text:span text:style-name="T31">)</text:span></text:p>
            <text:p/>
            <text:p><text:span text:style-name="T31">HMI→SDL: SUCCESS:RC.SetInteriorVehicleData("moduleType":"CLIMATE", climateControlData":{"heatedMirrorsEnable":enabled)</text:span></text:p>
            <text:p/>
            <text:p><text:span text:style-name="T31">SDL→App: SUCCESS:SetInteriorVehicleData("moduleType":"CLIMATE", climateControlData":{"heatedMirrorsEnable":</text:span>enabled<text:span text:style-name="T31">)</text:span></text:p>
            <text:p/>
            <text:p><text:span text:style-name="T32">On HMI were changed "</text:span>heatedMirrorsEnable<text:span text:style-name="T33">" to </text:span>enabled</text:p>
          </table:table-cell>
          <table:table-cell table:style-name="ce26"/>
          <table:table-cell table:number-columns-repeated="1020"/>
        </table:table-row>
        <table:table-row table:style-name="ro23">
          <table:table-cell table:style-name="ce5" office:value-type="float" office:value="8" calcext:value-type="float">
            <text:p>8</text:p>
          </table:table-cell>
          <table:table-cell table:style-name="ce13" office:value-type="string" calcext:value-type="string">
            <text:p>On mobile device send - 'SetInteriorVehicleData’ RPC with moduleType= CLIMATE’</text:p>
            <text:p>Subscribe: 'checked', <text:span text:style-name="T3">'OFF</text:span>'</text:p>
            <text:p/>
            <text:p>climateConrolData: <text:span text:style-name="T3">'checked'</text:span></text:p>
            <text:p/>
            <text:p/>
            <text:p>Change</text:p>
            <text:p>"heatedMirrorsEnable" <text:span text:style-name="T3">: 'checked', disenabled</text:span></text:p>
            <text:p/>
          </table:table-cell>
          <table:table-cell table:style-name="ce13" office:value-type="string" calcext:value-type="string">
            <text:p><text:span text:style-name="T31">SetInteriorVehicleData finished with SUCCESS:</text:span></text:p>
            <text:p><text:span text:style-name="T31">App→SDL: SetInteriorVehicleData("moduleType":"CLIMATE", climateControlData":{"heatedMirrorsEnable":</text:span> disenabled<text:span text:style-name="T31">})</text:span></text:p>
            <text:p/>
            <text:p><text:span text:style-name="T31">SDL→HMI:RC.SetInteriorVehicleData("moduleType":"CLIMATE", climateControlData":{"heatedMirrorsEnable": dis</text:span>enabled<text:span text:style-name="T31">)</text:span></text:p>
            <text:p/>
            <text:p><text:span text:style-name="T31">HMI→SDL: SUCCESS:RC.SetInteriorVehicleData("moduleType":"CLIMATE", climateControlData":{"heatedMirrorsEnable": disenabled)</text:span></text:p>
            <text:p/>
            <text:p><text:span text:style-name="T31">SDL→App: SUCCESS:SetInteriorVehicleData("moduleType":"CLIMATE", climateControlData":{"heatedMirrorsEnable": dis</text:span>enabled<text:span text:style-name="T31">)</text:span></text:p>
            <text:p/>
            <text:p><text:span text:style-name="T31">On HMI were changed "</text:span>heatedMirrorsEnable<text:span text:style-name="T31">" to dis</text:span>enabled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9" office:value-type="string" calcext:value-type="string">
            <text:p>Test case:</text:p>
          </table:table-cell>
          <table:table-cell table:style-name="ce19" office:value-type="string" calcext:value-type="string" table:number-columns-spanned="2" table:number-rows-spanned="1">
            <text:p>Shutdown (Ignition OFF)</text:p>
          </table:table-cell>
          <table:covered-table-cell/>
          <table:table-cell table:style-name="ce22"/>
          <table:table-cell table:number-columns-repeated="1020"/>
        </table:table-row>
        <table:table-row table:style-name="ro26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On HMI press "Exit Application" button, make sure, that from drop-down filter IGNITION_OFF reason is selected</text:p>
          </table:table-cell>
          <table:table-cell table:style-name="ce13" office:value-type="string" calcext:value-type="string">
            <text:p>HMI→SDL: BC.OnExitAllApplications(IGNITION_OFF)</text:p>
            <text:p>SDL→HMI: BC.OnSDLClose()</text:p>
            <text:p>SDL→App: OnAppInterfaceUnregistered()</text:p>
            <text:p>SDL stops working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9" office:value-type="string" calcext:value-type="string">
            <text:p>Test case:</text:p>
          </table:table-cell>
          <table:table-cell table:style-name="ce19" office:value-type="string" calcext:value-type="string" table:number-columns-spanned="2" table:number-rows-spanned="1">
            <text:p>Resumption (Ignition ON)</text:p>
          </table:table-cell>
          <table:covered-table-cell/>
          <table:table-cell table:style-name="ce22"/>
          <table:table-cell table:number-columns-repeated="1020"/>
        </table:table-row>
        <table:table-row table:style-name="ro27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tart SDL binary</text:p>
            <text:p>In case if USB transport is used, reconnect usb cable</text:p>
          </table:table-cell>
          <table:table-cell table:style-name="ce13" office:value-type="string" calcext:value-type="string">
            <text:p>SDL starts working</text:p>
            <text:p>App is registered:</text:p>
            <text:p>App→SDL: RegisterAppInterface()</text:p>
            <text:p>SDL→App: SUCCESS: RegisterAppInterface(). Resume succeeded.</text:p>
            <text:p>HMI level is restored:</text:p>
            <text:p>SDL→App: OnHMIStatus(FULL)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9" office:value-type="string" calcext:value-type="string">
            <text:p>Test case:</text:p>
          </table:table-cell>
          <table:table-cell table:style-name="ce19" office:value-type="string" calcext:value-type="string" table:number-columns-spanned="2" table:number-rows-spanned="1">
            <text:p>Shutdown (Master Reset)</text:p>
          </table:table-cell>
          <table:covered-table-cell/>
          <table:table-cell table:style-name="ce22"/>
          <table:table-cell table:number-columns-repeated="1020"/>
        </table:table-row>
        <table:table-row table:style-name="ro28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On HMI press "Exit Application" button, make sure, that from drop-down filter MASTER_RESET reason is selected</text:p>
          </table:table-cell>
          <table:table-cell table:style-name="ce13" office:value-type="string" calcext:value-type="string">
            <text:p>HMI→SDL: BC.OnExitAllApplications(MASTER_RESET)</text:p>
            <text:p>SDL→HMI: BC.OnSDLClose()</text:p>
            <text:p>SDL→App: OnAppInterfaceUnregistered()</text:p>
            <text:p>SDL clears all Apps folder, app_info.dat file and shut down</text:p>
            <text:p/>
          </table:table-cell>
          <table:table-cell table:style-name="ce23"/>
          <table:table-cell table:number-columns-repeated="1020"/>
        </table:table-row>
        <table:table-row table:style-name="ro29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tart SDL binary</text:p>
            <text:p>In case if USB transport is used, reconnect usb cable</text:p>
          </table:table-cell>
          <table:table-cell table:style-name="ce13" office:value-type="string" calcext:value-type="string">
            <text:p>SDL starts working</text:p>
            <text:p>No application registered</text:p>
            <text:p/>
            <text:p>Policy DB is clean and correspond to sdl_preloaded_pt.json</text:p>
          </table:table-cell>
          <table:table-cell table:style-name="ce23"/>
          <table:table-cell table:number-columns-repeated="1020"/>
        </table:table-row>
        <table:table-row table:style-name="ro2" table:number-rows-repeated="1048463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3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F" svg:font-family="" style:font-family-generic="roman"/>
    <style:font-face style:name="Arial1" svg:font-family="Arial" style:font-family-generic="swiss"/>
    <style:font-face style:name="Liberation Mono1" svg:font-family="'Liberation Mono', 'Courier New'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ans2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9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0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0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Галчена</meta:initial-creator>
    <meta:creation-date>2018-02-08T09:56:35Z</meta:creation-date>
    <dc:date>2018-02-09T16:25:30.325118346</dc:date>
    <meta:editing-cycles>3</meta:editing-cycles>
    <meta:editing-duration>PT27M58S</meta:editing-duration>
    <meta:document-statistic meta:table-count="1" meta:cell-count="311" meta:object-count="0"/>
  </office:meta>
</office:document-meta>
</file>